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4.4375in" fo:margin-left="0.2847in" table:align="left"/>
    </style:style>
    <style:style style:name="Table2.A" style:family="table-column">
      <style:table-column-properties style:column-width="0.625in"/>
    </style:style>
    <style:style style:name="Table2.B" style:family="table-column">
      <style:table-column-properties style:column-width="1.1882in"/>
    </style:style>
    <style:style style:name="Table2.C" style:family="table-column">
      <style:table-column-properties style:column-width="2.624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JLink_5f_Packet_5f_Format" style:display-name="PJLink_Packet_Format" style:family="table">
      <style:table-properties style:width="7.1903in" table:align="center"/>
    </style:style>
    <style:style style:name="PJLink_5f_Packet_5f_Format.A" style:display-name="PJLink_Packet_Format.A" style:family="table-column">
      <style:table-column-properties style:column-width="0.8257in"/>
    </style:style>
    <style:style style:name="PJLink_5f_Packet_5f_Format.C" style:display-name="PJLink_Packet_Format.C" style:family="table-column">
      <style:table-column-properties style:column-width="0.9118in"/>
    </style:style>
    <style:style style:name="PJLink_5f_Packet_5f_Format.D" style:display-name="PJLink_Packet_Format.D" style:family="table-column">
      <style:table-column-properties style:column-width="1.1882in"/>
    </style:style>
    <style:style style:name="PJLink_5f_Packet_5f_Format.E" style:display-name="PJLink_Packet_Format.E" style:family="table-column">
      <style:table-column-properties style:column-width="2.1958in"/>
    </style:style>
    <style:style style:name="PJLink_5f_Packet_5f_Format.F" style:display-name="PJLink_Packet_Format.F" style:family="table-column">
      <style:table-column-properties style:column-width="1.2431in"/>
    </style:style>
    <style:style style:name="PJLink_5f_Packet_5f_Format.A1" style:display-name="PJLink_Packet_Format.A1" style:family="table-cell">
      <style:table-cell-properties fo:padding="0.0382in" fo:border-left="0.05pt solid #000000" fo:border-right="none" fo:border-top="0.05pt solid #000000" fo:border-bottom="0.05pt solid #000000"/>
    </style:style>
    <style:style style:name="PJLink_5f_Packet_5f_Format.F1" style:display-name="PJLink_Packet_Format.F1" style:family="table-cell">
      <style:table-cell-properties fo:padding="0.0382in" fo:border="0.05pt solid #000000"/>
    </style:style>
    <style:style style:name="PJLink_5f_Packet_5f_Format.A2" style:display-name="PJLink_Packet_Format.A2" style:family="table-cell">
      <style:table-cell-properties fo:padding="0.0382in" fo:border-left="0.05pt solid #000000" fo:border-right="none" fo:border-top="none" fo:border-bottom="0.05pt solid #000000"/>
    </style:style>
    <style:style style:name="PJLink_5f_Packet_5f_Format.F2" style:display-name="PJLink_Packet_Format.F2" style:family="table-cell">
      <style:table-cell-properties fo:padding="0.0382in" fo:border-left="0.05pt solid #000000" fo:border-right="0.05pt solid #000000" fo:border-top="none" fo:border-bottom="0.05pt solid #000000"/>
    </style:style>
    <style:style style:name="Table4" style:family="table">
      <style:table-properties style:width="7.4375in" table:align="right"/>
    </style:style>
    <style:style style:name="Table4.A" style:family="table-column">
      <style:table-column-properties style:column-width="0.9375in"/>
    </style:style>
    <style:style style:name="Table4.B" style:family="table-column">
      <style:table-column-properties style:column-width="1in"/>
    </style:style>
    <style:style style:name="Table4.C" style:family="table-column">
      <style:table-column-properties style:column-width="1.25in"/>
    </style:style>
    <style:style style:name="Table4.E" style:family="table-column">
      <style:table-column-properties style:column-width="2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7.4375in" table:align="right"/>
    </style:style>
    <style:style style:name="Table5.A" style:family="table-column">
      <style:table-column-properties style:column-width="0.9375in"/>
    </style:style>
    <style:style style:name="Table5.B" style:family="table-column">
      <style:table-column-properties style:column-width="1in"/>
    </style:style>
    <style:style style:name="Table5.C" style:family="table-column">
      <style:table-column-properties style:column-width="1.25in"/>
    </style:style>
    <style:style style:name="Table5.E" style:family="table-column">
      <style:table-column-properties style:column-width="2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7.5in" table:align="margins"/>
    </style:style>
    <style:style style:name="Table3.A" style:family="table-column">
      <style:table-column-properties style:column-width="0.8333in" style:rel-column-width="7281*"/>
    </style:style>
    <style:style style:name="Table3.B" style:family="table-column">
      <style:table-column-properties style:column-width="2.5417in" style:rel-column-width="22209*"/>
    </style:style>
    <style:style style:name="Table3.C" style:family="table-column">
      <style:table-column-properties style:column-width="4.125in" style:rel-column-width="360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JLink_5f_Command_5f_Summary" style:display-name="PJLink_Command_Summary" style:family="table">
      <style:table-properties style:width="6.9271in" fo:margin-left="0.2847in" table:align="left"/>
    </style:style>
    <style:style style:name="PJLink_5f_Command_5f_Summary.A" style:display-name="PJLink_Command_Summary.A" style:family="table-column">
      <style:table-column-properties style:column-width="0.8125in"/>
    </style:style>
    <style:style style:name="PJLink_5f_Command_5f_Summary.B" style:display-name="PJLink_Command_Summary.B" style:family="table-column">
      <style:table-column-properties style:column-width="0.4375in"/>
    </style:style>
    <style:style style:name="PJLink_5f_Command_5f_Summary.C" style:display-name="PJLink_Command_Summary.C" style:family="table-column">
      <style:table-column-properties style:column-width="0.8757in"/>
    </style:style>
    <style:style style:name="PJLink_5f_Command_5f_Summary.D" style:display-name="PJLink_Command_Summary.D" style:family="table-column">
      <style:table-column-properties style:column-width="0.9375in"/>
    </style:style>
    <style:style style:name="PJLink_5f_Command_5f_Summary.E" style:display-name="PJLink_Command_Summary.E" style:family="table-column">
      <style:table-column-properties style:column-width="3.8639in"/>
    </style:style>
    <style:style style:name="PJLink_5f_Command_5f_Summary.1" style:display-name="PJLink_Command_Summary.1" style:family="table-row">
      <style:table-row-properties fo:keep-together="always"/>
    </style:style>
    <style:style style:name="PJLink_5f_Command_5f_Summary.A1" style:display-name="PJLink_Command_Summary.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PJLink_5f_Command_5f_Summary.B1" style:display-name="PJLink_Command_Summary.B1" style:family="table-cell">
      <style:table-cell-properties fo:padding="0.0382in" fo:border-left="0.05pt solid #000000" fo:border-right="none" fo:border-top="0.05pt solid #000000" fo:border-bottom="0.05pt solid #000000"/>
    </style:style>
    <style:style style:name="PJLink_5f_Command_5f_Summary.C1" style:display-name="PJLink_Command_Summary.C1" style:family="table-cell">
      <style:table-cell-properties fo:padding="0.0382in" fo:border-left="0.05pt solid #000000" fo:border-right="none" fo:border-top="0.05pt solid #000000" fo:border-bottom="0.05pt solid #000000"/>
    </style:style>
    <style:style style:name="PJLink_5f_Command_5f_Summary.D1" style:display-name="PJLink_Command_Summary.D1" style:family="table-cell">
      <style:table-cell-properties fo:padding="0.0382in" fo:border-left="0.05pt solid #000000" fo:border-right="none" fo:border-top="0.05pt solid #000000" fo:border-bottom="0.05pt solid #000000"/>
    </style:style>
    <style:style style:name="PJLink_5f_Command_5f_Summary.E1" style:display-name="PJLink_Command_Summary.E1" style:family="table-cell">
      <style:table-cell-properties fo:padding="0.0382in" fo:border="0.05pt solid #000000"/>
    </style:style>
    <style:style style:name="PJLink_5f_Command_5f_Summary.A2" style:display-name="PJLink_Command_Summary.A2" style:family="table-cell">
      <style:table-cell-properties fo:padding="0.0382in" fo:border-left="0.05pt solid #000000" fo:border-right="none" fo:border-top="none" fo:border-bottom="0.05pt solid #000000"/>
    </style:style>
    <style:style style:name="PJLink_5f_Command_5f_Summary.B2" style:display-name="PJLink_Command_Summary.B2" style:family="table-cell">
      <style:table-cell-properties fo:padding="0.0382in" fo:border-left="0.05pt solid #000000" fo:border-right="none" fo:border-top="none" fo:border-bottom="0.05pt solid #000000"/>
    </style:style>
    <style:style style:name="PJLink_5f_Command_5f_Summary.C2" style:display-name="PJLink_Command_Summary.C2" style:family="table-cell">
      <style:table-cell-properties fo:padding="0.0382in" fo:border-left="0.05pt solid #000000" fo:border-right="none" fo:border-top="none" fo:border-bottom="0.05pt solid #000000"/>
    </style:style>
    <style:style style:name="PJLink_5f_Command_5f_Summary.D2" style:display-name="PJLink_Command_Summary.D2" style:family="table-cell">
      <style:table-cell-properties fo:padding="0.0382in" fo:border-left="0.05pt solid #000000" fo:border-right="none" fo:border-top="none" fo:border-bottom="0.05pt solid #000000"/>
    </style:style>
    <style:style style:name="PJLink_5f_Command_5f_Summary.E2" style:display-name="PJLink_Command_Summary.E2" style:family="table-cell">
      <style:table-cell-properties fo:padding="0.0382in" fo:border-left="0.05pt solid #000000" fo:border-right="0.05pt solid #000000" fo:border-top="none" fo:border-bottom="0.05pt solid #000000"/>
    </style:style>
    <style:style style:name="PJLink_5f_Command_5f_Summary.A3" style:display-name="PJLink_Command_Summary.A3" style:family="table-cell">
      <style:table-cell-properties fo:padding="0.0382in" fo:border-left="0.05pt solid #000000" fo:border-right="none" fo:border-top="none" fo:border-bottom="0.05pt solid #000000"/>
    </style:style>
    <style:style style:name="PJLink_5f_Command_5f_Summary.B3" style:display-name="PJLink_Command_Summary.B3" style:family="table-cell">
      <style:table-cell-properties fo:padding="0.0382in" fo:border-left="0.05pt solid #000000" fo:border-right="none" fo:border-top="none" fo:border-bottom="0.05pt solid #000000"/>
    </style:style>
    <style:style style:name="PJLink_5f_Command_5f_Summary.C3" style:display-name="PJLink_Command_Summary.C3" style:family="table-cell">
      <style:table-cell-properties fo:padding="0.0382in" fo:border-left="0.05pt solid #000000" fo:border-right="none" fo:border-top="none" fo:border-bottom="0.05pt solid #000000"/>
    </style:style>
    <style:style style:name="PJLink_5f_Command_5f_Summary.D3" style:display-name="PJLink_Command_Summary.D3" style:family="table-cell">
      <style:table-cell-properties fo:padding="0.0382in" fo:border-left="0.05pt solid #000000" fo:border-right="none" fo:border-top="none" fo:border-bottom="0.05pt solid #000000"/>
    </style:style>
    <style:style style:name="PJLink_5f_Command_5f_Summary.E3" style:display-name="PJLink_Command_Summary.E3" style:family="table-cell">
      <style:table-cell-properties fo:padding="0.0382in" fo:border-left="0.05pt solid #000000" fo:border-right="0.05pt solid #000000" fo:border-top="none" fo:border-bottom="0.05pt solid #000000"/>
    </style:style>
    <style:style style:name="PJLink_5f_Command_5f_Summary.A4" style:display-name="PJLink_Command_Summary.A4" style:family="table-cell">
      <style:table-cell-properties fo:padding="0.0382in" fo:border-left="0.05pt solid #000000" fo:border-right="none" fo:border-top="none" fo:border-bottom="0.05pt solid #000000"/>
    </style:style>
    <style:style style:name="PJLink_5f_Command_5f_Summary.B4" style:display-name="PJLink_Command_Summary.B4" style:family="table-cell">
      <style:table-cell-properties fo:padding="0.0382in" fo:border-left="0.05pt solid #000000" fo:border-right="none" fo:border-top="none" fo:border-bottom="0.05pt solid #000000"/>
    </style:style>
    <style:style style:name="PJLink_5f_Command_5f_Summary.C4" style:display-name="PJLink_Command_Summary.C4" style:family="table-cell">
      <style:table-cell-properties fo:padding="0.0382in" fo:border-left="0.05pt solid #000000" fo:border-right="none" fo:border-top="none" fo:border-bottom="0.05pt solid #000000"/>
    </style:style>
    <style:style style:name="PJLink_5f_Command_5f_Summary.D4" style:display-name="PJLink_Command_Summary.D4" style:family="table-cell">
      <style:table-cell-properties fo:padding="0.0382in" fo:border-left="0.05pt solid #000000" fo:border-right="none" fo:border-top="none" fo:border-bottom="0.05pt solid #000000"/>
    </style:style>
    <style:style style:name="PJLink_5f_Command_5f_Summary.E4" style:display-name="PJLink_Command_Summary.E4" style:family="table-cell">
      <style:table-cell-properties fo:padding="0.0382in" fo:border-left="0.05pt solid #000000" fo:border-right="0.05pt solid #000000" fo:border-top="none" fo:border-bottom="0.05pt solid #000000"/>
    </style:style>
    <style:style style:name="PJLink_5f_Command_5f_Summary.A5" style:display-name="PJLink_Command_Summary.A5" style:family="table-cell">
      <style:table-cell-properties fo:padding="0.0382in" fo:border-left="0.05pt solid #000000" fo:border-right="none" fo:border-top="none" fo:border-bottom="0.05pt solid #000000"/>
    </style:style>
    <style:style style:name="PJLink_5f_Command_5f_Summary.B5" style:display-name="PJLink_Command_Summary.B5" style:family="table-cell">
      <style:table-cell-properties fo:padding="0.0382in" fo:border-left="0.05pt solid #000000" fo:border-right="none" fo:border-top="none" fo:border-bottom="0.05pt solid #000000"/>
    </style:style>
    <style:style style:name="PJLink_5f_Command_5f_Summary.C5" style:display-name="PJLink_Command_Summary.C5" style:family="table-cell">
      <style:table-cell-properties fo:padding="0.0382in" fo:border-left="0.05pt solid #000000" fo:border-right="none" fo:border-top="none" fo:border-bottom="0.05pt solid #000000"/>
    </style:style>
    <style:style style:name="PJLink_5f_Command_5f_Summary.D5" style:display-name="PJLink_Command_Summary.D5" style:family="table-cell">
      <style:table-cell-properties fo:padding="0.0382in" fo:border-left="0.05pt solid #000000" fo:border-right="none" fo:border-top="none" fo:border-bottom="0.05pt solid #000000"/>
    </style:style>
    <style:style style:name="PJLink_5f_Command_5f_Summary.E5" style:display-name="PJLink_Command_Summary.E5" style:family="table-cell">
      <style:table-cell-properties fo:padding="0.0382in" fo:border-left="0.05pt solid #000000" fo:border-right="0.05pt solid #000000" fo:border-top="none" fo:border-bottom="0.05pt solid #000000"/>
    </style:style>
    <style:style style:name="PJLink_5f_Command_5f_Summary.A6" style:display-name="PJLink_Command_Summary.A6" style:family="table-cell">
      <style:table-cell-properties fo:padding="0.0382in" fo:border-left="0.05pt solid #000000" fo:border-right="none" fo:border-top="none" fo:border-bottom="0.05pt solid #000000"/>
    </style:style>
    <style:style style:name="PJLink_5f_Command_5f_Summary.B6" style:display-name="PJLink_Command_Summary.B6" style:family="table-cell">
      <style:table-cell-properties fo:padding="0.0382in" fo:border-left="0.05pt solid #000000" fo:border-right="none" fo:border-top="none" fo:border-bottom="0.05pt solid #000000"/>
    </style:style>
    <style:style style:name="PJLink_5f_Command_5f_Summary.C6" style:display-name="PJLink_Command_Summary.C6" style:family="table-cell">
      <style:table-cell-properties fo:padding="0.0382in" fo:border-left="0.05pt solid #000000" fo:border-right="none" fo:border-top="none" fo:border-bottom="0.05pt solid #000000"/>
    </style:style>
    <style:style style:name="PJLink_5f_Command_5f_Summary.D6" style:display-name="PJLink_Command_Summary.D6" style:family="table-cell">
      <style:table-cell-properties fo:padding="0.0382in" fo:border-left="0.05pt solid #000000" fo:border-right="none" fo:border-top="none" fo:border-bottom="0.05pt solid #000000"/>
    </style:style>
    <style:style style:name="PJLink_5f_Command_5f_Summary.E6" style:display-name="PJLink_Command_Summary.E6" style:family="table-cell">
      <style:table-cell-properties fo:padding="0.0382in" fo:border-left="0.05pt solid #000000" fo:border-right="0.05pt solid #000000" fo:border-top="none" fo:border-bottom="0.05pt solid #000000"/>
    </style:style>
    <style:style style:name="PJLink_5f_Command_5f_Summary.A7" style:display-name="PJLink_Command_Summary.A7" style:family="table-cell">
      <style:table-cell-properties fo:padding="0.0382in" fo:border-left="0.05pt solid #000000" fo:border-right="none" fo:border-top="none" fo:border-bottom="0.05pt solid #000000"/>
    </style:style>
    <style:style style:name="PJLink_5f_Command_5f_Summary.B7" style:display-name="PJLink_Command_Summary.B7" style:family="table-cell">
      <style:table-cell-properties fo:padding="0.0382in" fo:border-left="0.05pt solid #000000" fo:border-right="none" fo:border-top="none" fo:border-bottom="0.05pt solid #000000"/>
    </style:style>
    <style:style style:name="PJLink_5f_Command_5f_Summary.C7" style:display-name="PJLink_Command_Summary.C7" style:family="table-cell">
      <style:table-cell-properties fo:padding="0.0382in" fo:border-left="0.05pt solid #000000" fo:border-right="none" fo:border-top="none" fo:border-bottom="0.05pt solid #000000"/>
    </style:style>
    <style:style style:name="PJLink_5f_Command_5f_Summary.D7" style:display-name="PJLink_Command_Summary.D7" style:family="table-cell">
      <style:table-cell-properties fo:padding="0.0382in" fo:border-left="0.05pt solid #000000" fo:border-right="none" fo:border-top="none" fo:border-bottom="0.05pt solid #000000"/>
    </style:style>
    <style:style style:name="PJLink_5f_Command_5f_Summary.E7" style:display-name="PJLink_Command_Summary.E7" style:family="table-cell">
      <style:table-cell-properties fo:padding="0.0382in" fo:border-left="0.05pt solid #000000" fo:border-right="0.05pt solid #000000" fo:border-top="none" fo:border-bottom="0.05pt solid #000000"/>
    </style:style>
    <style:style style:name="PJLink_5f_Command_5f_Summary.A8" style:display-name="PJLink_Command_Summary.A8" style:family="table-cell">
      <style:table-cell-properties fo:padding="0.0382in" fo:border-left="0.05pt solid #000000" fo:border-right="none" fo:border-top="none" fo:border-bottom="0.05pt solid #000000"/>
    </style:style>
    <style:style style:name="PJLink_5f_Command_5f_Summary.B8" style:display-name="PJLink_Command_Summary.B8" style:family="table-cell">
      <style:table-cell-properties fo:padding="0.0382in" fo:border-left="0.05pt solid #000000" fo:border-right="none" fo:border-top="none" fo:border-bottom="0.05pt solid #000000"/>
    </style:style>
    <style:style style:name="PJLink_5f_Command_5f_Summary.C8" style:display-name="PJLink_Command_Summary.C8" style:family="table-cell">
      <style:table-cell-properties fo:padding="0.0382in" fo:border-left="0.05pt solid #000000" fo:border-right="none" fo:border-top="none" fo:border-bottom="0.05pt solid #000000"/>
    </style:style>
    <style:style style:name="PJLink_5f_Command_5f_Summary.D8" style:display-name="PJLink_Command_Summary.D8" style:family="table-cell">
      <style:table-cell-properties fo:padding="0.0382in" fo:border-left="0.05pt solid #000000" fo:border-right="none" fo:border-top="none" fo:border-bottom="0.05pt solid #000000"/>
    </style:style>
    <style:style style:name="PJLink_5f_Command_5f_Summary.E8" style:display-name="PJLink_Command_Summary.E8" style:family="table-cell">
      <style:table-cell-properties fo:padding="0.0382in" fo:border-left="0.05pt solid #000000" fo:border-right="0.05pt solid #000000" fo:border-top="none" fo:border-bottom="0.05pt solid #000000"/>
    </style:style>
    <style:style style:name="PJLink_5f_Command_5f_Summary.A9" style:display-name="PJLink_Command_Summary.A9" style:family="table-cell">
      <style:table-cell-properties fo:padding="0.0382in" fo:border-left="0.05pt solid #000000" fo:border-right="none" fo:border-top="none" fo:border-bottom="0.05pt solid #000000"/>
    </style:style>
    <style:style style:name="PJLink_5f_Command_5f_Summary.B9" style:display-name="PJLink_Command_Summary.B9" style:family="table-cell">
      <style:table-cell-properties fo:padding="0.0382in" fo:border-left="0.05pt solid #000000" fo:border-right="none" fo:border-top="none" fo:border-bottom="0.05pt solid #000000"/>
    </style:style>
    <style:style style:name="PJLink_5f_Command_5f_Summary.C9" style:display-name="PJLink_Command_Summary.C9" style:family="table-cell">
      <style:table-cell-properties fo:padding="0.0382in" fo:border-left="0.05pt solid #000000" fo:border-right="none" fo:border-top="none" fo:border-bottom="0.05pt solid #000000"/>
    </style:style>
    <style:style style:name="PJLink_5f_Command_5f_Summary.D9" style:display-name="PJLink_Command_Summary.D9" style:family="table-cell">
      <style:table-cell-properties fo:padding="0.0382in" fo:border-left="0.05pt solid #000000" fo:border-right="none" fo:border-top="none" fo:border-bottom="0.05pt solid #000000"/>
    </style:style>
    <style:style style:name="PJLink_5f_Command_5f_Summary.E9" style:display-name="PJLink_Command_Summary.E9" style:family="table-cell">
      <style:table-cell-properties fo:padding="0.0382in" fo:border-left="0.05pt solid #000000" fo:border-right="0.05pt solid #000000" fo:border-top="none" fo:border-bottom="0.05pt solid #000000"/>
    </style:style>
    <style:style style:name="PJLink_5f_Command_5f_Summary.A10" style:display-name="PJLink_Command_Summary.A10" style:family="table-cell">
      <style:table-cell-properties fo:padding="0.0382in" fo:border-left="0.05pt solid #000000" fo:border-right="none" fo:border-top="none" fo:border-bottom="0.05pt solid #000000"/>
    </style:style>
    <style:style style:name="PJLink_5f_Command_5f_Summary.B10" style:display-name="PJLink_Command_Summary.B10" style:family="table-cell">
      <style:table-cell-properties fo:padding="0.0382in" fo:border-left="0.05pt solid #000000" fo:border-right="none" fo:border-top="none" fo:border-bottom="0.05pt solid #000000"/>
    </style:style>
    <style:style style:name="PJLink_5f_Command_5f_Summary.C10" style:display-name="PJLink_Command_Summary.C10" style:family="table-cell">
      <style:table-cell-properties fo:padding="0.0382in" fo:border-left="0.05pt solid #000000" fo:border-right="none" fo:border-top="none" fo:border-bottom="0.05pt solid #000000"/>
    </style:style>
    <style:style style:name="PJLink_5f_Command_5f_Summary.D10" style:display-name="PJLink_Command_Summary.D10" style:family="table-cell">
      <style:table-cell-properties fo:padding="0.0382in" fo:border-left="0.05pt solid #000000" fo:border-right="none" fo:border-top="none" fo:border-bottom="0.05pt solid #000000"/>
    </style:style>
    <style:style style:name="PJLink_5f_Command_5f_Summary.E10" style:display-name="PJLink_Command_Summary.E10" style:family="table-cell">
      <style:table-cell-properties fo:padding="0.0382in" fo:border-left="0.05pt solid #000000" fo:border-right="0.05pt solid #000000" fo:border-top="none" fo:border-bottom="0.05pt solid #000000"/>
    </style:style>
    <style:style style:name="PJLink_5f_Command_5f_Summary.A11" style:display-name="PJLink_Command_Summary.A11" style:family="table-cell">
      <style:table-cell-properties fo:padding="0.0382in" fo:border-left="0.05pt solid #000000" fo:border-right="none" fo:border-top="none" fo:border-bottom="0.05pt solid #000000"/>
    </style:style>
    <style:style style:name="PJLink_5f_Command_5f_Summary.B11" style:display-name="PJLink_Command_Summary.B11" style:family="table-cell">
      <style:table-cell-properties fo:padding="0.0382in" fo:border-left="0.05pt solid #000000" fo:border-right="none" fo:border-top="none" fo:border-bottom="0.05pt solid #000000"/>
    </style:style>
    <style:style style:name="PJLink_5f_Command_5f_Summary.C11" style:display-name="PJLink_Command_Summary.C11" style:family="table-cell">
      <style:table-cell-properties fo:padding="0.0382in" fo:border-left="0.05pt solid #000000" fo:border-right="none" fo:border-top="none" fo:border-bottom="0.05pt solid #000000"/>
    </style:style>
    <style:style style:name="PJLink_5f_Command_5f_Summary.D11" style:display-name="PJLink_Command_Summary.D11" style:family="table-cell">
      <style:table-cell-properties fo:padding="0.0382in" fo:border-left="0.05pt solid #000000" fo:border-right="none" fo:border-top="none" fo:border-bottom="0.05pt solid #000000"/>
    </style:style>
    <style:style style:name="PJLink_5f_Command_5f_Summary.E11" style:display-name="PJLink_Command_Summary.E11" style:family="table-cell">
      <style:table-cell-properties fo:padding="0.0382in" fo:border-left="0.05pt solid #000000" fo:border-right="0.05pt solid #000000" fo:border-top="none" fo:border-bottom="0.05pt solid #000000"/>
    </style:style>
    <style:style style:name="PJLink_5f_Command_5f_Summary.A12" style:display-name="PJLink_Command_Summary.A12" style:family="table-cell">
      <style:table-cell-properties fo:padding="0.0382in" fo:border-left="0.05pt solid #000000" fo:border-right="none" fo:border-top="none" fo:border-bottom="0.05pt solid #000000"/>
    </style:style>
    <style:style style:name="PJLink_5f_Command_5f_Summary.B12" style:display-name="PJLink_Command_Summary.B12" style:family="table-cell">
      <style:table-cell-properties fo:padding="0.0382in" fo:border-left="0.05pt solid #000000" fo:border-right="none" fo:border-top="none" fo:border-bottom="0.05pt solid #000000"/>
    </style:style>
    <style:style style:name="PJLink_5f_Command_5f_Summary.C12" style:display-name="PJLink_Command_Summary.C12" style:family="table-cell">
      <style:table-cell-properties fo:padding="0.0382in" fo:border-left="0.05pt solid #000000" fo:border-right="none" fo:border-top="none" fo:border-bottom="0.05pt solid #000000"/>
    </style:style>
    <style:style style:name="PJLink_5f_Command_5f_Summary.D12" style:display-name="PJLink_Command_Summary.D12" style:family="table-cell">
      <style:table-cell-properties fo:padding="0.0382in" fo:border-left="0.05pt solid #000000" fo:border-right="none" fo:border-top="none" fo:border-bottom="0.05pt solid #000000"/>
    </style:style>
    <style:style style:name="PJLink_5f_Command_5f_Summary.E12" style:display-name="PJLink_Command_Summary.E12" style:family="table-cell">
      <style:table-cell-properties fo:padding="0.0382in" fo:border-left="0.05pt solid #000000" fo:border-right="0.05pt solid #000000" fo:border-top="none" fo:border-bottom="0.05pt solid #000000"/>
    </style:style>
    <style:style style:name="PJLink_5f_Command_5f_Summary.A13" style:display-name="PJLink_Command_Summary.A13" style:family="table-cell">
      <style:table-cell-properties fo:padding="0.0382in" fo:border-left="0.05pt solid #000000" fo:border-right="none" fo:border-top="none" fo:border-bottom="0.05pt solid #000000"/>
    </style:style>
    <style:style style:name="PJLink_5f_Command_5f_Summary.B13" style:display-name="PJLink_Command_Summary.B13" style:family="table-cell">
      <style:table-cell-properties fo:padding="0.0382in" fo:border-left="0.05pt solid #000000" fo:border-right="none" fo:border-top="none" fo:border-bottom="0.05pt solid #000000"/>
    </style:style>
    <style:style style:name="PJLink_5f_Command_5f_Summary.C13" style:display-name="PJLink_Command_Summary.C13" style:family="table-cell">
      <style:table-cell-properties fo:padding="0.0382in" fo:border-left="0.05pt solid #000000" fo:border-right="none" fo:border-top="none" fo:border-bottom="0.05pt solid #000000"/>
    </style:style>
    <style:style style:name="PJLink_5f_Command_5f_Summary.D13" style:display-name="PJLink_Command_Summary.D13" style:family="table-cell">
      <style:table-cell-properties fo:padding="0.0382in" fo:border-left="0.05pt solid #000000" fo:border-right="none" fo:border-top="none" fo:border-bottom="0.05pt solid #000000"/>
    </style:style>
    <style:style style:name="PJLink_5f_Command_5f_Summary.E13" style:display-name="PJLink_Command_Summary.E13" style:family="table-cell">
      <style:table-cell-properties fo:padding="0.0382in" fo:border-left="0.05pt solid #000000" fo:border-right="0.05pt solid #000000" fo:border-top="none" fo:border-bottom="0.05pt solid #000000"/>
    </style:style>
    <style:style style:name="PJLink_5f_Command_5f_Summary.A14" style:display-name="PJLink_Command_Summary.A14" style:family="table-cell">
      <style:table-cell-properties fo:padding="0.0382in" fo:border-left="0.05pt solid #000000" fo:border-right="none" fo:border-top="none" fo:border-bottom="0.05pt solid #000000"/>
    </style:style>
    <style:style style:name="PJLink_5f_Command_5f_Summary.B14" style:display-name="PJLink_Command_Summary.B14" style:family="table-cell">
      <style:table-cell-properties fo:padding="0.0382in" fo:border-left="0.05pt solid #000000" fo:border-right="none" fo:border-top="none" fo:border-bottom="0.05pt solid #000000"/>
    </style:style>
    <style:style style:name="PJLink_5f_Command_5f_Summary.C14" style:display-name="PJLink_Command_Summary.C14" style:family="table-cell">
      <style:table-cell-properties fo:padding="0.0382in" fo:border-left="0.05pt solid #000000" fo:border-right="none" fo:border-top="none" fo:border-bottom="0.05pt solid #000000"/>
    </style:style>
    <style:style style:name="PJLink_5f_Command_5f_Summary.D14" style:display-name="PJLink_Command_Summary.D14" style:family="table-cell">
      <style:table-cell-properties fo:padding="0.0382in" fo:border-left="0.05pt solid #000000" fo:border-right="none" fo:border-top="none" fo:border-bottom="0.05pt solid #000000"/>
    </style:style>
    <style:style style:name="PJLink_5f_Command_5f_Summary.E14" style:display-name="PJLink_Command_Summary.E14" style:family="table-cell">
      <style:table-cell-properties fo:padding="0.0382in" fo:border-left="0.05pt solid #000000" fo:border-right="0.05pt solid #000000" fo:border-top="none" fo:border-bottom="0.05pt solid #000000"/>
    </style:style>
    <style:style style:name="PJLink_5f_Command_5f_Summary.A15" style:display-name="PJLink_Command_Summary.A15" style:family="table-cell">
      <style:table-cell-properties fo:padding="0.0382in" fo:border-left="0.05pt solid #000000" fo:border-right="none" fo:border-top="none" fo:border-bottom="0.05pt solid #000000"/>
    </style:style>
    <style:style style:name="PJLink_5f_Command_5f_Summary.B15" style:display-name="PJLink_Command_Summary.B15" style:family="table-cell">
      <style:table-cell-properties fo:padding="0.0382in" fo:border-left="0.05pt solid #000000" fo:border-right="none" fo:border-top="none" fo:border-bottom="0.05pt solid #000000"/>
    </style:style>
    <style:style style:name="PJLink_5f_Command_5f_Summary.C15" style:display-name="PJLink_Command_Summary.C15" style:family="table-cell">
      <style:table-cell-properties fo:padding="0.0382in" fo:border-left="0.05pt solid #000000" fo:border-right="none" fo:border-top="none" fo:border-bottom="0.05pt solid #000000"/>
    </style:style>
    <style:style style:name="PJLink_5f_Command_5f_Summary.D15" style:display-name="PJLink_Command_Summary.D15" style:family="table-cell">
      <style:table-cell-properties fo:padding="0.0382in" fo:border-left="0.05pt solid #000000" fo:border-right="none" fo:border-top="none" fo:border-bottom="0.05pt solid #000000"/>
    </style:style>
    <style:style style:name="PJLink_5f_Command_5f_Summary.E15" style:display-name="PJLink_Command_Summary.E15" style:family="table-cell">
      <style:table-cell-properties fo:padding="0.0382in" fo:border-left="0.05pt solid #000000" fo:border-right="0.05pt solid #000000" fo:border-top="none" fo:border-bottom="0.05pt solid #000000"/>
    </style:style>
    <style:style style:name="PJLink_5f_Command_5f_Summary.A16" style:display-name="PJLink_Command_Summary.A16" style:family="table-cell">
      <style:table-cell-properties fo:padding="0.0382in" fo:border-left="0.05pt solid #000000" fo:border-right="none" fo:border-top="none" fo:border-bottom="0.05pt solid #000000"/>
    </style:style>
    <style:style style:name="PJLink_5f_Command_5f_Summary.B16" style:display-name="PJLink_Command_Summary.B16" style:family="table-cell">
      <style:table-cell-properties fo:padding="0.0382in" fo:border-left="0.05pt solid #000000" fo:border-right="none" fo:border-top="none" fo:border-bottom="0.05pt solid #000000"/>
    </style:style>
    <style:style style:name="PJLink_5f_Command_5f_Summary.C16" style:display-name="PJLink_Command_Summary.C16" style:family="table-cell">
      <style:table-cell-properties fo:padding="0.0382in" fo:border-left="0.05pt solid #000000" fo:border-right="none" fo:border-top="none" fo:border-bottom="0.05pt solid #000000"/>
    </style:style>
    <style:style style:name="PJLink_5f_Command_5f_Summary.D16" style:display-name="PJLink_Command_Summary.D16" style:family="table-cell">
      <style:table-cell-properties fo:padding="0.0382in" fo:border-left="0.05pt solid #000000" fo:border-right="none" fo:border-top="none" fo:border-bottom="0.05pt solid #000000"/>
    </style:style>
    <style:style style:name="PJLink_5f_Command_5f_Summary.E16" style:display-name="PJLink_Command_Summary.E16" style:family="table-cell">
      <style:table-cell-properties fo:padding="0.0382in" fo:border-left="0.05pt solid #000000" fo:border-right="0.05pt solid #000000" fo:border-top="none" fo:border-bottom="0.05pt solid #000000"/>
    </style:style>
    <style:style style:name="PJLink_5f_Command_5f_Summary.A17" style:display-name="PJLink_Command_Summary.A17" style:family="table-cell">
      <style:table-cell-properties fo:padding="0.0382in" fo:border-left="0.05pt solid #000000" fo:border-right="none" fo:border-top="none" fo:border-bottom="0.05pt solid #000000"/>
    </style:style>
    <style:style style:name="PJLink_5f_Command_5f_Summary.B17" style:display-name="PJLink_Command_Summary.B17" style:family="table-cell">
      <style:table-cell-properties fo:padding="0.0382in" fo:border-left="0.05pt solid #000000" fo:border-right="none" fo:border-top="none" fo:border-bottom="0.05pt solid #000000"/>
    </style:style>
    <style:style style:name="PJLink_5f_Command_5f_Summary.C17" style:display-name="PJLink_Command_Summary.C17" style:family="table-cell">
      <style:table-cell-properties fo:padding="0.0382in" fo:border-left="0.05pt solid #000000" fo:border-right="none" fo:border-top="none" fo:border-bottom="0.05pt solid #000000"/>
    </style:style>
    <style:style style:name="PJLink_5f_Command_5f_Summary.D17" style:display-name="PJLink_Command_Summary.D17" style:family="table-cell">
      <style:table-cell-properties fo:padding="0.0382in" fo:border-left="0.05pt solid #000000" fo:border-right="none" fo:border-top="none" fo:border-bottom="0.05pt solid #000000"/>
    </style:style>
    <style:style style:name="PJLink_5f_Command_5f_Summary.E17" style:display-name="PJLink_Command_Summary.E17" style:family="table-cell">
      <style:table-cell-properties fo:padding="0.0382in" fo:border-left="0.05pt solid #000000" fo:border-right="0.05pt solid #000000" fo:border-top="none" fo:border-bottom="0.05pt solid #000000"/>
    </style:style>
    <style:style style:name="PJLink_5f_Command_5f_Summary.18" style:display-name="PJLink_Command_Summary.18" style:family="table-row">
      <style:table-row-properties style:min-row-height="1.5in" fo:keep-together="always"/>
    </style:style>
    <style:style style:name="PJLink_5f_Command_5f_Summary.A18" style:display-name="PJLink_Command_Summary.A18" style:family="table-cell">
      <style:table-cell-properties fo:padding="0.0382in" fo:border-left="0.05pt solid #000000" fo:border-right="none" fo:border-top="none" fo:border-bottom="0.05pt solid #000000"/>
    </style:style>
    <style:style style:name="PJLink_5f_Command_5f_Summary.B18" style:display-name="PJLink_Command_Summary.B18" style:family="table-cell">
      <style:table-cell-properties fo:padding="0.0382in" fo:border-left="0.05pt solid #000000" fo:border-right="none" fo:border-top="none" fo:border-bottom="0.05pt solid #000000"/>
    </style:style>
    <style:style style:name="PJLink_5f_Command_5f_Summary.C18" style:display-name="PJLink_Command_Summary.C18" style:family="table-cell">
      <style:table-cell-properties fo:padding="0.0382in" fo:border-left="0.05pt solid #000000" fo:border-right="none" fo:border-top="none" fo:border-bottom="0.05pt solid #000000"/>
    </style:style>
    <style:style style:name="PJLink_5f_Command_5f_Summary.D18" style:display-name="PJLink_Command_Summary.D18" style:family="table-cell">
      <style:table-cell-properties fo:padding="0.0382in" fo:border-left="0.05pt solid #000000" fo:border-right="none" fo:border-top="none" fo:border-bottom="0.05pt solid #000000"/>
    </style:style>
    <style:style style:name="PJLink_5f_Command_5f_Summary.E18" style:display-name="PJLink_Command_Summary.E18" style:family="table-cell">
      <style:table-cell-properties fo:padding="0.0382in" fo:border-left="0.05pt solid #000000" fo:border-right="0.05pt solid #000000" fo:border-top="none" fo:border-bottom="0.05pt solid #000000"/>
    </style:style>
    <style:style style:name="PJLink_5f_Command_5f_Summary.A19" style:display-name="PJLink_Command_Summary.A19" style:family="table-cell">
      <style:table-cell-properties fo:padding="0.0382in" fo:border-left="0.05pt solid #000000" fo:border-right="none" fo:border-top="none" fo:border-bottom="0.05pt solid #000000"/>
    </style:style>
    <style:style style:name="PJLink_5f_Command_5f_Summary.B19" style:display-name="PJLink_Command_Summary.B19" style:family="table-cell">
      <style:table-cell-properties fo:padding="0.0382in" fo:border-left="0.05pt solid #000000" fo:border-right="none" fo:border-top="none" fo:border-bottom="0.05pt solid #000000"/>
    </style:style>
    <style:style style:name="PJLink_5f_Command_5f_Summary.C19" style:display-name="PJLink_Command_Summary.C19" style:family="table-cell">
      <style:table-cell-properties fo:padding="0.0382in" fo:border-left="0.05pt solid #000000" fo:border-right="none" fo:border-top="none" fo:border-bottom="0.05pt solid #000000"/>
    </style:style>
    <style:style style:name="PJLink_5f_Command_5f_Summary.D19" style:display-name="PJLink_Command_Summary.D19" style:family="table-cell">
      <style:table-cell-properties fo:padding="0.0382in" fo:border-left="0.05pt solid #000000" fo:border-right="none" fo:border-top="none" fo:border-bottom="0.05pt solid #000000"/>
    </style:style>
    <style:style style:name="PJLink_5f_Command_5f_Summary.E19" style:display-name="PJLink_Command_Summary.E19" style:family="table-cell">
      <style:table-cell-properties fo:padding="0.0382in" fo:border-left="0.05pt solid #000000" fo:border-right="0.05pt solid #000000" fo:border-top="none" fo:border-bottom="0.05pt solid #000000"/>
    </style:style>
    <style:style style:name="PJLink_5f_Command_5f_Summary.A20" style:display-name="PJLink_Command_Summary.A20" style:family="table-cell">
      <style:table-cell-properties fo:padding="0.0382in" fo:border-left="0.05pt solid #000000" fo:border-right="none" fo:border-top="none" fo:border-bottom="0.05pt solid #000000"/>
    </style:style>
    <style:style style:name="PJLink_5f_Command_5f_Summary.B20" style:display-name="PJLink_Command_Summary.B20" style:family="table-cell">
      <style:table-cell-properties fo:padding="0.0382in" fo:border-left="0.05pt solid #000000" fo:border-right="none" fo:border-top="none" fo:border-bottom="0.05pt solid #000000"/>
    </style:style>
    <style:style style:name="PJLink_5f_Command_5f_Summary.C20" style:display-name="PJLink_Command_Summary.C20" style:family="table-cell">
      <style:table-cell-properties fo:padding="0.0382in" fo:border-left="0.05pt solid #000000" fo:border-right="none" fo:border-top="none" fo:border-bottom="0.05pt solid #000000"/>
    </style:style>
    <style:style style:name="PJLink_5f_Command_5f_Summary.D20" style:display-name="PJLink_Command_Summary.D20" style:family="table-cell">
      <style:table-cell-properties fo:padding="0.0382in" fo:border-left="0.05pt solid #000000" fo:border-right="none" fo:border-top="none" fo:border-bottom="0.05pt solid #000000"/>
    </style:style>
    <style:style style:name="PJLink_5f_Command_5f_Summary.E20" style:display-name="PJLink_Command_Summary.E20" style:family="table-cell">
      <style:table-cell-properties fo:padding="0.0382in" fo:border-left="0.05pt solid #000000" fo:border-right="0.05pt solid #000000" fo:border-top="none" fo:border-bottom="0.05pt solid #000000"/>
    </style:style>
    <style:style style:name="PJLink_5f_Command_5f_Summary.21" style:display-name="PJLink_Command_Summary.21" style:family="table-row">
      <style:table-row-properties style:min-row-height="0.3278in" fo:keep-together="always"/>
    </style:style>
    <style:style style:name="PJLink_5f_Command_5f_Summary.A21" style:display-name="PJLink_Command_Summary.A21" style:family="table-cell">
      <style:table-cell-properties fo:padding="0.0382in" fo:border-left="0.05pt solid #000000" fo:border-right="none" fo:border-top="none" fo:border-bottom="0.05pt solid #000000"/>
    </style:style>
    <style:style style:name="PJLink_5f_Command_5f_Summary.B21" style:display-name="PJLink_Command_Summary.B21" style:family="table-cell">
      <style:table-cell-properties fo:padding="0.0382in" fo:border-left="0.05pt solid #000000" fo:border-right="none" fo:border-top="none" fo:border-bottom="0.05pt solid #000000"/>
    </style:style>
    <style:style style:name="PJLink_5f_Command_5f_Summary.C21" style:display-name="PJLink_Command_Summary.C21" style:family="table-cell">
      <style:table-cell-properties fo:padding="0.0382in" fo:border-left="0.05pt solid #000000" fo:border-right="none" fo:border-top="none" fo:border-bottom="0.05pt solid #000000"/>
    </style:style>
    <style:style style:name="PJLink_5f_Command_5f_Summary.D21" style:display-name="PJLink_Command_Summary.D21" style:family="table-cell">
      <style:table-cell-properties fo:padding="0.0382in" fo:border-left="0.05pt solid #000000" fo:border-right="none" fo:border-top="none" fo:border-bottom="0.05pt solid #000000"/>
    </style:style>
    <style:style style:name="PJLink_5f_Command_5f_Summary.E21" style:display-name="PJLink_Command_Summary.E21" style:family="table-cell">
      <style:table-cell-properties fo:padding="0.0382in" fo:border-left="0.05pt solid #000000" fo:border-right="0.05pt solid #000000" fo:border-top="none" fo:border-bottom="0.05pt solid #000000"/>
    </style:style>
    <style:style style:name="PJLink_5f_Command_5f_Summary.A22" style:display-name="PJLink_Command_Summary.A22" style:family="table-cell">
      <style:table-cell-properties fo:padding="0.0382in" fo:border-left="0.05pt solid #000000" fo:border-right="none" fo:border-top="none" fo:border-bottom="0.05pt solid #000000"/>
    </style:style>
    <style:style style:name="PJLink_5f_Command_5f_Summary.B22" style:display-name="PJLink_Command_Summary.B22" style:family="table-cell">
      <style:table-cell-properties fo:padding="0.0382in" fo:border-left="0.05pt solid #000000" fo:border-right="none" fo:border-top="none" fo:border-bottom="0.05pt solid #000000"/>
    </style:style>
    <style:style style:name="PJLink_5f_Command_5f_Summary.C22" style:display-name="PJLink_Command_Summary.C22" style:family="table-cell">
      <style:table-cell-properties fo:padding="0.0382in" fo:border-left="0.05pt solid #000000" fo:border-right="none" fo:border-top="none" fo:border-bottom="0.05pt solid #000000"/>
    </style:style>
    <style:style style:name="PJLink_5f_Command_5f_Summary.D22" style:display-name="PJLink_Command_Summary.D22" style:family="table-cell">
      <style:table-cell-properties fo:padding="0.0382in" fo:border-left="0.05pt solid #000000" fo:border-right="none" fo:border-top="none" fo:border-bottom="0.05pt solid #000000"/>
    </style:style>
    <style:style style:name="PJLink_5f_Command_5f_Summary.E22" style:display-name="PJLink_Command_Summary.E22" style:family="table-cell">
      <style:table-cell-properties fo:padding="0.0382in" fo:border-left="0.05pt solid #000000" fo:border-right="0.05pt solid #000000" fo:border-top="none" fo:border-bottom="0.05pt solid #000000"/>
    </style:style>
    <style:style style:name="PJLink_5f_Command_5f_Summary.A23" style:display-name="PJLink_Command_Summary.A23" style:family="table-cell">
      <style:table-cell-properties fo:padding="0.0382in" fo:border-left="0.05pt solid #000000" fo:border-right="none" fo:border-top="0.05pt solid #000000" fo:border-bottom="0.05pt solid #000000"/>
    </style:style>
    <style:style style:name="PJLink_5f_Command_5f_Summary.B23" style:display-name="PJLink_Command_Summary.B23" style:family="table-cell">
      <style:table-cell-properties fo:padding="0.0382in" fo:border-left="0.05pt solid #000000" fo:border-right="none" fo:border-top="0.05pt solid #000000" fo:border-bottom="0.05pt solid #000000"/>
    </style:style>
    <style:style style:name="PJLink_5f_Command_5f_Summary.C23" style:display-name="PJLink_Command_Summary.C23" style:family="table-cell">
      <style:table-cell-properties fo:padding="0.0382in" fo:border="0.05pt solid #000000"/>
    </style:style>
    <style:style style:name="PJLink_5f_Command_5f_Summary.D23" style:display-name="PJLink_Command_Summary.D23" style:family="table-cell">
      <style:table-cell-properties fo:padding="0.0382in" fo:border-left="0.05pt solid #000000" fo:border-right="none" fo:border-top="none" fo:border-bottom="0.05pt solid #000000"/>
    </style:style>
    <style:style style:name="PJLink_5f_Command_5f_Summary.E23" style:display-name="PJLink_Command_Summary.E23" style:family="table-cell">
      <style:table-cell-properties fo:padding="0.0382in" fo:border-left="0.05pt solid #000000" fo:border-right="0.05pt solid #000000" fo:border-top="none" fo:border-bottom="0.05pt solid #000000"/>
    </style:style>
    <style:style style:name="PJLink_5f_Command_5f_Summary.A24" style:display-name="PJLink_Command_Summary.A24" style:family="table-cell">
      <style:table-cell-properties fo:padding="0.0382in" fo:border-left="0.05pt solid #000000" fo:border-right="none" fo:border-top="none" fo:border-bottom="0.05pt solid #000000"/>
    </style:style>
    <style:style style:name="PJLink_5f_Command_5f_Summary.B24" style:display-name="PJLink_Command_Summary.B24" style:family="table-cell">
      <style:table-cell-properties fo:padding="0.0382in" fo:border-left="0.05pt solid #000000" fo:border-right="none" fo:border-top="none" fo:border-bottom="0.05pt solid #000000"/>
    </style:style>
    <style:style style:name="PJLink_5f_Command_5f_Summary.C24" style:display-name="PJLink_Command_Summary.C24" style:family="table-cell">
      <style:table-cell-properties fo:padding="0.0382in" fo:border-left="0.05pt solid #000000" fo:border-right="0.05pt solid #000000" fo:border-top="none" fo:border-bottom="0.05pt solid #000000"/>
    </style:style>
    <style:style style:name="PJLink_5f_Command_5f_Summary.D24" style:display-name="PJLink_Command_Summary.D24" style:family="table-cell">
      <style:table-cell-properties fo:padding="0.0382in" fo:border-left="0.05pt solid #000000" fo:border-right="none" fo:border-top="none" fo:border-bottom="0.05pt solid #000000"/>
    </style:style>
    <style:style style:name="PJLink_5f_Command_5f_Summary.E24" style:display-name="PJLink_Command_Summary.E24" style:family="table-cell">
      <style:table-cell-properties fo:padding="0.0382in" fo:border-left="0.05pt solid #000000" fo:border-right="0.05pt solid #000000" fo:border-top="none" fo:border-bottom="0.05pt solid #000000"/>
    </style:style>
    <style:style style:name="PJLink_5f_Command_5f_Summary.A25" style:display-name="PJLink_Command_Summary.A25" style:family="table-cell">
      <style:table-cell-properties fo:padding="0.0382in" fo:border-left="0.05pt solid #000000" fo:border-right="none" fo:border-top="none" fo:border-bottom="0.05pt solid #000000"/>
    </style:style>
    <style:style style:name="PJLink_5f_Command_5f_Summary.B25" style:display-name="PJLink_Command_Summary.B25" style:family="table-cell">
      <style:table-cell-properties fo:padding="0.0382in" fo:border-left="0.05pt solid #000000" fo:border-right="none" fo:border-top="none" fo:border-bottom="0.05pt solid #000000"/>
    </style:style>
    <style:style style:name="PJLink_5f_Command_5f_Summary.C25" style:display-name="PJLink_Command_Summary.C25" style:family="table-cell">
      <style:table-cell-properties fo:padding="0.0382in" fo:border-left="0.05pt solid #000000" fo:border-right="0.05pt solid #000000" fo:border-top="none" fo:border-bottom="0.05pt solid #000000"/>
    </style:style>
    <style:style style:name="PJLink_5f_Command_5f_Summary.D25" style:display-name="PJLink_Command_Summary.D25" style:family="table-cell">
      <style:table-cell-properties fo:padding="0.0382in" fo:border-left="0.05pt solid #000000" fo:border-right="none" fo:border-top="none" fo:border-bottom="0.05pt solid #000000"/>
    </style:style>
    <style:style style:name="PJLink_5f_Command_5f_Summary.E25" style:display-name="PJLink_Command_Summary.E25" style:family="table-cell">
      <style:table-cell-properties fo:padding="0.0382in" fo:border-left="0.05pt solid #000000" fo:border-right="0.05pt solid #000000" fo:border-top="none" fo:border-bottom="0.05pt solid #000000"/>
    </style:style>
    <style:style style:name="PJLink_5f_Command_5f_Summary.26" style:display-name="PJLink_Command_Summary.26" style:family="table-row">
      <style:table-row-properties style:min-row-height="0.2951in" fo:keep-together="always"/>
    </style:style>
    <style:style style:name="PJLink_5f_Command_5f_Summary.A26" style:display-name="PJLink_Command_Summary.A26" style:family="table-cell">
      <style:table-cell-properties fo:padding="0.0382in" fo:border-left="0.05pt solid #000000" fo:border-right="none" fo:border-top="none" fo:border-bottom="0.05pt solid #000000"/>
    </style:style>
    <style:style style:name="PJLink_5f_Command_5f_Summary.B26" style:display-name="PJLink_Command_Summary.B26" style:family="table-cell">
      <style:table-cell-properties fo:padding="0.0382in" fo:border-left="0.05pt solid #000000" fo:border-right="none" fo:border-top="none" fo:border-bottom="0.05pt solid #000000"/>
    </style:style>
    <style:style style:name="PJLink_5f_Command_5f_Summary.C26" style:display-name="PJLink_Command_Summary.C26" style:family="table-cell">
      <style:table-cell-properties fo:padding="0.0382in" fo:border-left="0.05pt solid #000000" fo:border-right="0.05pt solid #000000" fo:border-top="none" fo:border-bottom="0.05pt solid #000000"/>
    </style:style>
    <style:style style:name="PJLink_5f_Command_5f_Summary.D26" style:display-name="PJLink_Command_Summary.D26" style:family="table-cell">
      <style:table-cell-properties fo:padding="0.0382in" fo:border-left="0.05pt solid #000000" fo:border-right="none" fo:border-top="none" fo:border-bottom="0.05pt solid #000000"/>
    </style:style>
    <style:style style:name="PJLink_5f_Command_5f_Summary.E26" style:display-name="PJLink_Command_Summary.E26" style:family="table-cell">
      <style:table-cell-properties fo:padding="0.0382in" fo:border-left="0.05pt solid #000000" fo:border-right="0.05pt solid #000000" fo:border-top="none" fo:border-bottom="0.05pt solid #000000"/>
    </style:style>
    <style:style style:name="PJLink_5f_Command_5f_Summary.A27" style:display-name="PJLink_Command_Summary.A27" style:family="table-cell">
      <style:table-cell-properties fo:padding="0.0382in" fo:border-left="0.05pt solid #000000" fo:border-right="none" fo:border-top="none" fo:border-bottom="0.05pt solid #000000"/>
    </style:style>
    <style:style style:name="PJLink_5f_Command_5f_Summary.B27" style:display-name="PJLink_Command_Summary.B27" style:family="table-cell">
      <style:table-cell-properties fo:padding="0.0382in" fo:border-left="0.05pt solid #000000" fo:border-right="none" fo:border-top="none" fo:border-bottom="0.05pt solid #000000"/>
    </style:style>
    <style:style style:name="PJLink_5f_Command_5f_Summary.C27" style:display-name="PJLink_Command_Summary.C27" style:family="table-cell">
      <style:table-cell-properties fo:padding="0.0382in" fo:border-left="0.05pt solid #000000" fo:border-right="0.05pt solid #000000" fo:border-top="none" fo:border-bottom="0.05pt solid #000000"/>
    </style:style>
    <style:style style:name="PJLink_5f_Command_5f_Summary.D27" style:display-name="PJLink_Command_Summary.D27" style:family="table-cell">
      <style:table-cell-properties fo:padding="0.0382in" fo:border-left="0.05pt solid #000000" fo:border-right="none" fo:border-top="none" fo:border-bottom="0.05pt solid #000000"/>
    </style:style>
    <style:style style:name="PJLink_5f_Command_5f_Summary.E27" style:display-name="PJLink_Command_Summary.E27" style:family="table-cell">
      <style:table-cell-properties fo:padding="0.0382in" fo:border-left="0.05pt solid #000000" fo:border-right="0.05pt solid #000000" fo:border-top="none" fo:border-bottom="0.05pt solid #000000"/>
    </style:style>
    <style:style style:name="PJLink_5f_Command_5f_Summary.A28" style:display-name="PJLink_Command_Summary.A28" style:family="table-cell">
      <style:table-cell-properties fo:padding="0.0382in" fo:border-left="0.05pt solid #000000" fo:border-right="none" fo:border-top="none" fo:border-bottom="0.05pt solid #000000"/>
    </style:style>
    <style:style style:name="PJLink_5f_Command_5f_Summary.B28" style:display-name="PJLink_Command_Summary.B28" style:family="table-cell">
      <style:table-cell-properties fo:padding="0.0382in" fo:border-left="0.05pt solid #000000" fo:border-right="none" fo:border-top="none" fo:border-bottom="0.05pt solid #000000"/>
    </style:style>
    <style:style style:name="PJLink_5f_Command_5f_Summary.C28" style:display-name="PJLink_Command_Summary.C28" style:family="table-cell">
      <style:table-cell-properties fo:padding="0.0382in" fo:border-left="0.05pt solid #000000" fo:border-right="0.05pt solid #000000" fo:border-top="none" fo:border-bottom="0.05pt solid #000000"/>
    </style:style>
    <style:style style:name="PJLink_5f_Command_5f_Summary.D28" style:display-name="PJLink_Command_Summary.D28" style:family="table-cell">
      <style:table-cell-properties fo:padding="0.0382in" fo:border-left="0.05pt solid #000000" fo:border-right="none" fo:border-top="none" fo:border-bottom="0.05pt solid #000000"/>
    </style:style>
    <style:style style:name="PJLink_5f_Command_5f_Summary.E28" style:display-name="PJLink_Command_Summary.E28" style:family="table-cell">
      <style:table-cell-properties fo:padding="0.0382in" fo:border-left="0.05pt solid #000000" fo:border-right="0.05pt solid #000000" fo:border-top="none" fo:border-bottom="0.05pt solid #000000"/>
    </style:style>
    <style:style style:name="PJLink_5f_Command_5f_Summary.A29" style:display-name="PJLink_Command_Summary.A29" style:family="table-cell">
      <style:table-cell-properties fo:padding="0.0382in" fo:border-left="0.05pt solid #000000" fo:border-right="none" fo:border-top="none" fo:border-bottom="0.05pt solid #000000"/>
    </style:style>
    <style:style style:name="PJLink_5f_Command_5f_Summary.B29" style:display-name="PJLink_Command_Summary.B29" style:family="table-cell">
      <style:table-cell-properties fo:padding="0.0382in" fo:border-left="0.05pt solid #000000" fo:border-right="none" fo:border-top="none" fo:border-bottom="0.05pt solid #000000"/>
    </style:style>
    <style:style style:name="PJLink_5f_Command_5f_Summary.C29" style:display-name="PJLink_Command_Summary.C29" style:family="table-cell">
      <style:table-cell-properties fo:padding="0.0382in" fo:border-left="0.05pt solid #000000" fo:border-right="0.05pt solid #000000" fo:border-top="none" fo:border-bottom="0.05pt solid #000000"/>
    </style:style>
    <style:style style:name="PJLink_5f_Command_5f_Summary.D29" style:display-name="PJLink_Command_Summary.D29" style:family="table-cell">
      <style:table-cell-properties fo:padding="0.0382in" fo:border-left="0.05pt solid #000000" fo:border-right="none" fo:border-top="none" fo:border-bottom="0.05pt solid #000000"/>
    </style:style>
    <style:style style:name="PJLink_5f_Command_5f_Summary.E29" style:display-name="PJLink_Command_Summary.E29" style:family="table-cell">
      <style:table-cell-properties fo:padding="0.0382in" fo:border-left="0.05pt solid #000000" fo:border-right="0.05pt solid #000000" fo:border-top="none" fo:border-bottom="0.05pt solid #000000"/>
    </style:style>
    <style:style style:name="PJLink_5f_Command_5f_Summary.A30" style:display-name="PJLink_Command_Summary.A30" style:family="table-cell">
      <style:table-cell-properties fo:padding="0.0382in" fo:border-left="0.05pt solid #000000" fo:border-right="none" fo:border-top="none" fo:border-bottom="0.05pt solid #000000"/>
    </style:style>
    <style:style style:name="PJLink_5f_Command_5f_Summary.B30" style:display-name="PJLink_Command_Summary.B30" style:family="table-cell">
      <style:table-cell-properties fo:padding="0.0382in" fo:border-left="0.05pt solid #000000" fo:border-right="none" fo:border-top="none" fo:border-bottom="0.05pt solid #000000"/>
    </style:style>
    <style:style style:name="PJLink_5f_Command_5f_Summary.C30" style:display-name="PJLink_Command_Summary.C30" style:family="table-cell">
      <style:table-cell-properties fo:padding="0.0382in" fo:border-left="0.05pt solid #000000" fo:border-right="0.05pt solid #000000" fo:border-top="none" fo:border-bottom="0.05pt solid #000000"/>
    </style:style>
    <style:style style:name="PJLink_5f_Command_5f_Summary.D30" style:display-name="PJLink_Command_Summary.D30" style:family="table-cell">
      <style:table-cell-properties fo:padding="0.0382in" fo:border-left="0.05pt solid #000000" fo:border-right="none" fo:border-top="none" fo:border-bottom="0.05pt solid #000000"/>
    </style:style>
    <style:style style:name="PJLink_5f_Command_5f_Summary.E30" style:display-name="PJLink_Command_Summary.E30" style:family="table-cell">
      <style:table-cell-properties fo:padding="0.0382in" fo:border-left="0.05pt solid #000000" fo:border-right="0.05pt solid #000000" fo:border-top="none" fo:border-bottom="0.05pt solid #000000"/>
    </style:style>
    <style:style style:name="PJLink_5f_Command_5f_Summary.A31" style:display-name="PJLink_Command_Summary.A31" style:family="table-cell">
      <style:table-cell-properties fo:padding="0.0382in" fo:border-left="0.05pt solid #000000" fo:border-right="none" fo:border-top="none" fo:border-bottom="0.05pt solid #000000"/>
    </style:style>
    <style:style style:name="PJLink_5f_Command_5f_Summary.B31" style:display-name="PJLink_Command_Summary.B31" style:family="table-cell">
      <style:table-cell-properties fo:padding="0.0382in" fo:border-left="0.05pt solid #000000" fo:border-right="none" fo:border-top="none" fo:border-bottom="0.05pt solid #000000"/>
    </style:style>
    <style:style style:name="PJLink_5f_Command_5f_Summary.C31" style:display-name="PJLink_Command_Summary.C31" style:family="table-cell">
      <style:table-cell-properties fo:padding="0.0382in" fo:border-left="0.05pt solid #000000" fo:border-right="none" fo:border-top="none" fo:border-bottom="0.05pt solid #000000"/>
    </style:style>
    <style:style style:name="PJLink_5f_Command_5f_Summary.D31" style:display-name="PJLink_Command_Summary.D31" style:family="table-cell">
      <style:table-cell-properties fo:padding="0.0382in" fo:border-left="0.05pt solid #000000" fo:border-right="none" fo:border-top="none" fo:border-bottom="0.05pt solid #000000"/>
    </style:style>
    <style:style style:name="PJLink_5f_Command_5f_Summary.E31" style:display-name="PJLink_Command_Summary.E31" style:family="table-cell">
      <style:table-cell-properties fo:padding="0.0382in" fo:border-left="0.05pt solid #000000" fo:border-right="0.05pt solid #000000" fo:border-top="none" fo:border-bottom="0.05pt solid #000000"/>
    </style:style>
    <style:style style:name="PJLink_5f_Command_5f_Summary.A32" style:display-name="PJLink_Command_Summary.A32" style:family="table-cell">
      <style:table-cell-properties fo:padding="0.0382in" fo:border-left="0.05pt solid #000000" fo:border-right="none" fo:border-top="none" fo:border-bottom="0.05pt solid #000000"/>
    </style:style>
    <style:style style:name="PJLink_5f_Command_5f_Summary.B32" style:display-name="PJLink_Command_Summary.B32" style:family="table-cell">
      <style:table-cell-properties fo:padding="0.0382in" fo:border-left="0.05pt solid #000000" fo:border-right="none" fo:border-top="none" fo:border-bottom="0.05pt solid #000000"/>
    </style:style>
    <style:style style:name="PJLink_5f_Command_5f_Summary.C32" style:display-name="PJLink_Command_Summary.C32" style:family="table-cell">
      <style:table-cell-properties fo:padding="0.0382in" fo:border-left="0.05pt solid #000000" fo:border-right="none" fo:border-top="none" fo:border-bottom="0.05pt solid #000000"/>
    </style:style>
    <style:style style:name="PJLink_5f_Command_5f_Summary.D32" style:display-name="PJLink_Command_Summary.D32" style:family="table-cell">
      <style:table-cell-properties fo:padding="0.0382in" fo:border-left="0.05pt solid #000000" fo:border-right="none" fo:border-top="none" fo:border-bottom="0.05pt solid #000000"/>
    </style:style>
    <style:style style:name="PJLink_5f_Command_5f_Summary.E32" style:display-name="PJLink_Command_Summary.E32" style:family="table-cell">
      <style:table-cell-properties fo:padding="0.0382in" fo:border-left="0.05pt solid #000000" fo:border-right="0.05pt solid #000000" fo:border-top="none" fo:border-bottom="0.05pt solid #000000"/>
    </style:style>
    <style:style style:name="PJLink_5f_Command_5f_Summary.A33" style:display-name="PJLink_Command_Summary.A33" style:family="table-cell">
      <style:table-cell-properties fo:padding="0.0382in" fo:border-left="0.05pt solid #000000" fo:border-right="none" fo:border-top="none" fo:border-bottom="0.05pt solid #000000"/>
    </style:style>
    <style:style style:name="PJLink_5f_Command_5f_Summary.B33" style:display-name="PJLink_Command_Summary.B33" style:family="table-cell">
      <style:table-cell-properties fo:padding="0.0382in" fo:border-left="0.05pt solid #000000" fo:border-right="none" fo:border-top="none" fo:border-bottom="0.05pt solid #000000"/>
    </style:style>
    <style:style style:name="PJLink_5f_Command_5f_Summary.C33" style:display-name="PJLink_Command_Summary.C33" style:family="table-cell">
      <style:table-cell-properties fo:padding="0.0382in" fo:border-left="0.05pt solid #000000" fo:border-right="none" fo:border-top="none" fo:border-bottom="0.05pt solid #000000"/>
    </style:style>
    <style:style style:name="PJLink_5f_Command_5f_Summary.D33" style:display-name="PJLink_Command_Summary.D33" style:family="table-cell">
      <style:table-cell-properties fo:padding="0.0382in" fo:border-left="0.05pt solid #000000" fo:border-right="none" fo:border-top="none" fo:border-bottom="0.05pt solid #000000"/>
    </style:style>
    <style:style style:name="PJLink_5f_Command_5f_Summary.E33" style:display-name="PJLink_Command_Summary.E33" style:family="table-cell">
      <style:table-cell-properties fo:padding="0.0382in" fo:border-left="0.05pt solid #000000" fo:border-right="0.05pt solid #000000" fo:border-top="none" fo:border-bottom="0.05pt solid #000000"/>
    </style:style>
    <style:style style:name="PJLink_5f_Command_5f_Summary.A34" style:display-name="PJLink_Command_Summary.A34" style:family="table-cell">
      <style:table-cell-properties fo:padding="0.0382in" fo:border-left="0.05pt solid #000000" fo:border-right="none" fo:border-top="none" fo:border-bottom="0.05pt solid #000000"/>
    </style:style>
    <style:style style:name="PJLink_5f_Command_5f_Summary.B34" style:display-name="PJLink_Command_Summary.B34" style:family="table-cell">
      <style:table-cell-properties fo:padding="0.0382in" fo:border-left="0.05pt solid #000000" fo:border-right="none" fo:border-top="none" fo:border-bottom="0.05pt solid #000000"/>
    </style:style>
    <style:style style:name="PJLink_5f_Command_5f_Summary.C34" style:display-name="PJLink_Command_Summary.C34" style:family="table-cell">
      <style:table-cell-properties fo:padding="0.0382in" fo:border-left="0.05pt solid #000000" fo:border-right="none" fo:border-top="none" fo:border-bottom="0.05pt solid #000000"/>
    </style:style>
    <style:style style:name="PJLink_5f_Command_5f_Summary.D34" style:display-name="PJLink_Command_Summary.D34" style:family="table-cell">
      <style:table-cell-properties fo:padding="0.0382in" fo:border-left="0.05pt solid #000000" fo:border-right="none" fo:border-top="none" fo:border-bottom="0.05pt solid #000000"/>
    </style:style>
    <style:style style:name="PJLink_5f_Command_5f_Summary.E34" style:display-name="PJLink_Command_Summary.E34" style:family="table-cell">
      <style:table-cell-properties fo:padding="0.0382in" fo:border-left="0.05pt solid #000000" fo:border-right="0.05pt solid #000000" fo:border-top="none" fo:border-bottom="0.05pt solid #000000"/>
    </style:style>
    <style:style style:name="PJLink_5f_Command_5f_Summary.A35" style:display-name="PJLink_Command_Summary.A35" style:family="table-cell">
      <style:table-cell-properties fo:padding="0.0382in" fo:border-left="0.05pt solid #000000" fo:border-right="none" fo:border-top="none" fo:border-bottom="0.05pt solid #000000"/>
    </style:style>
    <style:style style:name="PJLink_5f_Command_5f_Summary.B35" style:display-name="PJLink_Command_Summary.B35" style:family="table-cell">
      <style:table-cell-properties fo:padding="0.0382in" fo:border-left="0.05pt solid #000000" fo:border-right="none" fo:border-top="none" fo:border-bottom="0.05pt solid #000000"/>
    </style:style>
    <style:style style:name="PJLink_5f_Command_5f_Summary.C35" style:display-name="PJLink_Command_Summary.C35" style:family="table-cell">
      <style:table-cell-properties fo:padding="0.0382in" fo:border-left="0.05pt solid #000000" fo:border-right="none" fo:border-top="none" fo:border-bottom="0.05pt solid #000000"/>
    </style:style>
    <style:style style:name="PJLink_5f_Command_5f_Summary.D35" style:display-name="PJLink_Command_Summary.D35" style:family="table-cell">
      <style:table-cell-properties fo:padding="0.0382in" fo:border-left="0.05pt solid #000000" fo:border-right="none" fo:border-top="none" fo:border-bottom="0.05pt solid #000000"/>
    </style:style>
    <style:style style:name="PJLink_5f_Command_5f_Summary.E35" style:display-name="PJLink_Command_Summary.E35" style:family="table-cell">
      <style:table-cell-properties fo:padding="0.0382in" fo:border-left="0.05pt solid #000000" fo:border-right="0.05pt solid #000000" fo:border-top="none" fo:border-bottom="0.05pt solid #000000"/>
    </style:style>
    <style:style style:name="PJLink_5f_Command_5f_Summary.A36" style:display-name="PJLink_Command_Summary.A36" style:family="table-cell">
      <style:table-cell-properties fo:padding="0.0382in" fo:border-left="0.05pt solid #000000" fo:border-right="none" fo:border-top="none" fo:border-bottom="0.05pt solid #000000"/>
    </style:style>
    <style:style style:name="PJLink_5f_Command_5f_Summary.B36" style:display-name="PJLink_Command_Summary.B36" style:family="table-cell">
      <style:table-cell-properties fo:padding="0.0382in" fo:border-left="0.05pt solid #000000" fo:border-right="none" fo:border-top="none" fo:border-bottom="0.05pt solid #000000"/>
    </style:style>
    <style:style style:name="PJLink_5f_Command_5f_Summary.C36" style:display-name="PJLink_Command_Summary.C36" style:family="table-cell">
      <style:table-cell-properties fo:padding="0.0382in" fo:border-left="0.05pt solid #000000" fo:border-right="none" fo:border-top="none" fo:border-bottom="0.05pt solid #000000"/>
    </style:style>
    <style:style style:name="PJLink_5f_Command_5f_Summary.D36" style:display-name="PJLink_Command_Summary.D36" style:family="table-cell">
      <style:table-cell-properties fo:padding="0.0382in" fo:border-left="0.05pt solid #000000" fo:border-right="none" fo:border-top="none" fo:border-bottom="0.05pt solid #000000"/>
    </style:style>
    <style:style style:name="PJLink_5f_Command_5f_Summary.E36" style:display-name="PJLink_Command_Summary.E36" style:family="table-cell">
      <style:table-cell-properties fo:padding="0.0382in" fo:border-left="0.05pt solid #000000" fo:border-right="0.05pt solid #000000" fo:border-top="none" fo:border-bottom="0.05pt solid #000000"/>
    </style:style>
    <style:style style:name="PJLink_5f_Command_5f_Summary.A37" style:display-name="PJLink_Command_Summary.A37" style:family="table-cell">
      <style:table-cell-properties fo:padding="0.0382in" fo:border-left="0.05pt solid #000000" fo:border-right="none" fo:border-top="none" fo:border-bottom="0.05pt solid #000000"/>
    </style:style>
    <style:style style:name="PJLink_5f_Command_5f_Summary.B37" style:display-name="PJLink_Command_Summary.B37" style:family="table-cell">
      <style:table-cell-properties fo:padding="0.0382in" fo:border-left="0.05pt solid #000000" fo:border-right="none" fo:border-top="none" fo:border-bottom="0.05pt solid #000000"/>
    </style:style>
    <style:style style:name="PJLink_5f_Command_5f_Summary.C37" style:display-name="PJLink_Command_Summary.C37" style:family="table-cell">
      <style:table-cell-properties fo:padding="0.0382in" fo:border-left="0.05pt solid #000000" fo:border-right="none" fo:border-top="none" fo:border-bottom="0.05pt solid #000000"/>
    </style:style>
    <style:style style:name="PJLink_5f_Command_5f_Summary.D37" style:display-name="PJLink_Command_Summary.D37" style:family="table-cell">
      <style:table-cell-properties fo:padding="0.0382in" fo:border-left="0.05pt solid #000000" fo:border-right="none" fo:border-top="none" fo:border-bottom="0.05pt solid #000000"/>
    </style:style>
    <style:style style:name="PJLink_5f_Command_5f_Summary.E37" style:display-name="PJLink_Command_Summary.E37" style:family="table-cell">
      <style:table-cell-properties fo:padding="0.0382in" fo:border-left="0.05pt solid #000000" fo:border-right="0.05pt solid #000000" fo:border-top="none" fo:border-bottom="0.05pt solid #000000"/>
    </style:style>
    <style:style style:name="PJLink_5f_Command_5f_Summary.A38" style:display-name="PJLink_Command_Summary.A38" style:family="table-cell">
      <style:table-cell-properties fo:padding="0.0382in" fo:border-left="0.05pt solid #000000" fo:border-right="none" fo:border-top="none" fo:border-bottom="0.05pt solid #000000"/>
    </style:style>
    <style:style style:name="PJLink_5f_Command_5f_Summary.B38" style:display-name="PJLink_Command_Summary.B38" style:family="table-cell">
      <style:table-cell-properties fo:padding="0.0382in" fo:border-left="0.05pt solid #000000" fo:border-right="none" fo:border-top="none" fo:border-bottom="0.05pt solid #000000"/>
    </style:style>
    <style:style style:name="PJLink_5f_Command_5f_Summary.C38" style:display-name="PJLink_Command_Summary.C38" style:family="table-cell">
      <style:table-cell-properties fo:padding="0.0382in" fo:border-left="0.05pt solid #000000" fo:border-right="none" fo:border-top="none" fo:border-bottom="0.05pt solid #000000"/>
    </style:style>
    <style:style style:name="PJLink_5f_Command_5f_Summary.D38" style:display-name="PJLink_Command_Summary.D38" style:family="table-cell">
      <style:table-cell-properties fo:padding="0.0382in" fo:border-left="0.05pt solid #000000" fo:border-right="none" fo:border-top="none" fo:border-bottom="0.05pt solid #000000"/>
    </style:style>
    <style:style style:name="PJLink_5f_Command_5f_Summary.E38" style:display-name="PJLink_Command_Summary.E38" style:family="table-cell">
      <style:table-cell-properties fo:padding="0.0382in" fo:border-left="0.05pt solid #000000" fo:border-right="0.05pt solid #000000" fo:border-top="none" fo:border-bottom="0.05pt solid #000000"/>
    </style:style>
    <style:style style:name="Table6" style:family="table">
      <style:table-properties style:width="7.6875in" fo:margin-left="0in" table:align="left"/>
    </style:style>
    <style:style style:name="Table6.A" style:family="table-column">
      <style:table-column-properties style:column-width="1in"/>
    </style:style>
    <style:style style:name="Table6.B" style:family="table-column">
      <style:table-column-properties style:column-width="0.75in"/>
    </style:style>
    <style:style style:name="Table6.C" style:family="table-column">
      <style:table-column-properties style:column-width="1.0625in"/>
    </style:style>
    <style:style style:name="Table6.D" style:family="table-column">
      <style:table-column-properties style:column-width="1.375in"/>
    </style:style>
    <style:style style:name="Table6.E" style:family="table-column">
      <style:table-column-properties style:column-width="3.5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8936f8" officeooo:paragraph-rsid="008936f8"/>
    </style:style>
    <style:style style:name="P2" style:family="paragraph" style:parent-style-name="Table_20_Contents">
      <style:paragraph-properties fo:text-align="center" style:justify-single-word="false"/>
      <style:text-properties officeooo:rsid="008936f8" officeooo:paragraph-rsid="008936f8"/>
    </style:style>
    <style:style style:name="P3" style:family="paragraph" style:parent-style-name="Table_20_Contents">
      <style:paragraph-properties fo:text-align="end" style:justify-single-word="false"/>
      <style:text-properties officeooo:rsid="001a7a81" officeooo:paragraph-rsid="001a7a81"/>
    </style:style>
    <style:style style:name="P4" style:family="paragraph" style:parent-style-name="Table_20_Contents">
      <style:paragraph-properties fo:text-align="center" style:justify-single-word="false"/>
      <style:text-properties style:font-name="Courier 10 Pitch" officeooo:rsid="00251b7f" officeooo:paragraph-rsid="00251b7f"/>
    </style:style>
    <style:style style:name="P5" style:family="paragraph" style:parent-style-name="Table_20_Contents">
      <style:paragraph-properties fo:text-align="center" style:justify-single-word="false"/>
      <style:text-properties style:font-name="Courier 10 Pitch" officeooo:rsid="00251b7f" officeooo:paragraph-rsid="006d5a24"/>
    </style:style>
    <style:style style:name="P6" style:family="paragraph" style:parent-style-name="Table_20_Contents">
      <style:paragraph-properties fo:text-align="center" style:justify-single-word="false"/>
      <style:text-properties style:font-name="Courier 10 Pitch" officeooo:rsid="0027e6fd" officeooo:paragraph-rsid="0027e6fd"/>
    </style:style>
    <style:style style:name="P7" style:family="paragraph" style:parent-style-name="Table_20_Contents">
      <style:paragraph-properties fo:text-align="center" style:justify-single-word="false"/>
      <style:text-properties style:font-name="Courier 10 Pitch" officeooo:rsid="0027e6fd" officeooo:paragraph-rsid="006d5a24"/>
    </style:style>
    <style:style style:name="P8" style:family="paragraph" style:parent-style-name="Table_20_Contents">
      <style:paragraph-properties fo:text-align="center" style:justify-single-word="false"/>
      <style:text-properties style:font-name="Courier 10 Pitch" officeooo:rsid="002ec750" officeooo:paragraph-rsid="002ec750"/>
    </style:style>
    <style:style style:name="P9" style:family="paragraph" style:parent-style-name="Table_20_Contents">
      <style:paragraph-properties fo:text-align="center" style:justify-single-word="false"/>
      <style:text-properties style:font-name="Courier 10 Pitch" officeooo:rsid="002ec750" officeooo:paragraph-rsid="006d5a24"/>
    </style:style>
    <style:style style:name="P10" style:family="paragraph" style:parent-style-name="Table_20_Contents">
      <style:paragraph-properties fo:text-align="center" style:justify-single-word="false"/>
      <style:text-properties style:font-name="Courier 10 Pitch" officeooo:rsid="006d498a" officeooo:paragraph-rsid="006d498a"/>
    </style:style>
    <style:style style:name="P11" style:family="paragraph" style:parent-style-name="Table_20_Contents">
      <style:paragraph-properties fo:text-align="center" style:justify-single-word="false"/>
      <style:text-properties style:font-name="Courier 10 Pitch" officeooo:rsid="006d498a" officeooo:paragraph-rsid="006d5a24"/>
    </style:style>
    <style:style style:name="P12" style:family="paragraph" style:parent-style-name="Table_20_Contents">
      <style:text-properties style:font-name="Liberation Serif"/>
    </style:style>
    <style:style style:name="P13" style:family="paragraph" style:parent-style-name="Table_20_Contents">
      <style:paragraph-properties fo:text-align="center" style:justify-single-word="false"/>
      <style:text-properties style:font-name="Liberation Serif" officeooo:rsid="0028f15e" officeooo:paragraph-rsid="0028f15e"/>
    </style:style>
    <style:style style:name="P14" style:family="paragraph" style:parent-style-name="Table_20_Contents">
      <style:text-properties style:font-name="Liberation Serif" officeooo:rsid="0029c191" officeooo:paragraph-rsid="0029c191"/>
    </style:style>
    <style:style style:name="P15" style:family="paragraph" style:parent-style-name="Table_20_Contents">
      <style:paragraph-properties fo:text-align="center" style:justify-single-word="false"/>
      <style:text-properties style:font-name="Liberation Serif" officeooo:rsid="0029c191" officeooo:paragraph-rsid="0029c191"/>
    </style:style>
    <style:style style:name="P16" style:family="paragraph" style:parent-style-name="Table_20_Contents">
      <style:paragraph-properties fo:text-align="center" style:justify-single-word="false"/>
      <style:text-properties style:font-name="Liberation Serif" officeooo:rsid="0029c191" officeooo:paragraph-rsid="00293b51"/>
    </style:style>
    <style:style style:name="P17" style:family="paragraph" style:parent-style-name="Table_20_Contents">
      <style:text-properties style:font-name="Liberation Serif" officeooo:rsid="002b342d" officeooo:paragraph-rsid="002b342d"/>
    </style:style>
    <style:style style:name="P18" style:family="paragraph" style:parent-style-name="Table_20_Contents">
      <style:text-properties style:font-name="Liberation Serif" officeooo:rsid="002d7d1e" officeooo:paragraph-rsid="002d7d1e"/>
    </style:style>
    <style:style style:name="P19" style:family="paragraph" style:parent-style-name="Table_20_Contents">
      <style:text-properties style:font-name="Liberation Serif" officeooo:rsid="002e24e5" officeooo:paragraph-rsid="002e24e5"/>
    </style:style>
    <style:style style:name="P20" style:family="paragraph" style:parent-style-name="Table_20_Contents">
      <style:text-properties style:font-name="Liberation Serif" officeooo:rsid="007053e6" officeooo:paragraph-rsid="007053e6"/>
    </style:style>
    <style:style style:name="P21" style:family="paragraph" style:parent-style-name="Table_20_Contents">
      <style:text-properties style:font-name="Liberation Serif" officeooo:rsid="007053e6" officeooo:paragraph-rsid="0072b657"/>
    </style:style>
    <style:style style:name="P22" style:family="paragraph" style:parent-style-name="Table_20_Contents">
      <style:text-properties style:font-name="Liberation Serif" officeooo:rsid="0070a179" officeooo:paragraph-rsid="0070a179"/>
    </style:style>
    <style:style style:name="P23" style:family="paragraph" style:parent-style-name="Table_20_Contents">
      <style:text-properties style:font-name="Liberation Serif" officeooo:rsid="0072b657" officeooo:paragraph-rsid="0072b657"/>
    </style:style>
    <style:style style:name="P24" style:family="paragraph" style:parent-style-name="Table_20_Contents">
      <style:text-properties style:font-name="Liberation Serif" officeooo:rsid="00739c05" officeooo:paragraph-rsid="00739c05"/>
    </style:style>
    <style:style style:name="P25" style:family="paragraph" style:parent-style-name="Table_20_Contents">
      <style:text-properties style:font-name="Liberation Serif" officeooo:rsid="0079580c" officeooo:paragraph-rsid="0079580c"/>
    </style:style>
    <style:style style:name="P26" style:family="paragraph" style:parent-style-name="Table_20_Contents">
      <style:text-properties style:font-name="Liberation Serif" officeooo:rsid="007af5a9" officeooo:paragraph-rsid="007af5a9"/>
    </style:style>
    <style:style style:name="P27" style:family="paragraph" style:parent-style-name="Table_20_Contents">
      <style:text-properties style:font-name="Liberation Serif" officeooo:rsid="007b60c9" officeooo:paragraph-rsid="007b60c9"/>
    </style:style>
    <style:style style:name="P28" style:family="paragraph" style:parent-style-name="Table_20_Contents">
      <style:text-properties style:font-name="Liberation Serif" officeooo:rsid="007c276f" officeooo:paragraph-rsid="007c276f"/>
    </style:style>
    <style:style style:name="P29" style:family="paragraph" style:parent-style-name="Table_20_Contents">
      <style:text-properties style:font-name="Liberation Serif" officeooo:rsid="007cc276" officeooo:paragraph-rsid="007cc276"/>
    </style:style>
    <style:style style:name="P30" style:family="paragraph" style:parent-style-name="Table_20_Contents">
      <style:text-properties style:font-name="Liberation Serif" officeooo:rsid="007cc276" officeooo:paragraph-rsid="007e5529"/>
    </style:style>
    <style:style style:name="P31" style:family="paragraph" style:parent-style-name="Table_20_Contents">
      <style:text-properties style:font-name="Liberation Serif" officeooo:rsid="007e5529" officeooo:paragraph-rsid="007e5529"/>
    </style:style>
    <style:style style:name="P32" style:family="paragraph" style:parent-style-name="Table_20_Contents">
      <style:text-properties style:font-name="Liberation Serif" officeooo:rsid="007ffb43" officeooo:paragraph-rsid="007ffb43"/>
    </style:style>
    <style:style style:name="P33" style:family="paragraph" style:parent-style-name="Table_20_Contents">
      <style:text-properties style:font-name="Liberation Serif" officeooo:rsid="008192fe" officeooo:paragraph-rsid="008192fe"/>
    </style:style>
    <style:style style:name="P34" style:family="paragraph" style:parent-style-name="Table_20_Contents">
      <style:text-properties style:font-name="Liberation Serif" officeooo:rsid="008192fe" officeooo:paragraph-rsid="0081cf3f"/>
    </style:style>
    <style:style style:name="P35" style:family="paragraph" style:parent-style-name="Table_20_Contents">
      <style:text-properties style:font-name="Liberation Serif" officeooo:rsid="0081cf3f" officeooo:paragraph-rsid="0081cf3f"/>
    </style:style>
    <style:style style:name="P36" style:family="paragraph" style:parent-style-name="Table_20_Contents">
      <style:text-properties style:font-name="Liberation Serif" officeooo:rsid="0081cf3f" officeooo:paragraph-rsid="0083bb1f"/>
    </style:style>
    <style:style style:name="P37" style:family="paragraph" style:parent-style-name="Table_20_Contents">
      <style:text-properties style:font-name="Liberation Serif" officeooo:rsid="0083bb1f" officeooo:paragraph-rsid="0083bb1f"/>
    </style:style>
    <style:style style:name="P38" style:family="paragraph" style:parent-style-name="Table_20_Contents">
      <style:text-properties style:font-name="Liberation Serif" officeooo:rsid="00857f87" officeooo:paragraph-rsid="00857f87"/>
    </style:style>
    <style:style style:name="P39" style:family="paragraph" style:parent-style-name="Table_20_Contents">
      <style:paragraph-properties fo:text-align="center" style:justify-single-word="false"/>
      <style:text-properties officeooo:rsid="0026d10e" officeooo:paragraph-rsid="0052ee32"/>
    </style:style>
    <style:style style:name="P40" style:family="paragraph" style:parent-style-name="Table_20_Contents">
      <style:paragraph-properties fo:text-align="start" style:justify-single-word="false"/>
      <style:text-properties officeooo:rsid="0026d10e" officeooo:paragraph-rsid="0052ee32"/>
    </style:style>
    <style:style style:name="P41" style:family="paragraph" style:parent-style-name="Table_20_Contents">
      <style:paragraph-properties fo:text-align="start" style:justify-single-word="false"/>
      <style:text-properties officeooo:rsid="0028e2b2" officeooo:paragraph-rsid="0052ee32"/>
    </style:style>
    <style:style style:name="P42" style:family="paragraph" style:parent-style-name="Table_20_Contents">
      <style:text-properties officeooo:rsid="006bb17e" officeooo:paragraph-rsid="006bb17e"/>
    </style:style>
    <style:style style:name="P43" style:family="paragraph" style:parent-style-name="Header">
      <style:text-properties officeooo:rsid="0018d54a" officeooo:paragraph-rsid="0018d54a"/>
    </style:style>
    <style:style style:name="P44" style:family="paragraph" style:parent-style-name="Text_20_body">
      <style:paragraph-properties fo:text-align="start" style:justify-single-word="false"/>
      <style:text-properties officeooo:rsid="001857e2" officeooo:paragraph-rsid="0018a1a5"/>
    </style:style>
    <style:style style:name="P45" style:family="paragraph" style:parent-style-name="Text_20_body">
      <style:paragraph-properties fo:text-align="start" style:justify-single-word="false"/>
      <style:text-properties officeooo:rsid="001857e2" officeooo:paragraph-rsid="001857e2"/>
    </style:style>
    <style:style style:name="P46" style:family="paragraph" style:parent-style-name="Text_20_body">
      <style:text-properties officeooo:rsid="001857e2" officeooo:paragraph-rsid="0018d54a"/>
    </style:style>
    <style:style style:name="P47" style:family="paragraph" style:parent-style-name="Text_20_body">
      <style:paragraph-properties fo:text-align="start" style:justify-single-word="false"/>
      <style:text-properties officeooo:paragraph-rsid="001857e2"/>
    </style:style>
    <style:style style:name="P48" style:family="paragraph" style:parent-style-name="Text_20_body">
      <style:paragraph-properties fo:text-align="start" style:justify-single-word="false"/>
      <style:text-properties officeooo:paragraph-rsid="0018a1a5"/>
    </style:style>
    <style:style style:name="P49" style:family="paragraph" style:parent-style-name="Text_20_body">
      <style:paragraph-properties fo:text-align="start" style:justify-single-word="false"/>
      <style:text-properties officeooo:paragraph-rsid="001e7a8e"/>
    </style:style>
    <style:style style:name="P50" style:family="paragraph" style:parent-style-name="Text_20_body">
      <style:paragraph-properties fo:text-align="start" style:justify-single-word="false"/>
      <style:text-properties officeooo:paragraph-rsid="001e9b65"/>
    </style:style>
    <style:style style:name="P51" style:family="paragraph" style:parent-style-name="Text_20_body">
      <style:paragraph-properties fo:text-align="start" style:justify-single-word="false"/>
      <style:text-properties officeooo:paragraph-rsid="00212254"/>
    </style:style>
    <style:style style:name="P52" style:family="paragraph" style:parent-style-name="Text_20_body">
      <style:paragraph-properties fo:text-align="start" style:justify-single-word="false"/>
      <style:text-properties officeooo:paragraph-rsid="0073c18a"/>
    </style:style>
    <style:style style:name="P53" style:family="paragraph" style:parent-style-name="Text_20_body">
      <style:paragraph-properties fo:text-align="start" style:justify-single-word="false"/>
      <style:text-properties officeooo:rsid="0018a1a5" officeooo:paragraph-rsid="0018a1a5"/>
    </style:style>
    <style:style style:name="P54" style:family="paragraph" style:parent-style-name="Text_20_body">
      <style:paragraph-properties fo:text-align="start" style:justify-single-word="false"/>
      <style:text-properties officeooo:rsid="001c01b0" officeooo:paragraph-rsid="001c01b0"/>
    </style:style>
    <style:style style:name="P55" style:family="paragraph" style:parent-style-name="Text_20_body">
      <style:paragraph-properties fo:text-align="start" style:justify-single-word="false"/>
      <style:text-properties officeooo:rsid="002381b9" officeooo:paragraph-rsid="002381b9"/>
    </style:style>
    <style:style style:name="P56" style:family="paragraph" style:parent-style-name="Text_20_body">
      <style:paragraph-properties fo:text-align="start" style:justify-single-word="false"/>
      <style:text-properties officeooo:rsid="002381b9" officeooo:paragraph-rsid="0027e6fd"/>
    </style:style>
    <style:style style:name="P57" style:family="paragraph" style:parent-style-name="Text_20_body">
      <style:paragraph-properties fo:text-align="start" style:justify-single-word="false"/>
      <style:text-properties officeooo:rsid="002381b9" officeooo:paragraph-rsid="00493ed8"/>
    </style:style>
    <style:style style:name="P58" style:family="paragraph" style:parent-style-name="Text_20_body">
      <style:paragraph-properties fo:text-align="start" style:justify-single-word="false"/>
      <style:text-properties officeooo:rsid="002381b9" officeooo:paragraph-rsid="0073c18a"/>
    </style:style>
    <style:style style:name="P59" style:family="paragraph" style:parent-style-name="Text_20_body">
      <style:paragraph-properties fo:text-align="start" style:justify-single-word="false"/>
      <style:text-properties officeooo:rsid="002381b9" officeooo:paragraph-rsid="008d7eb1"/>
    </style:style>
    <style:style style:name="P60" style:family="paragraph" style:parent-style-name="Text_20_body">
      <style:paragraph-properties fo:text-align="start" style:justify-single-word="false"/>
      <style:text-properties officeooo:rsid="002381b9" officeooo:paragraph-rsid="008deba9"/>
    </style:style>
    <style:style style:name="P61" style:family="paragraph" style:parent-style-name="Text_20_body">
      <style:paragraph-properties fo:text-align="start" style:justify-single-word="false"/>
      <style:text-properties officeooo:rsid="00251b7f" officeooo:paragraph-rsid="0052ee32"/>
    </style:style>
    <style:style style:name="P62" style:family="paragraph" style:parent-style-name="Text_20_body">
      <style:paragraph-properties fo:text-align="start" style:justify-single-word="false"/>
      <style:text-properties officeooo:rsid="00251b7f" officeooo:paragraph-rsid="006d498a"/>
    </style:style>
    <style:style style:name="P63" style:family="paragraph" style:parent-style-name="Text_20_body">
      <style:text-properties style:font-name="Liberation Serif" officeooo:rsid="00293b51" officeooo:paragraph-rsid="0029c191"/>
    </style:style>
    <style:style style:name="P64" style:family="paragraph" style:parent-style-name="Text_20_body">
      <style:text-properties style:font-name="Liberation Serif" officeooo:rsid="00293b51" officeooo:paragraph-rsid="002b342d"/>
    </style:style>
    <style:style style:name="P65" style:family="paragraph" style:parent-style-name="Text_20_body">
      <style:text-properties style:font-name="Liberation Serif" officeooo:rsid="00293b51" officeooo:paragraph-rsid="002d7d1e"/>
    </style:style>
    <style:style style:name="P66" style:family="paragraph" style:parent-style-name="Text_20_body">
      <style:text-properties style:font-name="Liberation Serif" officeooo:rsid="00293b51" officeooo:paragraph-rsid="002e24e5"/>
    </style:style>
    <style:style style:name="P67" style:family="paragraph" style:parent-style-name="Text_20_body">
      <style:text-properties style:font-name="Liberation Serif" officeooo:rsid="002ec750" officeooo:paragraph-rsid="002ec750"/>
    </style:style>
    <style:style style:name="P68" style:family="paragraph" style:parent-style-name="Text_20_body">
      <style:paragraph-properties fo:text-align="start" style:justify-single-word="false"/>
      <style:text-properties style:font-name="Liberation Serif" officeooo:rsid="002ec750" officeooo:paragraph-rsid="006d498a"/>
    </style:style>
    <style:style style:name="P69" style:family="paragraph" style:parent-style-name="Text_20_body">
      <style:text-properties style:font-name="Liberation Serif" officeooo:rsid="0031d313" officeooo:paragraph-rsid="003d038c"/>
    </style:style>
    <style:style style:name="P70" style:family="paragraph" style:parent-style-name="Text_20_body">
      <style:text-properties style:font-name="Liberation Serif" officeooo:rsid="00457f03" officeooo:paragraph-rsid="00457f03"/>
    </style:style>
    <style:style style:name="P71" style:family="paragraph" style:parent-style-name="Text_20_body">
      <style:text-properties style:font-name="Liberation Serif" officeooo:rsid="004ee05b" officeooo:paragraph-rsid="004ee05b"/>
    </style:style>
    <style:style style:name="P72" style:family="paragraph" style:parent-style-name="Text_20_body">
      <style:text-properties style:font-name="Liberation Serif" officeooo:rsid="0059ef1c" officeooo:paragraph-rsid="0059ef1c"/>
    </style:style>
    <style:style style:name="P73" style:family="paragraph" style:parent-style-name="Text_20_body">
      <style:paragraph-properties fo:text-align="start" style:justify-single-word="false"/>
      <style:text-properties style:font-name="Liberation Serif" officeooo:rsid="0028e2b2" officeooo:paragraph-rsid="006d498a"/>
    </style:style>
    <style:style style:name="P74" style:family="paragraph" style:parent-style-name="Text_20_body">
      <style:text-properties style:font-name="Liberation Serif" officeooo:rsid="0028e2b2" officeooo:paragraph-rsid="0028f15e"/>
    </style:style>
    <style:style style:name="P75" style:family="paragraph" style:parent-style-name="Text_20_body">
      <style:paragraph-properties fo:text-align="start" style:justify-single-word="false"/>
      <style:text-properties style:font-name="Liberation Serif" officeooo:rsid="00251b7f" officeooo:paragraph-rsid="00251b7f"/>
    </style:style>
    <style:style style:name="P76" style:family="paragraph" style:parent-style-name="Text_20_body">
      <style:paragraph-properties fo:text-align="start" style:justify-single-word="false"/>
      <style:text-properties style:font-name="Liberation Serif" officeooo:rsid="00251b7f" officeooo:paragraph-rsid="006d498a"/>
    </style:style>
    <style:style style:name="P77" style:family="paragraph" style:parent-style-name="Text_20_body">
      <style:paragraph-properties fo:text-align="start" style:justify-single-word="false"/>
      <style:text-properties style:font-name="Liberation Serif" officeooo:rsid="006d498a" officeooo:paragraph-rsid="006d498a"/>
    </style:style>
    <style:style style:name="P78" style:family="paragraph" style:parent-style-name="Text_20_body">
      <style:paragraph-properties fo:text-align="start" style:justify-single-word="false"/>
      <style:text-properties style:font-name="Liberation Serif" officeooo:rsid="0026d10e" officeooo:paragraph-rsid="006d498a"/>
    </style:style>
    <style:style style:name="P79" style:family="paragraph" style:parent-style-name="Text_20_body">
      <style:text-properties style:font-name="Liberation Serif" officeooo:rsid="006eca3f" officeooo:paragraph-rsid="006eca3f"/>
    </style:style>
    <style:style style:name="P80" style:family="paragraph" style:parent-style-name="Text_20_body">
      <style:text-properties style:font-name="Liberation Serif" officeooo:rsid="002d7d1e" officeooo:paragraph-rsid="006eca3f"/>
    </style:style>
    <style:style style:name="P81" style:family="paragraph" style:parent-style-name="Text_20_body">
      <style:paragraph-properties fo:text-align="start" style:justify-single-word="false"/>
      <style:text-properties style:font-name="Liberation Serif" officeooo:rsid="0028f15e" officeooo:paragraph-rsid="006d498a"/>
    </style:style>
    <style:style style:name="P82" style:family="paragraph" style:parent-style-name="Text_20_body">
      <style:paragraph-properties fo:text-align="start" style:justify-single-word="false"/>
      <style:text-properties style:font-name="Liberation Serif" officeooo:rsid="0067a899" officeooo:paragraph-rsid="0067a899"/>
    </style:style>
    <style:style style:name="P83" style:family="paragraph" style:parent-style-name="Text_20_body">
      <style:text-properties style:font-name="Liberation Serif" officeooo:rsid="00739c05" officeooo:paragraph-rsid="00739c05"/>
    </style:style>
    <style:style style:name="P84" style:family="paragraph" style:parent-style-name="Text_20_body">
      <style:text-properties style:font-name="Liberation Serif" officeooo:rsid="007b60c9" officeooo:paragraph-rsid="007b60c9"/>
    </style:style>
    <style:style style:name="P85" style:family="paragraph" style:parent-style-name="Text_20_body">
      <style:text-properties style:font-name="Liberation Serif" officeooo:rsid="007ffb43" officeooo:paragraph-rsid="007ffb43"/>
    </style:style>
    <style:style style:name="P86" style:family="paragraph" style:parent-style-name="Text_20_body">
      <style:text-properties officeooo:rsid="0029c191" officeooo:paragraph-rsid="0029c191"/>
    </style:style>
    <style:style style:name="P87" style:family="paragraph" style:parent-style-name="Text_20_body">
      <style:text-properties officeooo:rsid="0029c191" officeooo:paragraph-rsid="006eca3f"/>
    </style:style>
    <style:style style:name="P88" style:family="paragraph" style:parent-style-name="Text_20_body">
      <style:text-properties officeooo:rsid="002d7d1e" officeooo:paragraph-rsid="002d7d1e"/>
    </style:style>
    <style:style style:name="P89" style:family="paragraph" style:parent-style-name="Text_20_body">
      <style:text-properties officeooo:rsid="0028f15e"/>
    </style:style>
    <style:style style:name="P90" style:family="paragraph" style:parent-style-name="Text_20_body">
      <style:text-properties officeooo:paragraph-rsid="002ec750"/>
    </style:style>
    <style:style style:name="P91" style:family="paragraph" style:parent-style-name="Text_20_body">
      <style:paragraph-properties fo:text-align="start" style:justify-single-word="false"/>
      <style:text-properties officeooo:rsid="00234e2c" officeooo:paragraph-rsid="00234e2c"/>
    </style:style>
    <style:style style:name="P92" style:family="paragraph" style:parent-style-name="Text_20_body">
      <style:paragraph-properties fo:text-align="start" style:justify-single-word="false"/>
      <style:text-properties officeooo:rsid="0026d10e" officeooo:paragraph-rsid="0052ee32"/>
    </style:style>
    <style:style style:name="P93" style:family="paragraph" style:parent-style-name="Text_20_body">
      <style:paragraph-properties fo:text-align="start" style:justify-single-word="false"/>
      <style:text-properties officeooo:rsid="00540c3f" officeooo:paragraph-rsid="006d498a"/>
    </style:style>
    <style:style style:name="P94" style:family="paragraph" style:parent-style-name="Text_20_body">
      <style:text-properties officeooo:rsid="006bb17e" officeooo:paragraph-rsid="006bb17e"/>
    </style:style>
    <style:style style:name="P95" style:family="paragraph" style:parent-style-name="Text_20_body">
      <style:text-properties officeooo:rsid="006d3fdb" officeooo:paragraph-rsid="006d3fdb"/>
    </style:style>
    <style:style style:name="P96" style:family="paragraph" style:parent-style-name="Text_20_body">
      <style:text-properties officeooo:rsid="006d498a" officeooo:paragraph-rsid="006d498a"/>
    </style:style>
    <style:style style:name="P97" style:family="paragraph" style:parent-style-name="Text_20_body">
      <style:paragraph-properties fo:text-align="start" style:justify-single-word="false"/>
      <style:text-properties officeooo:rsid="006d498a" officeooo:paragraph-rsid="006d498a"/>
    </style:style>
    <style:style style:name="P98" style:family="paragraph" style:parent-style-name="Text_20_body">
      <style:text-properties officeooo:rsid="006d5a24" officeooo:paragraph-rsid="006d5a24"/>
    </style:style>
    <style:style style:name="P99" style:family="paragraph" style:parent-style-name="Text_20_body">
      <style:text-properties officeooo:rsid="006eca3f" officeooo:paragraph-rsid="006eca3f"/>
    </style:style>
    <style:style style:name="P100" style:family="paragraph" style:parent-style-name="Text_20_body">
      <style:paragraph-properties fo:text-align="start" style:justify-single-word="false"/>
      <style:text-properties officeooo:rsid="0073c18a" officeooo:paragraph-rsid="0073c18a"/>
    </style:style>
    <style:style style:name="P101" style:family="paragraph" style:parent-style-name="Text_20_body">
      <style:text-properties officeooo:rsid="0075296f" officeooo:paragraph-rsid="0075296f"/>
    </style:style>
    <style:style style:name="P102" style:family="paragraph" style:parent-style-name="Text_20_body">
      <style:paragraph-properties fo:text-align="start" style:justify-single-word="false"/>
      <style:text-properties fo:font-weight="bold" officeooo:rsid="0027e6fd" officeooo:paragraph-rsid="0018a1a5" style:font-weight-asian="bold" style:font-weight-complex="bold"/>
    </style:style>
    <style:style style:name="P103" style:family="paragraph" style:parent-style-name="Title">
      <style:text-properties officeooo:paragraph-rsid="0018d54a"/>
    </style:style>
    <style:style style:name="P104" style:family="paragraph" style:parent-style-name="Footnote">
      <style:text-properties officeooo:rsid="0060d491" officeooo:paragraph-rsid="0060d491"/>
    </style:style>
    <style:style style:name="P105" style:family="paragraph" style:parent-style-name="Text_20_body">
      <style:paragraph-properties fo:text-align="start" style:justify-single-word="false" fo:break-before="page"/>
      <style:text-properties style:font-name="Liberation Serif" officeooo:rsid="006d498a" officeooo:paragraph-rsid="006d498a"/>
    </style:style>
    <style:style style:name="P106" style:family="paragraph" style:parent-style-name="Standard">
      <style:text-properties style:font-name="Liberation Serif" officeooo:rsid="007053e6" officeooo:paragraph-rsid="00739c05"/>
    </style:style>
    <style:style style:name="P107" style:family="paragraph" style:parent-style-name="Subtitle">
      <style:text-properties officeooo:rsid="001857e2" officeooo:paragraph-rsid="0018d54a"/>
    </style:style>
    <style:style style:name="P108" style:family="paragraph" style:parent-style-name="Text_20_body">
      <style:paragraph-properties fo:text-align="start" style:justify-single-word="false"/>
      <style:text-properties officeooo:rsid="0027e6fd" officeooo:paragraph-rsid="008deba9"/>
    </style:style>
    <style:style style:name="P109" style:family="paragraph" style:parent-style-name="Text_20_body" style:list-style-name="L1">
      <style:paragraph-properties fo:text-align="start" style:justify-single-word="false"/>
      <style:text-properties officeooo:paragraph-rsid="0073c18a"/>
    </style:style>
    <style:style style:name="P110" style:family="paragraph" style:parent-style-name="Text_20_body" style:list-style-name="L1">
      <style:paragraph-properties fo:text-align="start" style:justify-single-word="false"/>
      <style:text-properties officeooo:rsid="0073c18a" officeooo:paragraph-rsid="0073c18a"/>
    </style:style>
    <style:style style:name="P111" style:family="paragraph" style:parent-style-name="Text_20_body" style:list-style-name="L2">
      <style:paragraph-properties fo:text-align="start" style:justify-single-word="false"/>
      <style:text-properties style:font-name="Liberation Serif" officeooo:rsid="0028e2b2" officeooo:paragraph-rsid="006d498a"/>
    </style:style>
    <style:style style:name="P112" style:family="paragraph" style:parent-style-name="Text_20_body" style:list-style-name="L3">
      <style:paragraph-properties fo:text-align="start" style:justify-single-word="false"/>
      <style:text-properties style:font-name="Liberation Serif" officeooo:rsid="00660d06" officeooo:paragraph-rsid="00660d06"/>
    </style:style>
    <style:style style:name="P113" style:family="paragraph" style:parent-style-name="Text_20_body" style:list-style-name="L3">
      <style:paragraph-properties fo:text-align="start" style:justify-single-word="false"/>
      <style:text-properties style:font-name="Liberation Serif" officeooo:rsid="006e5072" officeooo:paragraph-rsid="006e5072"/>
    </style:style>
    <style:style style:name="P114" style:family="paragraph" style:parent-style-name="Text_20_body" style:list-style-name="L3">
      <style:paragraph-properties fo:text-align="start" style:justify-single-word="false"/>
      <style:text-properties style:font-name="Liberation Serif" officeooo:rsid="00677120" officeooo:paragraph-rsid="00677120"/>
    </style:style>
    <style:style style:name="P115" style:family="paragraph" style:parent-style-name="Text_20_body" style:list-style-name="L3">
      <style:paragraph-properties fo:text-align="start" style:justify-single-word="false"/>
      <style:text-properties style:font-name="Liberation Serif" officeooo:rsid="0067a899" officeooo:paragraph-rsid="0067a899"/>
    </style:style>
    <style:style style:name="P116" style:family="paragraph" style:parent-style-name="Text_20_body">
      <style:text-properties style:font-name="Liberation Serif" officeooo:rsid="00a3793b" officeooo:paragraph-rsid="00a3793b"/>
    </style:style>
    <style:style style:name="P117" style:family="paragraph" style:parent-style-name="Text_20_body">
      <style:text-properties style:font-name="Liberation Serif" officeooo:rsid="00a3ecf3" officeooo:paragraph-rsid="00a3ecf3"/>
    </style:style>
    <style:style style:name="P118" style:family="paragraph" style:parent-style-name="Title" style:master-page-name="First_20_Page">
      <style:paragraph-properties style:page-number="1"/>
      <style:text-properties officeooo:paragraph-rsid="0018d54a"/>
    </style:style>
    <style:style style:name="P119" style:family="paragraph" style:parent-style-name="Heading_20_1">
      <style:paragraph-properties fo:text-align="center" style:justify-single-word="false"/>
    </style:style>
    <style:style style:name="P120" style:family="paragraph" style:parent-style-name="Heading_20_1">
      <style:paragraph-properties fo:text-align="center" style:justify-single-word="false"/>
      <style:text-properties officeooo:rsid="008d7eb1" officeooo:paragraph-rsid="008d7eb1"/>
    </style:style>
    <style:style style:name="P121" style:family="paragraph" style:parent-style-name="Heading_20_1">
      <style:paragraph-properties fo:text-align="center" style:justify-single-word="false" fo:break-before="page"/>
    </style:style>
    <style:style style:name="P122" style:family="paragraph" style:parent-style-name="Heading_20_1">
      <style:paragraph-properties fo:text-align="center" style:justify-single-word="false" fo:break-before="page"/>
      <style:text-properties officeooo:rsid="0073c18a" officeooo:paragraph-rsid="0073c18a"/>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7.3035in" style:type="right" style:leader-style="dotted" style:leader-text="."/>
        </style:tab-stops>
      </style:paragraph-properties>
    </style:style>
    <style:style style:name="P125" style:family="paragraph" style:parent-style-name="Contents_20_1">
      <style:paragraph-properties>
        <style:tab-stops>
          <style:tab-stop style:position="7.5in" style:type="right" style:leader-style="dotted" style:leader-text="."/>
        </style:tab-stops>
      </style:paragraph-properties>
    </style:style>
    <style:style style:name="P126" style:family="paragraph" style:parent-style-name="Table_20_Contents">
      <style:text-properties style:font-name="Liberation Serif" officeooo:rsid="0072b657" officeooo:paragraph-rsid="0072b657"/>
    </style:style>
    <style:style style:name="P127" style:family="paragraph" style:parent-style-name="Table_20_Contents">
      <style:text-properties style:font-name="Liberation Serif" officeooo:rsid="007e5529" officeooo:paragraph-rsid="007e5529"/>
    </style:style>
    <style:style style:name="P128" style:family="paragraph" style:parent-style-name="Table_20_Contents">
      <style:text-properties style:font-name="Liberation Serif" officeooo:rsid="002d7d1e" officeooo:paragraph-rsid="002d7d1e"/>
    </style:style>
    <style:style style:name="P129" style:family="paragraph" style:parent-style-name="Table_20_Contents">
      <style:text-properties style:font-name="Liberation Serif" officeooo:rsid="00a3793b" officeooo:paragraph-rsid="00a3793b"/>
    </style:style>
    <style:style style:name="P130" style:family="paragraph" style:parent-style-name="Table_20_Contents">
      <style:text-properties style:font-name="Liberation Serif" officeooo:rsid="007af5a9" officeooo:paragraph-rsid="007af5a9"/>
    </style:style>
    <style:style style:name="P131" style:family="paragraph" style:parent-style-name="Table_20_Contents">
      <style:text-properties style:font-name="Liberation Serif" officeooo:rsid="00a3ecf3" officeooo:paragraph-rsid="00a3ecf3"/>
    </style:style>
    <style:style style:name="P132" style:family="paragraph" style:parent-style-name="Heading_20_2">
      <style:text-properties fo:font-weight="bold" officeooo:rsid="002381b9" style:font-weight-asian="bold" style:font-weight-complex="bold"/>
    </style:style>
    <style:style style:name="P133" style:family="paragraph" style:parent-style-name="Heading_20_2">
      <style:text-properties officeooo:paragraph-rsid="006d5a24"/>
    </style:style>
    <style:style style:name="P134" style:family="paragraph" style:parent-style-name="Heading_20_2" style:list-style-name="">
      <style:text-properties officeooo:paragraph-rsid="006d5a24"/>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rsid="006bb17e" officeooo:paragraph-rsid="006d5a24"/>
    </style:style>
    <style:style style:name="P137" style:family="paragraph" style:parent-style-name="Heading_20_3" style:list-style-name=""/>
    <style:style style:name="P138" style:family="paragraph" style:parent-style-name="Heading_20_3">
      <style:paragraph-properties fo:break-before="page"/>
    </style:style>
    <style:style style:name="P139" style:family="paragraph" style:parent-style-name="Contents_20_3">
      <style:paragraph-properties>
        <style:tab-stops>
          <style:tab-stop style:position="7.1071in" style:type="right" style:leader-style="dotted" style:leader-text="."/>
        </style:tab-stops>
      </style:paragraph-properties>
    </style:style>
    <style:style style:name="P140" style:family="paragraph">
      <loext:graphic-properties draw:fill="none" draw:fill-color="#ffffff"/>
      <style:text-properties style:font-name="Courier 10 Pitch"/>
    </style:style>
    <style:style style:name="T1" style:family="text">
      <style:text-properties officeooo:rsid="001e9b65"/>
    </style:style>
    <style:style style:name="T2" style:family="text">
      <style:text-properties officeooo:rsid="00212254"/>
    </style:style>
    <style:style style:name="T3" style:family="text">
      <style:text-properties officeooo:rsid="00251b7f"/>
    </style:style>
    <style:style style:name="T4" style:family="text">
      <style:text-properties officeooo:rsid="0026d10e"/>
    </style:style>
    <style:style style:name="T5" style:family="text">
      <style:text-properties officeooo:rsid="00271690"/>
    </style:style>
    <style:style style:name="T6" style:family="text">
      <style:text-properties officeooo:rsid="0027e6fd"/>
    </style:style>
    <style:style style:name="T7" style:family="text">
      <style:text-properties fo:font-weight="bold" style:font-weight-asian="bold" style:font-weight-complex="bold"/>
    </style:style>
    <style:style style:name="T8" style:family="text">
      <style:text-properties fo:font-weight="bold" officeooo:rsid="002381b9" style:font-weight-asian="bold" style:font-weight-complex="bold"/>
    </style:style>
    <style:style style:name="T9" style:family="text">
      <style:text-properties fo:font-weight="bold" officeooo:rsid="0073c18a" style:font-weight-asian="bold" style:font-weight-complex="bold"/>
    </style:style>
    <style:style style:name="T10" style:family="text">
      <style:text-properties officeooo:rsid="002ec750"/>
    </style:style>
    <style:style style:name="T11" style:family="text">
      <style:text-properties officeooo:rsid="002f911a"/>
    </style:style>
    <style:style style:name="T12" style:family="text">
      <style:text-properties officeooo:rsid="0031d313"/>
    </style:style>
    <style:style style:name="T13" style:family="text">
      <style:text-properties officeooo:rsid="0032b166"/>
    </style:style>
    <style:style style:name="T14" style:family="text">
      <style:text-properties style:font-name="Liberation Serif" fo:font-size="12pt" officeooo:rsid="002ec750" style:font-size-asian="12pt" style:font-size-complex="12pt"/>
    </style:style>
    <style:style style:name="T15" style:family="text">
      <style:text-properties style:font-name="Liberation Serif" fo:font-size="12pt" officeooo:rsid="00646c04" style:font-size-asian="12pt" style:font-size-complex="12pt"/>
    </style:style>
    <style:style style:name="T16" style:family="text">
      <style:text-properties officeooo:rsid="0044eddd"/>
    </style:style>
    <style:style style:name="T17" style:family="text">
      <style:text-properties officeooo:rsid="0047eaed"/>
    </style:style>
    <style:style style:name="T18" style:family="text">
      <style:text-properties fo:font-variant="normal" fo:text-transform="none" fo:color="#000000" style:font-name="Liberation Serif" fo:font-size="12pt" fo:letter-spacing="normal" fo:font-style="normal" fo:font-weight="normal" officeooo:rsid="00646c04" style:font-size-asian="12pt" style:font-weight-asian="normal" style:font-size-complex="12pt" style:font-weight-complex="normal"/>
    </style:style>
    <style:style style:name="T19" style:family="text">
      <style:text-properties officeooo:rsid="00493ed8"/>
    </style:style>
    <style:style style:name="T20" style:family="text">
      <style:text-properties officeooo:rsid="004b04f8"/>
    </style:style>
    <style:style style:name="T21" style:family="text">
      <style:text-properties officeooo:rsid="0052ee32"/>
    </style:style>
    <style:style style:name="T22" style:family="text">
      <style:text-properties officeooo:rsid="00555b68"/>
    </style:style>
    <style:style style:name="T23" style:family="text">
      <style:text-properties officeooo:rsid="00586440"/>
    </style:style>
    <style:style style:name="T24" style:family="text">
      <style:text-properties officeooo:rsid="0059ef1c"/>
    </style:style>
    <style:style style:name="T25" style:family="text">
      <style:text-properties officeooo:rsid="0062c373"/>
    </style:style>
    <style:style style:name="T26" style:family="text">
      <style:text-properties officeooo:rsid="00646c04"/>
    </style:style>
    <style:style style:name="T27" style:family="text">
      <style:text-properties officeooo:rsid="00677120"/>
    </style:style>
    <style:style style:name="T28" style:family="text">
      <style:text-properties officeooo:rsid="0067a899"/>
    </style:style>
    <style:style style:name="T29" style:family="text">
      <style:text-properties officeooo:rsid="00680e31"/>
    </style:style>
    <style:style style:name="T30" style:family="text">
      <style:text-properties officeooo:rsid="006d3fdb"/>
    </style:style>
    <style:style style:name="T31" style:family="text">
      <style:text-properties officeooo:rsid="006d498a"/>
    </style:style>
    <style:style style:name="T32" style:family="text">
      <style:text-properties officeooo:rsid="006d5a24"/>
    </style:style>
    <style:style style:name="T33" style:family="text">
      <style:text-properties officeooo:rsid="006e5072"/>
    </style:style>
    <style:style style:name="T34" style:family="text">
      <style:text-properties officeooo:rsid="006eca3f"/>
    </style:style>
    <style:style style:name="T35" style:family="text">
      <style:text-properties officeooo:rsid="00739c05"/>
    </style:style>
    <style:style style:name="T36" style:family="text">
      <style:text-properties officeooo:rsid="0073c18a"/>
    </style:style>
    <style:style style:name="T37" style:family="text">
      <style:text-properties officeooo:rsid="0076d1d5"/>
    </style:style>
    <style:style style:name="T38" style:family="text">
      <style:text-properties officeooo:rsid="0079580c"/>
    </style:style>
    <style:style style:name="T39" style:family="text">
      <style:text-properties officeooo:rsid="007af5a9"/>
    </style:style>
    <style:style style:name="T40" style:family="text">
      <style:text-properties officeooo:rsid="007b60c9"/>
    </style:style>
    <style:style style:name="T41" style:family="text">
      <style:text-properties officeooo:rsid="007c276f"/>
    </style:style>
    <style:style style:name="T42" style:family="text">
      <style:text-properties officeooo:rsid="007cc276"/>
    </style:style>
    <style:style style:name="T43" style:family="text">
      <style:text-properties officeooo:rsid="007e5529"/>
    </style:style>
    <style:style style:name="T44" style:family="text">
      <style:text-properties officeooo:rsid="007ffb43"/>
    </style:style>
    <style:style style:name="T45" style:family="text">
      <style:text-properties officeooo:rsid="0081cf3f"/>
    </style:style>
    <style:style style:name="T46" style:family="text">
      <style:text-properties officeooo:rsid="0083bb1f"/>
    </style:style>
    <style:style style:name="T47" style:family="text">
      <style:text-properties officeooo:rsid="008a8ba2"/>
    </style:style>
    <style:style style:name="T48" style:family="text">
      <style:text-properties officeooo:rsid="008abd62"/>
    </style:style>
    <style:style style:name="T49" style:family="text">
      <style:text-properties officeooo:rsid="008be003"/>
    </style:style>
    <style:style style:name="T50" style:family="text">
      <style:text-properties officeooo:rsid="008d7eb1"/>
    </style:style>
    <style:style style:name="T51" style:family="text">
      <style:text-properties officeooo:rsid="008ea65c"/>
    </style:style>
    <style:style style:name="T52" style:family="text">
      <style:text-properties officeooo:rsid="008f6d6e"/>
    </style:style>
    <style:style style:name="T53" style:family="text">
      <style:text-properties officeooo:rsid="00902265"/>
    </style:style>
    <style:style style:name="T54" style:family="text">
      <style:text-properties officeooo:rsid="00910e62"/>
    </style:style>
    <style:style style:name="T55" style:family="text">
      <style:text-properties officeooo:rsid="00924d67"/>
    </style:style>
    <style:style style:name="T56" style:family="text">
      <style:text-properties officeooo:rsid="00932b59"/>
    </style:style>
    <style:style style:name="T57" style:family="text">
      <style:text-properties officeooo:rsid="0094f979"/>
    </style:style>
    <style:style style:name="T58" style:family="text">
      <style:text-properties officeooo:rsid="0096a660"/>
    </style:style>
    <style:style style:name="T59" style:family="text">
      <style:text-properties officeooo:rsid="009a6647"/>
    </style:style>
    <style:style style:name="T60" style:family="text">
      <style:text-properties officeooo:rsid="009a8abd"/>
    </style:style>
    <style:style style:name="T61" style:family="text">
      <style:text-properties officeooo:rsid="009ceec5"/>
    </style:style>
    <style:style style:name="T62" style:family="text">
      <style:text-properties style:font-name="Courier 10 Pitch"/>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052in"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color="#000000" draw:fill="none" draw:fill-color="#ffffff" fo:min-height="6.6984in" style:run-through="foreground" style:wrap="non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03"/>
      <text:p text:style-name="P103"/>
      <text:p text:style-name="P103"/>
      <text:p text:style-name="P103"/>
      <text:p text:style-name="P103"/>
      <text:p text:style-name="P103">PJLink Projector</text:p>
      <text:p text:style-name="P107">PJLink Projector Control <text:span text:style-name="T49">Notes</text:span></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5"><text:a xlink:type="simple" xlink:href="#__RefHeading___Toc107_85782953" text:style-name="Index_20_Link" text:visited-style-name="Index_20_Link">Introduction<text:tab/>3</text:a></text:p>
          <text:p text:style-name="P125"><text:a xlink:type="simple" xlink:href="#__RefHeading___Toc1815_4061565849" text:style-name="Index_20_Link" text:visited-style-name="Index_20_Link">Disclaimer<text:tab/>3</text:a></text:p>
          <text:p text:style-name="P125"><text:a xlink:type="simple" xlink:href="#__RefHeading___Toc109_85782953" text:style-name="Index_20_Link" text:visited-style-name="Index_20_Link">License<text:tab/>3</text:a></text:p>
          <text:p text:style-name="P125"><text:a xlink:type="simple" xlink:href="#__RefHeading___Toc312_85782953" text:style-name="Index_20_Link" text:visited-style-name="Index_20_Link">Communication Protocol<text:tab/>4</text:a></text:p>
          <text:p text:style-name="P124"><text:a xlink:type="simple" xlink:href="#__RefHeading___Toc1080_1914857909" text:style-name="Index_20_Link" text:visited-style-name="Index_20_Link"><text:s/>Command Communication Method<text:tab/>4</text:a></text:p>
          <text:p text:style-name="P124"><text:a xlink:type="simple" xlink:href="#__RefHeading___Toc1707_4061565849" text:style-name="Index_20_Link" text:visited-style-name="Index_20_Link">Status Notification Communication Method<text:tab/>4</text:a></text:p>
          <text:p text:style-name="P124"><text:a xlink:type="simple" xlink:href="#__RefHeading___Toc316_85782953" text:style-name="Index_20_Link" text:visited-style-name="Index_20_Link">Packet Format<text:tab/>5</text:a></text:p>
          <text:p text:style-name="P124"><text:a xlink:type="simple" xlink:href="#__RefHeading___Toc1082_1914857909" text:style-name="Index_20_Link" text:visited-style-name="Index_20_Link">Response Packets<text:tab/>7</text:a></text:p>
          <text:p text:style-name="P125"><text:a xlink:type="simple" xlink:href="#__RefHeading___Toc1709_4061565849" text:style-name="Index_20_Link" text:visited-style-name="Index_20_Link">CommandDetails<text:tab/>8</text:a></text:p>
          <text:p text:style-name="P125"><text:a xlink:type="simple" xlink:href="#__RefHeading___Toc1701_1530989439" text:style-name="Index_20_Link" text:visited-style-name="Index_20_Link">Response Detail<text:tab/>10</text:a></text:p>
          <text:p text:style-name="P125"><text:a xlink:type="simple" xlink:href="#__RefHeading___Toc324_85782953" text:style-name="Index_20_Link" text:visited-style-name="Index_20_Link">Import/Export File Format<text:tab/>14</text:a></text:p>
          <text:p text:style-name="P124"><text:a xlink:type="simple" xlink:href="#__RefHeading___Toc348_85782953" text:style-name="Index_20_Link" text:visited-style-name="Index_20_Link">Manufacturer file format<text:tab/>14</text:a></text:p>
          <text:p text:style-name="P139"><text:a xlink:type="simple" xlink:href="#__RefHeading___Toc423_85782953" text:style-name="Index_20_Link" text:visited-style-name="Index_20_Link">Filename<text:tab/>14</text:a></text:p>
          <text:p text:style-name="P139"><text:a xlink:type="simple" xlink:href="#__RefHeading___Toc425_85782953" text:style-name="Index_20_Link" text:visited-style-name="Index_20_Link">File Structure<text:tab/>15</text:a></text:p>
          <text:p text:style-name="P139"><text:a xlink:type="simple" xlink:href="#__RefHeading___Toc1035_882985185" text:style-name="Index_20_Link" text:visited-style-name="Index_20_Link">File Example<text:tab/>16</text:a></text:p>
          <text:p text:style-name="P125"><text:a xlink:type="simple" xlink:href="#__RefHeading___Toc223_85782953" text:style-name="Index_20_Link" text:visited-style-name="Index_20_Link">Revisions<text:tab/>17</text:a></text:p>
          <text:p text:style-name="P125"><text:a xlink:type="simple" xlink:href="#__RefHeading___Toc241_85782953" text:style-name="Index_20_Link" text:visited-style-name="Index_20_Link">Acknowledgements<text:tab/>18</text:a></text:p>
        </text:index-body>
      </text:table-of-content>
      <text:p text:style-name="Text_20_body"/>
      <text:h text:style-name="P121" text:outline-level="1"/>
      <text:h text:style-name="P119" text:outline-level="1"><text:bookmark-start text:name="__RefHeading___Toc107_85782953"/>Introduction<text:bookmark-end text:name="__RefHeading___Toc107_85782953"/></text:h>
      <text:p text:style-name="P47"/>
      <text:p text:style-name="P45">PJLink is a unified standard for operating and controlling data projectors. The PJLink Standard is controlled and maintained by the Japan Business Machine and Information Systems Industrial Association (JBMIA). The current standard as of this date is defined as PJLink Class 2.</text:p>
      <text:p text:style-name="P45"/>
      <text:p text:style-name="P44">PJLink Verison 1.00 Specifiation was originally published 2005-07-04 specified as Class 1. The <text:span text:style-name="T50">latest</text:span> version of Class 1 Specification document is Version 1.04 published on 2013-12-10.</text:p>
      <text:p text:style-name="P44"/>
      <text:p text:style-name="P44">PJlink Version 2.00 Specification was originally published 2017-01-31 specified as Class 2.</text:p>
      <text:p text:style-name="P102"/>
      <text:h text:style-name="P120" text:outline-level="1"><text:bookmark-start text:name="__RefHeading___Toc1815_4061565849"/>Disclaimer<text:bookmark-end text:name="__RefHeading___Toc1815_4061565849"/></text:h>
      <text:p text:style-name="P59"/>
      <text:p text:style-name="P60"><text:span text:style-name="T19">T</text:span>he PJLink Communications Specification as defined by JBMIA is the official documented standard and will overrid<text:span text:style-name="T6">e</text:span> any deviations <text:span text:style-name="T6">between this document and official standards.</text:span></text:p>
      <text:p text:style-name="P108">This document is written as my notes on controlling a PJLink-compatible projector and is in no way a representative document recognized by, association with, or even known about by JBMIA or their representatives.</text:p>
      <text:p text:style-name="P108">There are no warranties, express or implied, concerning this document and any use of this document as a reference.</text:p>
      <text:p text:style-name="P57"/>
      <text:h text:style-name="P119" text:outline-level="1"><text:bookmark-start text:name="__RefHeading___Toc109_85782953"/>License<text:bookmark-end text:name="__RefHeading___Toc109_85782953"/></text:h>
      <text:p text:style-name="P53"/>
      <text:p text:style-name="P53">Copyright (c) <text:span text:style-name="T48">OpenLP</text:span>, 2017. <text:span text:style-name="T48">Prepared by Ken Roberts (alisonken1 on freenode)</text:span></text:p>
      <text:p text:style-name="P48"><text:span text:style-name="T2">This document is licensed under a </text:span><text:a xlink:type="simple" xlink:href="http://creativecommons.org/licenses/by-sa/4.0/" text:style-name="Internet_20_link" text:visited-style-name="Visited_20_Internet_20_Link"><text:span text:style-name="T2">Creative Commons Attribution-Share Alike 4.0 International License</text:span></text:a><text:span text:style-name="T2"><text:note text:id="ftn1" text:note-class="footnote"><text:note-citation>1</text:note-citation><text:note-body><text:p text:style-name="P104">http://creativecommons.org/licenses/by-sa/4.0/</text:p></text:note-body></text:note></text:span><text:span text:style-name="T2">.</text:span></text:p>
      <text:p text:style-name="P91"/>
      <text:h text:style-name="P121" text:outline-level="1"><text:bookmark-start text:name="__RefHeading___Toc312_85782953"/>Communication Protocol<text:bookmark-end text:name="__RefHeading___Toc312_85782953"/></text:h>
      <text:p text:style-name="P55"/>
      <text:p text:style-name="P56">This section outlines the communication protocol for communicating with client software.</text:p>
      <text:h text:style-name="P132" text:outline-level="2"/>
      <text:h text:style-name="Heading_20_2" text:outline-level="2"><text:bookmark-start text:name="__RefHeading___Toc1080_1914857909"/><text:span text:style-name="T8"><text:s/></text:span><text:span text:style-name="T9">Command </text:span>Communication Method<text:bookmark-end text:name="__RefHeading___Toc1080_1914857909"/></text:h>
      <text:p text:style-name="P55">Normal communication between server <text:span text:style-name="T22">(projector or terminal) </text:span>and client <text:span text:style-name="T22">(controller)</text:span> software will be the TCP network protocol using port 4352.</text:p>
      <text:p text:style-name="P93">Since the PJLink specification does not specify the number of controllers that can connect to a projector (it is listed as "undefined behavior"), <text:span text:style-name="T31">assume that only 1 controller can connect at a time.</text:span></text:p>
      <text:p text:style-name="P97">NOTE: This is dependent upon the hardware manufacturer; there are some projectors that allow more than one controller to connect at the same time, although behavior may appear erratic if multiple controllers attempt to change the same setting at the same time.</text:p>
      <text:h text:style-name="Heading_20_2" text:outline-level="2"><text:bookmark-start text:name="__RefHeading___Toc1707_4061565849"/>Status Notification Communication Method<text:bookmark-end text:name="__RefHeading___Toc1707_4061565849"/></text:h>
      <text:p text:style-name="P58"><text:s/>PJLink Class 2 extends some communication using UDP port 4352 for status information. <text:span text:style-name="T36">In this case, the projector is notifying the controller of a state change.</text:span></text:p>
      <text:p text:style-name="P100">Once a controller has obtained a connection to the projector, the following non-definitive state changes will be sent to the controller:</text:p>
      <text:list xml:id="list3862851362" text:style-name="L1">
        <text:list-item>
          <text:p text:style-name="P109">Lamp power state <text:span text:style-name="T36">transition (POWR)</text:span></text:p>
          <text:list>
            <text:list-item>
              <text:p text:style-name="P110">Standby (off) -&gt; warmup</text:p>
            </text:list-item>
            <text:list-item>
              <text:p text:style-name="P110">Warmup -&gt; on</text:p>
            </text:list-item>
            <text:list-item>
              <text:p text:style-name="P110">On -&gt; cooldown</text:p>
            </text:list-item>
            <text:list-item>
              <text:p text:style-name="P110">Cooldown -&gt; standby (off)</text:p>
            </text:list-item>
          </text:list>
        </text:list-item>
        <text:list-item>
          <text:p text:style-name="P110">Error condition change (ERST)</text:p>
        </text:list-item>
        <text:list-item>
          <text:p text:style-name="P110">Change of video source (input) switching is complete <text:span text:style-name="T51">(INPT)</text:span></text:p>
        </text:list-item>
        <text:list-item>
          <text:p text:style-name="P110">When PJLink communication is ready (?)</text:p>
        </text:list-item>
      </text:list>
      <text:p text:style-name="P100">NOTE:</text:p>
      <text:p text:style-name="P100">Not sure about the last one since the definition sounds like controller already must be connected before state change notifications can occur. However, if the flowchart is describing UDP broadcast rather than UDP unicast then this would be good. Need to see how some projectors accomplish this one.</text:p>
      <text:p text:style-name="P100"/>
      <text:p text:style-name="P52"/>
      <text:h text:style-name="P135" text:outline-level="2"><text:bookmark-start text:name="__RefHeading___Toc316_85782953"/>Packet <text:span text:style-name="T3">Format</text:span><text:bookmark-end text:name="__RefHeading___Toc316_85782953"/></text:h>
      <text:p text:style-name="P92">The following table defines <text:span text:style-name="T21">selected ASCII codes</text:span>:</text:p>
      <table:table table:name="Table2" table:style-name="Table2">
        <table:table-column table:style-name="Table2.A"/>
        <table:table-column table:style-name="Table2.B"/>
        <table:table-column table:style-name="Table2.C"/>
        <table:table-row>
          <table:table-cell table:style-name="Table2.A1" office:value-type="string">
            <text:p text:style-name="P39">Code</text:p>
          </table:table-cell>
          <table:table-cell table:style-name="Table2.A1" office:value-type="string">
            <text:p text:style-name="P39">Mnemonic</text:p>
          </table:table-cell>
          <table:table-cell table:style-name="Table2.C1" office:value-type="string">
            <text:p text:style-name="P39">Description</text:p>
          </table:table-cell>
        </table:table-row>
        <table:table-row>
          <table:table-cell table:style-name="Table2.A2" office:value-type="string">
            <text:p text:style-name="P40">0x0d</text:p>
          </table:table-cell>
          <table:table-cell table:style-name="Table2.A2" office:value-type="string">
            <text:p text:style-name="P40">&lt;cr&gt;</text:p>
          </table:table-cell>
          <table:table-cell table:style-name="Table2.C2" office:value-type="string">
            <text:p text:style-name="P40">Carriage Return</text:p>
          </table:table-cell>
        </table:table-row>
        <table:table-row>
          <table:table-cell table:style-name="Table2.A2" office:value-type="string">
            <text:p text:style-name="P40">0x20</text:p>
          </table:table-cell>
          <table:table-cell table:style-name="Table2.A2" office:value-type="string">
            <text:p text:style-name="P40">&lt;space&gt;</text:p>
          </table:table-cell>
          <table:table-cell table:style-name="Table2.C2" office:value-type="string">
            <text:p text:style-name="P40">Space</text:p>
          </table:table-cell>
        </table:table-row>
        <table:table-row>
          <table:table-cell table:style-name="Table2.A2" office:value-type="string">
            <text:p text:style-name="P41">0x3d</text:p>
          </table:table-cell>
          <table:table-cell table:style-name="Table2.A2" office:value-type="string">
            <text:p text:style-name="P41">=</text:p>
          </table:table-cell>
          <table:table-cell table:style-name="Table2.C2" office:value-type="string">
            <text:p text:style-name="P41">Equals character</text:p>
          </table:table-cell>
        </table:table-row>
      </table:table>
      <text:p text:style-name="P61"/>
      <text:p text:style-name="P61">Packet size will not exceed 136 bytes in length including the terminating &lt;<text:span text:style-name="T20">cr</text:span>&gt; byte.</text:p>
      <text:p text:style-name="P76">All PJLink commands will be ASCII codes unless otherwise noted.</text:p>
      <text:p text:style-name="P68"><text:span text:style-name="T7">NOTE</text:span>: Header is defined as the start byte plus the class byte.</text:p>
      <text:p text:style-name="P62">Structure of the packet will consist of the following:</text:p>
      <table:table table:name="PJLink_Packet_Format" table:style-name="PJLink_5f_Packet_5f_Format">
        <table:table-column table:style-name="PJLink_5f_Packet_5f_Format.A" table:number-columns-repeated="2"/>
        <table:table-column table:style-name="PJLink_5f_Packet_5f_Format.C"/>
        <table:table-column table:style-name="PJLink_5f_Packet_5f_Format.D"/>
        <table:table-column table:style-name="PJLink_5f_Packet_5f_Format.E"/>
        <table:table-column table:style-name="PJLink_5f_Packet_5f_Format.F"/>
        <table:table-row>
          <table:table-cell table:style-name="PJLink_5f_Packet_5f_Format.A1" office:value-type="string">
            <text:p text:style-name="P8">Start</text:p>
          </table:table-cell>
          <table:table-cell table:style-name="PJLink_5f_Packet_5f_Format.A1" office:value-type="string">
            <text:p text:style-name="P4">Class</text:p>
          </table:table-cell>
          <table:table-cell table:style-name="PJLink_5f_Packet_5f_Format.A1" office:value-type="string">
            <text:p text:style-name="P4">Command</text:p>
          </table:table-cell>
          <table:table-cell table:style-name="PJLink_5f_Packet_5f_Format.A1" office:value-type="string">
            <text:p text:style-name="P4">Separator</text:p>
          </table:table-cell>
          <table:table-cell table:style-name="PJLink_5f_Packet_5f_Format.A1" office:value-type="string">
            <text:p text:style-name="P6">Transmission Body</text:p>
          </table:table-cell>
          <table:table-cell table:style-name="PJLink_5f_Packet_5f_Format.F1" office:value-type="string">
            <text:p text:style-name="P4">Terminator</text:p>
          </table:table-cell>
        </table:table-row>
        <table:table-row>
          <table:table-cell table:style-name="PJLink_5f_Packet_5f_Format.A2" office:value-type="string">
            <text:p text:style-name="P4">1 byte</text:p>
          </table:table-cell>
          <table:table-cell table:style-name="PJLink_5f_Packet_5f_Format.A2" office:value-type="string">
            <text:p text:style-name="P4">1 byte</text:p>
          </table:table-cell>
          <table:table-cell table:style-name="PJLink_5f_Packet_5f_Format.A2" office:value-type="string">
            <text:p text:style-name="P4">4 bytes</text:p>
          </table:table-cell>
          <table:table-cell table:style-name="PJLink_5f_Packet_5f_Format.A2" office:value-type="string">
            <text:p text:style-name="P4">1 byte</text:p>
          </table:table-cell>
          <table:table-cell table:style-name="PJLink_5f_Packet_5f_Format.A2" office:value-type="string">
            <text:p text:style-name="P4">128 bytes or less</text:p>
          </table:table-cell>
          <table:table-cell table:style-name="PJLink_5f_Packet_5f_Format.F2" office:value-type="string">
            <text:p text:style-name="P4">1 byte</text:p>
          </table:table-cell>
        </table:table-row>
      </table:table>
      <text:p text:style-name="P76"/>
      <text:p text:style-name="P76"><text:span text:style-name="T10">Start</text:span>: <text:tab/><text:tab/>All PJLink command lines, without exception, will start with "%" (percent) character.</text:p>
      <text:p text:style-name="P76">Class: <text:tab/><text:tab/>Indicate which PJLink class the command belongs to.</text:p>
      <text:p text:style-name="P76">Command:<text:tab/><text:span text:style-name="T6">ASCII s</text:span>tring indicating command. <text:span text:style-name="T6">All commands will be case-insensitive.</text:span></text:p>
      <text:p text:style-name="P76">Separator:<text:tab/> <text:span text:style-name="T5">&lt;space&gt;</text:span> for commands from controller</text:p>
      <text:p text:style-name="P76"><text:tab/><text:tab/>"=" <text:span text:style-name="T4">(</text:span>equal<text:span text:style-name="T4">)</text:span> character for replies from projector.</text:p>
      <text:p text:style-name="P78">Transmission:<text:tab/>Command option from controller <text:span text:style-name="T6">or status/reply from projector. Arbitrary strings will be </text:span></text:p>
      <text:p text:style-name="P78"><text:tab/><text:tab/><text:span text:style-name="T6">treated in a case-insensitive manner in accordance with command specification.</text:span></text:p>
      <text:p text:style-name="P78">Terminator:<text:tab/>Terminator, without exception, will be the carriage return <text:span text:style-name="T6">&lt;cr&gt;</text:span> character code.</text:p>
      <text:p text:style-name="P78"/>
      <text:p text:style-name="P73">Packets can be broadly defined into three categories: set commands, get commands, and replies.</text:p>
      <text:list xml:id="list933105822" text:style-name="L2">
        <text:list-item>
          <text:p text:style-name="P111">Set commands: Command from the controller to change some aspect of the projector.</text:p>
        </text:list-item>
        <text:list-item>
          <text:p text:style-name="P111">Get commands: Command from the controller to return information or status about the projector.</text:p>
        </text:list-item>
        <text:list-item>
          <text:p text:style-name="P111">Replies: Responses that the projector returns to the controller after a command.</text:p>
        </text:list-item>
      </text:list>
      <text:p text:style-name="P81">Some commands are both set and get commands; the only difference is the transmission body parameter that is used.</text:p>
      <text:p text:style-name="P77"/>
      <text:p text:style-name="P105">Example command/query packet:</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C"/>
        <table:table-row>
          <table:table-cell table:style-name="Table4.A1" office:value-type="string">
            <text:p text:style-name="P8">Start</text:p>
          </table:table-cell>
          <table:table-cell table:style-name="Table4.A1" office:value-type="string">
            <text:p text:style-name="P4">Class</text:p>
          </table:table-cell>
          <table:table-cell table:style-name="Table4.A1" office:value-type="string">
            <text:p text:style-name="P4">Command</text:p>
          </table:table-cell>
          <table:table-cell table:style-name="Table4.A1" office:value-type="string">
            <text:p text:style-name="P4">Separator</text:p>
          </table:table-cell>
          <table:table-cell table:style-name="Table4.A1" office:value-type="string">
            <text:p text:style-name="P6">Transmission Body</text:p>
          </table:table-cell>
          <table:table-cell table:style-name="Table4.F1" office:value-type="string">
            <text:p text:style-name="P4">Terminator</text:p>
          </table:table-cell>
        </table:table-row>
        <table:table-row>
          <table:table-cell table:style-name="Table4.A2" office:value-type="string">
            <text:p text:style-name="P4">%</text:p>
          </table:table-cell>
          <table:table-cell table:style-name="Table4.A2" office:value-type="string">
            <text:p text:style-name="P10">1</text:p>
          </table:table-cell>
          <table:table-cell table:style-name="Table4.A2" office:value-type="string">
            <text:p text:style-name="P4">....</text:p>
          </table:table-cell>
          <table:table-cell table:style-name="Table4.A2" office:value-type="string">
            <text:p text:style-name="P10">&lt;space&gt;</text:p>
          </table:table-cell>
          <table:table-cell table:style-name="Table4.A2" office:value-type="string">
            <text:p text:style-name="P4">...</text:p>
          </table:table-cell>
          <table:table-cell table:style-name="Table4.F2" office:value-type="string">
            <text:p text:style-name="P10">&lt;cr&gt;</text:p>
          </table:table-cell>
        </table:table-row>
      </table:table>
      <text:p text:style-name="P77"/>
      <text:p text:style-name="P77">Example string: "%1CLSS&lt;space&gt;?&lt;cr&gt;"</text:p>
      <text:p text:style-name="P75"/>
      <text:p text:style-name="P77">Example <text:span text:style-name="T32">response</text:span> packet:</text:p>
      <text:h text:style-name="P133" text:outline-level="2"/>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C"/>
        <table:table-row>
          <table:table-cell table:style-name="Table5.A1" office:value-type="string">
            <text:p text:style-name="P9">Start</text:p>
          </table:table-cell>
          <table:table-cell table:style-name="Table5.A1" office:value-type="string">
            <text:p text:style-name="P5">Class</text:p>
          </table:table-cell>
          <table:table-cell table:style-name="Table5.A1" office:value-type="string">
            <text:p text:style-name="P5">Command</text:p>
          </table:table-cell>
          <table:table-cell table:style-name="Table5.A1" office:value-type="string">
            <text:p text:style-name="P5">Separator</text:p>
          </table:table-cell>
          <table:table-cell table:style-name="Table5.A1" office:value-type="string">
            <text:p text:style-name="P7">Transmission Body</text:p>
          </table:table-cell>
          <table:table-cell table:style-name="Table5.F1" office:value-type="string">
            <text:p text:style-name="P5">Terminator</text:p>
          </table:table-cell>
        </table:table-row>
        <table:table-row>
          <table:table-cell table:style-name="Table5.A2" office:value-type="string">
            <text:p text:style-name="P5">%</text:p>
          </table:table-cell>
          <table:table-cell table:style-name="Table5.A2" office:value-type="string">
            <text:p text:style-name="P11">1</text:p>
          </table:table-cell>
          <table:table-cell table:style-name="Table5.A2" office:value-type="string">
            <text:p text:style-name="P5">....</text:p>
          </table:table-cell>
          <table:table-cell table:style-name="Table5.A2" office:value-type="string">
            <text:p text:style-name="P11"><text:s/><text:span text:style-name="T32">=</text:span></text:p>
          </table:table-cell>
          <table:table-cell table:style-name="Table5.A2" office:value-type="string">
            <text:p text:style-name="P5">...</text:p>
          </table:table-cell>
          <table:table-cell table:style-name="Table5.F2" office:value-type="string">
            <text:p text:style-name="P11">&lt;cr&gt;</text:p>
          </table:table-cell>
        </table:table-row>
      </table:table>
      <text:p text:style-name="Text_20_body"/>
      <text:p text:style-name="P98">Example string: "%CLSS=1&lt;cr&gt;"</text:p>
      <text:h text:style-name="P134" text:outline-level="2"/>
      <text:h text:style-name="P136" text:outline-level="2"><text:bookmark-start text:name="__RefHeading___Toc1082_1914857909"/>Response Packets<text:bookmark-end text:name="__RefHeading___Toc1082_1914857909"/></text:h>
      <text:p text:style-name="P94">Response packets are packets sent back from projector after a command has been received. The following table defines the response packets that are not information request packets:</text:p>
      <table:table table:name="Table3" table:style-name="Table3">
        <table:table-column table:style-name="Table3.A"/>
        <table:table-column table:style-name="Table3.B"/>
        <table:table-column table:style-name="Table3.C"/>
        <table:table-row>
          <table:table-cell table:style-name="Table3.A1" office:value-type="string">
            <text:p text:style-name="P42">Response</text:p>
          </table:table-cell>
          <table:table-cell table:style-name="Table3.A1" office:value-type="string">
            <text:p text:style-name="P42">Definition</text:p>
          </table:table-cell>
          <table:table-cell table:style-name="Table3.C1" office:value-type="string">
            <text:p text:style-name="P42">Notes</text:p>
          </table:table-cell>
        </table:table-row>
        <table:table-row>
          <table:table-cell table:style-name="Table3.A2" office:value-type="string">
            <text:p text:style-name="P42">OK</text:p>
          </table:table-cell>
          <table:table-cell table:style-name="Table3.A2" office:value-type="string">
            <text:p text:style-name="P42">Successful execution</text:p>
          </table:table-cell>
          <table:table-cell table:style-name="Table3.C2" office:value-type="string">
            <text:p text:style-name="P42">NOTE: some commands may actually return 'OK' while still in the process of completing command.</text:p>
          </table:table-cell>
        </table:table-row>
        <table:table-row>
          <table:table-cell table:style-name="Table3.A2" office:value-type="string">
            <text:p text:style-name="P42">ERRA</text:p>
          </table:table-cell>
          <table:table-cell table:style-name="Table3.A2" office:value-type="string">
            <text:p text:style-name="P42">Authentication Failure</text:p>
          </table:table-cell>
          <table:table-cell table:style-name="Table3.C2" office:value-type="string">
            <text:p text:style-name="P42">This will only be seen if PJLink authentication is required and authentication failed.</text:p>
          </table:table-cell>
        </table:table-row>
        <table:table-row>
          <table:table-cell table:style-name="Table3.A2" office:value-type="string">
            <text:p text:style-name="P42">ERR1</text:p>
          </table:table-cell>
          <table:table-cell table:style-name="Table3.A2" office:value-type="string">
            <text:p text:style-name="P42">Undefined Command</text:p>
          </table:table-cell>
          <table:table-cell table:style-name="Table3.C2" office:value-type="string">
            <text:p text:style-name="P42">Command received is not a valid command.</text:p>
          </table:table-cell>
        </table:table-row>
        <table:table-row>
          <table:table-cell table:style-name="Table3.A2" office:value-type="string">
            <text:p text:style-name="P42">ERR2</text:p>
          </table:table-cell>
          <table:table-cell table:style-name="Table3.A2" office:value-type="string">
            <text:p text:style-name="P42">Out of Parameter</text:p>
          </table:table-cell>
          <table:table-cell table:style-name="Table3.C2" office:value-type="string">
            <text:p text:style-name="P42">One or more parameters of command are not within specifications.</text:p>
          </table:table-cell>
        </table:table-row>
        <table:table-row>
          <table:table-cell table:style-name="Table3.A2" office:value-type="string">
            <text:p text:style-name="P42">ERR3</text:p>
          </table:table-cell>
          <table:table-cell table:style-name="Table3.A2" office:value-type="string">
            <text:p text:style-name="P42">Unavailable Time</text:p>
          </table:table-cell>
          <table:table-cell table:style-name="Table3.C2" office:value-type="string">
            <text:p text:style-name="P42">Projector is currently busy with the previous command or a change of function. Try again later.</text:p>
          </table:table-cell>
        </table:table-row>
        <table:table-row>
          <table:table-cell table:style-name="Table3.A2" office:value-type="string">
            <text:p text:style-name="P42">ERR4</text:p>
          </table:table-cell>
          <table:table-cell table:style-name="Table3.A2" office:value-type="string">
            <text:p text:style-name="P42">Projector/Display Failure</text:p>
          </table:table-cell>
          <table:table-cell table:style-name="Table3.C2" office:value-type="string">
            <text:p text:style-name="P42">There is a problem with the projector/display and cannot continue to operate properly.</text:p>
          </table:table-cell>
        </table:table-row>
      </table:table>
      <text:p text:style-name="P94"/>
      <text:p text:style-name="P95">Example 1: Set lamp power to ON</text:p>
      <text:p text:style-name="P101">Controller sends command:<text:tab/><text:span text:style-name="T30">'%1POWR&lt;space&gt;1&lt;cr&gt;'</text:span></text:p>
      <text:p text:style-name="P101">Projector possible relies:<text:tab/><text:span text:style-name="T30">'%1POWR=OK&lt;cr&gt;'<text:tab/><text:tab/>(Successful)</text:span></text:p>
      <text:p text:style-name="P95"><text:tab/><text:tab/><text:tab/><text:tab/>'%1POWR=ERR3<text:span text:style-name="T37">&lt;cr&gt;</text:span>'<text:tab/>(Projector is busy, try command again later)</text:p>
      <text:p text:style-name="P96"><text:tab/><text:tab/><text:tab/><text:tab/>'%1POWR=ERR4<text:span text:style-name="T37">&lt;cr&gt;'</text:span><text:tab/>(Projector failure – call technicial)</text:p>
      <text:p text:style-name="P95"/>
      <text:p text:style-name="P95"/>
      <text:h text:style-name="P122" text:outline-level="1"><text:bookmark-start text:name="__RefHeading___Toc1709_4061565849"/>CommandDetails<text:bookmark-end text:name="__RefHeading___Toc1709_4061565849"/></text:h>
      <text:p text:style-name="P89">The table below list the commands <text:span text:style-name="T30">defined</text:span> for PJLink <text:span text:style-name="T30">packets that projectors will accept.</text:span></text:p>
      <text:p text:style-name="P86">Command:<text:tab/>Command from controller to projector</text:p>
      <text:p text:style-name="P86">Class: <text:tab/><text:tab/>PJLink class of command</text:p>
      <text:p text:style-name="P86">Protocol:<text:tab/>TCP or UDP</text:p>
      <text:p text:style-name="P86">Parameter:<text:tab/>Parameter of command</text:p>
      <text:p text:style-name="P88">Description:<text:tab/>Description of command and parameter usage</text:p>
      <table:table table:name="PJLink_Command_Summary" table:style-name="PJLink_5f_Command_5f_Summary">
        <table:table-column table:style-name="PJLink_5f_Command_5f_Summary.A"/>
        <table:table-column table:style-name="PJLink_5f_Command_5f_Summary.B"/>
        <table:table-column table:style-name="PJLink_5f_Command_5f_Summary.C"/>
        <table:table-column table:style-name="PJLink_5f_Command_5f_Summary.D"/>
        <table:table-column table:style-name="PJLink_5f_Command_5f_Summary.E"/>
        <table:table-row table:style-name="PJLink_5f_Command_5f_Summary.1">
          <table:table-cell table:style-name="PJLink_5f_Command_5f_Summary.A1" office:value-type="string">
            <text:p text:style-name="P13">Command</text:p>
          </table:table-cell>
          <table:table-cell table:style-name="PJLink_5f_Command_5f_Summary.B1" office:value-type="string">
            <text:p text:style-name="P13">Class</text:p>
          </table:table-cell>
          <table:table-cell table:style-name="PJLink_5f_Command_5f_Summary.C1" office:value-type="string">
            <text:p text:style-name="P15">Protocol</text:p>
          </table:table-cell>
          <table:table-cell table:style-name="PJLink_5f_Command_5f_Summary.D1" office:value-type="string">
            <text:p text:style-name="P16">Parameter</text:p>
          </table:table-cell>
          <table:table-cell table:style-name="PJLink_5f_Command_5f_Summary.E1" office:value-type="string">
            <text:p text:style-name="P13">Description</text:p>
          </table:table-cell>
        </table:table-row>
        <table:table-row table:style-name="PJLink_5f_Command_5f_Summary.1">
          <table:table-cell table:style-name="PJLink_5f_Command_5f_Summary.A8" table:number-rows-spanned="7" office:value-type="string">
            <text:p text:style-name="P63">AVMT</text:p>
          </table:table-cell>
          <table:table-cell table:style-name="PJLink_5f_Command_5f_Summary.B8" table:number-rows-spanned="7" office:value-type="string">
            <text:p text:style-name="P14">1</text:p>
          </table:table-cell>
          <table:table-cell table:style-name="PJLink_5f_Command_5f_Summary.C8" table:number-rows-spanned="7" office:value-type="string">
            <text:p text:style-name="P14">TCP</text:p>
          </table:table-cell>
          <table:table-cell table:style-name="PJLink_5f_Command_5f_Summary.D2" office:value-type="string">
            <text:p text:style-name="P12">?</text:p>
          </table:table-cell>
          <table:table-cell table:style-name="PJLink_5f_Command_5f_Summary.E2" office:value-type="string">
            <text:p text:style-name="P14">Query current shutter and audio status</text:p>
          </table:table-cell>
        </table:table-row>
        <table:table-row table:style-name="PJLink_5f_Command_5f_Summary.1">
          <table:covered-table-cell/>
          <table:covered-table-cell/>
          <table:covered-table-cell/>
          <table:table-cell table:style-name="PJLink_5f_Command_5f_Summary.D3" office:value-type="string">
            <text:p text:style-name="P14">10</text:p>
          </table:table-cell>
          <table:table-cell table:style-name="PJLink_5f_Command_5f_Summary.E3" office:value-type="string">
            <text:p text:style-name="P14">Shutter open <text:span text:style-name="T41">(video mute off)</text:span></text:p>
          </table:table-cell>
        </table:table-row>
        <table:table-row table:style-name="PJLink_5f_Command_5f_Summary.1">
          <table:covered-table-cell/>
          <table:covered-table-cell/>
          <table:covered-table-cell/>
          <table:table-cell table:style-name="PJLink_5f_Command_5f_Summary.D4" office:value-type="string">
            <text:p text:style-name="P14">11</text:p>
          </table:table-cell>
          <table:table-cell table:style-name="PJLink_5f_Command_5f_Summary.E4" office:value-type="string">
            <text:p text:style-name="P14">Shutter close <text:span text:style-name="T41">(video mute on)</text:span></text:p>
          </table:table-cell>
        </table:table-row>
        <table:table-row table:style-name="PJLink_5f_Command_5f_Summary.1">
          <table:covered-table-cell/>
          <table:covered-table-cell/>
          <table:covered-table-cell/>
          <table:table-cell table:style-name="PJLink_5f_Command_5f_Summary.D5" office:value-type="string">
            <text:p text:style-name="P14">20</text:p>
          </table:table-cell>
          <table:table-cell table:style-name="PJLink_5f_Command_5f_Summary.E5" office:value-type="string">
            <text:p text:style-name="P14">Audio off (<text:span text:style-name="T41">audio </text:span>mute <text:span text:style-name="T41">on</text:span>)</text:p>
          </table:table-cell>
        </table:table-row>
        <table:table-row table:style-name="PJLink_5f_Command_5f_Summary.1">
          <table:covered-table-cell/>
          <table:covered-table-cell/>
          <table:covered-table-cell/>
          <table:table-cell table:style-name="PJLink_5f_Command_5f_Summary.D6" office:value-type="string">
            <text:p text:style-name="P14">21</text:p>
          </table:table-cell>
          <table:table-cell table:style-name="PJLink_5f_Command_5f_Summary.E6" office:value-type="string">
            <text:p text:style-name="P14">Audio on (<text:span text:style-name="T41">audio </text:span>mute <text:span text:style-name="T41">off</text:span>)</text:p>
          </table:table-cell>
        </table:table-row>
        <table:table-row table:style-name="PJLink_5f_Command_5f_Summary.1">
          <table:covered-table-cell/>
          <table:covered-table-cell/>
          <table:covered-table-cell/>
          <table:table-cell table:style-name="PJLink_5f_Command_5f_Summary.D7" office:value-type="string">
            <text:p text:style-name="P14">30</text:p>
          </table:table-cell>
          <table:table-cell table:style-name="PJLink_5f_Command_5f_Summary.E7" office:value-type="string">
            <text:p text:style-name="P14">Shutter open and autdio on <text:span text:style-name="T41">(video and audio mute off)</text:span></text:p>
          </table:table-cell>
        </table:table-row>
        <table:table-row table:style-name="PJLink_5f_Command_5f_Summary.1">
          <table:covered-table-cell/>
          <table:covered-table-cell/>
          <table:covered-table-cell/>
          <table:table-cell table:style-name="PJLink_5f_Command_5f_Summary.D8" office:value-type="string">
            <text:p text:style-name="P14">31</text:p>
          </table:table-cell>
          <table:table-cell table:style-name="PJLink_5f_Command_5f_Summary.E8" office:value-type="string">
            <text:p text:style-name="P14">Shutter close and audio off <text:span text:style-name="T41">(video and audio mute on)</text:span></text:p>
          </table:table-cell>
        </table:table-row>
        <table:table-row table:style-name="PJLink_5f_Command_5f_Summary.1">
          <table:table-cell table:style-name="PJLink_5f_Command_5f_Summary.A9" office:value-type="string">
            <text:p text:style-name="P63">CLSS</text:p>
          </table:table-cell>
          <table:table-cell table:style-name="PJLink_5f_Command_5f_Summary.B9" office:value-type="string">
            <text:p text:style-name="P14">1</text:p>
          </table:table-cell>
          <table:table-cell table:style-name="PJLink_5f_Command_5f_Summary.C9" office:value-type="string">
            <text:p text:style-name="P14">TCP</text:p>
          </table:table-cell>
          <table:table-cell table:style-name="PJLink_5f_Command_5f_Summary.D9" office:value-type="string">
            <text:p text:style-name="P14">?</text:p>
          </table:table-cell>
          <table:table-cell table:style-name="PJLink_5f_Command_5f_Summary.E9" office:value-type="string">
            <text:p text:style-name="P14">Query PJLink class support</text:p>
          </table:table-cell>
        </table:table-row>
        <table:table-row table:style-name="PJLink_5f_Command_5f_Summary.1">
          <table:table-cell table:style-name="PJLink_5f_Command_5f_Summary.A10" office:value-type="string">
            <text:p text:style-name="P63">ERST</text:p>
          </table:table-cell>
          <table:table-cell table:style-name="PJLink_5f_Command_5f_Summary.B10" office:value-type="string">
            <text:p text:style-name="P14">1</text:p>
          </table:table-cell>
          <table:table-cell table:style-name="PJLink_5f_Command_5f_Summary.C10" office:value-type="string">
            <text:p text:style-name="P14">TCP </text:p>
          </table:table-cell>
          <table:table-cell table:style-name="PJLink_5f_Command_5f_Summary.D10" office:value-type="string">
            <text:p text:style-name="P14">?</text:p>
          </table:table-cell>
          <table:table-cell table:style-name="PJLink_5f_Command_5f_Summary.E10" office:value-type="string">
            <text:p text:style-name="P14">Query current erorr status</text:p>
          </table:table-cell>
        </table:table-row>
        <table:table-row table:style-name="PJLink_5f_Command_5f_Summary.1">
          <table:table-cell table:style-name="PJLink_5f_Command_5f_Summary.A11" office:value-type="string">
            <text:p text:style-name="P63">FILT</text:p>
          </table:table-cell>
          <table:table-cell table:style-name="PJLink_5f_Command_5f_Summary.B11" office:value-type="string">
            <text:p text:style-name="P14">1</text:p>
          </table:table-cell>
          <table:table-cell table:style-name="PJLink_5f_Command_5f_Summary.C11" office:value-type="string">
            <text:p text:style-name="P14">TCP</text:p>
          </table:table-cell>
          <table:table-cell table:style-name="PJLink_5f_Command_5f_Summary.D13" office:value-type="string">
            <text:p text:style-name="P14">?</text:p>
          </table:table-cell>
          <table:table-cell table:style-name="PJLink_5f_Command_5f_Summary.E11" office:value-type="string">
            <text:p text:style-name="P14">Query filter usage time (in hours)</text:p>
          </table:table-cell>
        </table:table-row>
        <table:table-row table:style-name="PJLink_5f_Command_5f_Summary.1">
          <table:table-cell table:style-name="PJLink_5f_Command_5f_Summary.A14" table:number-rows-spanned="3" office:value-type="string">
            <text:p text:style-name="P64">FREZ</text:p>
          </table:table-cell>
          <table:table-cell table:style-name="PJLink_5f_Command_5f_Summary.B14" table:number-rows-spanned="3" office:value-type="string">
            <text:p text:style-name="P17">2</text:p>
          </table:table-cell>
          <table:table-cell table:style-name="PJLink_5f_Command_5f_Summary.C14" table:number-rows-spanned="3" office:value-type="string">
            <text:p text:style-name="P17">TCP</text:p>
          </table:table-cell>
          <table:table-cell table:style-name="PJLink_5f_Command_5f_Summary.D13" office:value-type="string">
            <text:p text:style-name="P14">?</text:p>
          </table:table-cell>
          <table:table-cell table:style-name="PJLink_5f_Command_5f_Summary.E12" office:value-type="string">
            <text:p text:style-name="P17">Query freeze (static picture) sta<text:span text:style-name="T23">tu</text:span>s</text:p>
          </table:table-cell>
        </table:table-row>
        <table:table-row table:style-name="PJLink_5f_Command_5f_Summary.1">
          <table:covered-table-cell/>
          <table:covered-table-cell/>
          <table:covered-table-cell/>
          <table:table-cell table:style-name="PJLink_5f_Command_5f_Summary.D13" office:value-type="string">
            <text:p text:style-name="P17">0</text:p>
          </table:table-cell>
          <table:table-cell table:style-name="PJLink_5f_Command_5f_Summary.E13" office:value-type="string">
            <text:p text:style-name="P17">Unfreeze screen</text:p>
          </table:table-cell>
        </table:table-row>
        <table:table-row table:style-name="PJLink_5f_Command_5f_Summary.1">
          <table:covered-table-cell/>
          <table:covered-table-cell/>
          <table:covered-table-cell/>
          <table:table-cell table:style-name="PJLink_5f_Command_5f_Summary.D14" office:value-type="string">
            <text:p text:style-name="P17">1</text:p>
          </table:table-cell>
          <table:table-cell table:style-name="PJLink_5f_Command_5f_Summary.E14" office:value-type="string">
            <text:p text:style-name="P17">Freeze screen (static display)</text:p>
          </table:table-cell>
        </table:table-row>
        <table:table-row table:style-name="PJLink_5f_Command_5f_Summary.1">
          <table:table-cell table:style-name="PJLink_5f_Command_5f_Summary.A17" office:value-type="string">
            <text:p text:style-name="P64">INF1</text:p>
          </table:table-cell>
          <table:table-cell table:style-name="PJLink_5f_Command_5f_Summary.B17" office:value-type="string">
            <text:p text:style-name="P17">1</text:p>
          </table:table-cell>
          <table:table-cell table:style-name="PJLink_5f_Command_5f_Summary.C15" office:value-type="string">
            <text:p text:style-name="P17">TCP</text:p>
          </table:table-cell>
          <table:table-cell table:style-name="PJLink_5f_Command_5f_Summary.D17" office:value-type="string">
            <text:p text:style-name="P17">?</text:p>
          </table:table-cell>
          <table:table-cell table:style-name="PJLink_5f_Command_5f_Summary.E15" office:value-type="string">
            <text:p text:style-name="P17">Query manufacturer name</text:p>
          </table:table-cell>
        </table:table-row>
        <table:table-row table:style-name="PJLink_5f_Command_5f_Summary.1">
          <table:table-cell table:style-name="PJLink_5f_Command_5f_Summary.A17" office:value-type="string">
            <text:p text:style-name="P64">INF2</text:p>
          </table:table-cell>
          <table:table-cell table:style-name="PJLink_5f_Command_5f_Summary.B17" office:value-type="string">
            <text:p text:style-name="P17">1</text:p>
          </table:table-cell>
          <table:table-cell table:style-name="PJLink_5f_Command_5f_Summary.C16" office:value-type="string">
            <text:p text:style-name="P17">TCP</text:p>
          </table:table-cell>
          <table:table-cell table:style-name="PJLink_5f_Command_5f_Summary.D17" office:value-type="string">
            <text:p text:style-name="P17">?</text:p>
          </table:table-cell>
          <table:table-cell table:style-name="PJLink_5f_Command_5f_Summary.E16" office:value-type="string">
            <text:p text:style-name="P17">Query product name</text:p>
          </table:table-cell>
        </table:table-row>
        <table:table-row table:style-name="PJLink_5f_Command_5f_Summary.1">
          <table:table-cell table:style-name="PJLink_5f_Command_5f_Summary.A17" office:value-type="string">
            <text:p text:style-name="P64">INFO</text:p>
          </table:table-cell>
          <table:table-cell table:style-name="PJLink_5f_Command_5f_Summary.B17" office:value-type="string">
            <text:p text:style-name="P17">1</text:p>
          </table:table-cell>
          <table:table-cell table:style-name="PJLink_5f_Command_5f_Summary.C17" office:value-type="string">
            <text:p text:style-name="P17">TCP</text:p>
          </table:table-cell>
          <table:table-cell table:style-name="PJLink_5f_Command_5f_Summary.D17" office:value-type="string">
            <text:p text:style-name="P17">?</text:p>
          </table:table-cell>
          <table:table-cell table:style-name="PJLink_5f_Command_5f_Summary.E17" office:value-type="string">
            <text:p text:style-name="P17">Query other information (usually set by end-user)</text:p>
          </table:table-cell>
        </table:table-row>
        <table:table-row table:style-name="PJLink_5f_Command_5f_Summary.18">
          <table:table-cell table:style-name="PJLink_5f_Command_5f_Summary.A18" office:value-type="string">
            <text:p text:style-name="P64">INNM</text:p>
          </table:table-cell>
          <table:table-cell table:style-name="PJLink_5f_Command_5f_Summary.B18" office:value-type="string">
            <text:p text:style-name="P17">2</text:p>
          </table:table-cell>
          <table:table-cell table:style-name="PJLink_5f_Command_5f_Summary.C18" office:value-type="string">
            <text:p text:style-name="P17">TCP</text:p>
          </table:table-cell>
          <table:table-cell table:style-name="PJLink_5f_Command_5f_Summary.D18" office:value-type="string">
            <text:p text:style-name="P17">?TN</text:p>
          </table:table-cell>
          <table:table-cell table:style-name="PJLink_5f_Command_5f_Summary.E18" office:value-type="string">
            <text:p text:style-name="P17">Query input <text:span text:style-name="T44">(video source) </text:span>name.</text:p>
            <text:p text:style-name="P28">See INPT for TN description</text:p>
            <text:p text:style-name="P17">TN will be the same as returned from INST command.</text:p>
            <text:p text:style-name="P32">Class 1 defines video source names in PJLink Terminal Guidelines.</text:p>
            <text:p text:style-name="P32">Class 2 allows manufacturers to set names assigned to video sources.</text:p>
          </table:table-cell>
        </table:table-row>
        <table:table-row table:style-name="PJLink_5f_Command_5f_Summary.1">
          <table:table-cell table:style-name="PJLink_5f_Command_5f_Summary.A20" table:number-rows-spanned="2" office:value-type="string">
            <text:p text:style-name="P64">INPT<text:soft-page-break/></text:p>
          </table:table-cell>
          <table:table-cell table:style-name="PJLink_5f_Command_5f_Summary.B20" table:number-rows-spanned="2" office:value-type="string">
            <text:p text:style-name="P17">1,<text:span text:style-name="T40">2</text:span></text:p>
          </table:table-cell>
          <table:table-cell table:style-name="PJLink_5f_Command_5f_Summary.C20" table:number-rows-spanned="2" office:value-type="string">
            <text:p text:style-name="P17">TCP </text:p>
          </table:table-cell>
          <table:table-cell table:style-name="PJLink_5f_Command_5f_Summary.D20" office:value-type="string">
            <text:p text:style-name="P17">?</text:p>
          </table:table-cell>
          <table:table-cell table:style-name="PJLink_5f_Command_5f_Summary.E20" office:value-type="string">
            <text:p text:style-name="P17">Query current video source input</text:p>
          </table:table-cell>
        </table:table-row>
        <table:table-row table:style-name="PJLink_5f_Command_5f_Summary.1">
          <table:covered-table-cell/>
          <table:covered-table-cell/>
          <table:covered-table-cell/>
          <table:table-cell table:style-name="PJLink_5f_Command_5f_Summary.D20" office:value-type="string">
            <text:p text:style-name="P17">TN</text:p>
          </table:table-cell>
          <table:table-cell table:style-name="PJLink_5f_Command_5f_Summary.E20" office:value-type="string">
            <text:p text:style-name="P17">Select input source</text:p>
            <text:p text:style-name="P17">T = Input type</text:p>
            <text:p text:style-name="P17">N = Input number of type T</text:p>
            <text:p text:style-name="P27">T = 1 (RGB)</text:p>
            <text:p text:style-name="P27">T = 2 (Video)</text:p>
            <text:p text:style-name="P27">T = 3 (Digital)</text:p>
            <text:p text:style-name="P27">T = 4 (Storage)</text:p>
            <text:p text:style-name="P27">T = 5 (Network)</text:p>
            <text:p text:style-name="P27">T = 6 (Internal) (Class 2 only)</text:p>
            <text:p text:style-name="P27">N = [1..9] (Class 1)</text:p>
            <text:p text:style-name="P27">N = [1..9a..z] (Class 2 only)</text:p>
          </table:table-cell>
        </table:table-row>
        <table:table-row table:style-name="PJLink_5f_Command_5f_Summary.21">
          <table:table-cell table:style-name="PJLink_5f_Command_5f_Summary.A22" office:value-type="string">
            <text:p text:style-name="P84">INST</text:p>
          </table:table-cell>
          <table:table-cell table:style-name="PJLink_5f_Command_5f_Summary.B22" office:value-type="string">
            <text:p text:style-name="P27">1,2</text:p>
          </table:table-cell>
          <table:table-cell table:style-name="PJLink_5f_Command_5f_Summary.C22" office:value-type="string">
            <text:p text:style-name="P27">TCP</text:p>
          </table:table-cell>
          <table:table-cell table:style-name="PJLink_5f_Command_5f_Summary.D22" office:value-type="string">
            <text:p text:style-name="P27">?</text:p>
          </table:table-cell>
          <table:table-cell table:style-name="PJLink_5f_Command_5f_Summary.E22" office:value-type="string">
            <text:p text:style-name="P27">Query installed input sources (video inputs)</text:p>
          </table:table-cell>
        </table:table-row>
        <table:table-row table:style-name="PJLink_5f_Command_5f_Summary.1">
          <table:table-cell table:style-name="PJLink_5f_Command_5f_Summary.A22" office:value-type="string">
            <text:p text:style-name="P65">IRES</text:p>
          </table:table-cell>
          <table:table-cell table:style-name="PJLink_5f_Command_5f_Summary.B22" office:value-type="string">
            <text:p text:style-name="P18">2</text:p>
          </table:table-cell>
          <table:table-cell table:style-name="PJLink_5f_Command_5f_Summary.C22" office:value-type="string">
            <text:p text:style-name="P18">TCP</text:p>
          </table:table-cell>
          <table:table-cell table:style-name="PJLink_5f_Command_5f_Summary.D22" office:value-type="string">
            <text:p text:style-name="P18">?</text:p>
          </table:table-cell>
          <table:table-cell table:style-name="PJLink_5f_Command_5f_Summary.E22" office:value-type="string">
            <text:p text:style-name="P18">Query current input resolution</text:p>
          </table:table-cell>
        </table:table-row>
        <table:table-row table:style-name="PJLink_5f_Command_5f_Summary.1">
          <table:table-cell table:style-name="PJLink_5f_Command_5f_Summary.A23" office:value-type="string">
            <text:p text:style-name="P65">LAMP</text:p>
          </table:table-cell>
          <table:table-cell table:style-name="PJLink_5f_Command_5f_Summary.B23" office:value-type="string">
            <text:p text:style-name="P18">1</text:p>
          </table:table-cell>
          <table:table-cell table:style-name="PJLink_5f_Command_5f_Summary.C23" office:value-type="string">
            <text:p text:style-name="P18">TCP</text:p>
          </table:table-cell>
          <table:table-cell table:style-name="PJLink_5f_Command_5f_Summary.D25" office:value-type="string">
            <text:p text:style-name="P18">?</text:p>
          </table:table-cell>
          <table:table-cell table:style-name="PJLink_5f_Command_5f_Summary.E23" office:value-type="string">
            <text:p text:style-name="P18">Query lamp(s) status (in hours) and lamp on/off status.</text:p>
          </table:table-cell>
        </table:table-row>
        <table:table-row table:style-name="PJLink_5f_Command_5f_Summary.1">
          <table:table-cell table:style-name="PJLink_5f_Command_5f_Summary.A25" table:number-rows-spanned="2" office:value-type="string">
            <text:p text:style-name="P65">MVOL</text:p>
          </table:table-cell>
          <table:table-cell table:style-name="PJLink_5f_Command_5f_Summary.B25" table:number-rows-spanned="2" office:value-type="string">
            <text:p text:style-name="P18">2</text:p>
          </table:table-cell>
          <table:table-cell table:style-name="PJLink_5f_Command_5f_Summary.C25" table:number-rows-spanned="2" office:value-type="string">
            <text:p text:style-name="P18">TCP</text:p>
          </table:table-cell>
          <table:table-cell table:style-name="PJLink_5f_Command_5f_Summary.D25" office:value-type="string">
            <text:p text:style-name="P18">0</text:p>
          </table:table-cell>
          <table:table-cell table:style-name="PJLink_5f_Command_5f_Summary.E24" office:value-type="string">
            <text:p text:style-name="P18">Decrease microphone volume by 1 level</text:p>
          </table:table-cell>
        </table:table-row>
        <table:table-row table:style-name="PJLink_5f_Command_5f_Summary.1">
          <table:covered-table-cell/>
          <table:covered-table-cell/>
          <table:covered-table-cell/>
          <table:table-cell table:style-name="PJLink_5f_Command_5f_Summary.D25" office:value-type="string">
            <text:p text:style-name="P18">1</text:p>
          </table:table-cell>
          <table:table-cell table:style-name="PJLink_5f_Command_5f_Summary.E25" office:value-type="string">
            <text:p text:style-name="P18">Increase microphone volume by 1 level</text:p>
          </table:table-cell>
        </table:table-row>
        <table:table-row table:style-name="PJLink_5f_Command_5f_Summary.26">
          <table:table-cell table:style-name="PJLink_5f_Command_5f_Summary.A26" office:value-type="string">
            <text:p text:style-name="P65">NAME</text:p>
          </table:table-cell>
          <table:table-cell table:style-name="PJLink_5f_Command_5f_Summary.B26" office:value-type="string">
            <text:p text:style-name="P18">1</text:p>
          </table:table-cell>
          <table:table-cell table:style-name="PJLink_5f_Command_5f_Summary.C26" office:value-type="string">
            <text:p text:style-name="P18">TCP</text:p>
          </table:table-cell>
          <table:table-cell table:style-name="PJLink_5f_Command_5f_Summary.D29" office:value-type="string">
            <text:p text:style-name="P18">?</text:p>
          </table:table-cell>
          <table:table-cell table:style-name="PJLink_5f_Command_5f_Summary.E26" office:value-type="string">
            <text:p text:style-name="P18">Query projector/display name (set by end-user)</text:p>
          </table:table-cell>
        </table:table-row>
        <table:table-row table:style-name="PJLink_5f_Command_5f_Summary.1">
          <table:table-cell table:style-name="PJLink_5f_Command_5f_Summary.A30" office:value-type="string">
            <text:p text:style-name="P116">PJLINK</text:p>
          </table:table-cell>
          <table:table-cell table:style-name="PJLink_5f_Command_5f_Summary.B30" office:value-type="string">
            <text:p text:style-name="P129">N/A</text:p>
          </table:table-cell>
          <table:table-cell table:style-name="PJLink_5f_Command_5f_Summary.C30" office:value-type="string">
            <text:p text:style-name="P129">TCP</text:p>
          </table:table-cell>
          <table:table-cell table:style-name="PJLink_5f_Command_5f_Summary.D29" office:value-type="string">
            <text:p text:style-name="P18"/>
          </table:table-cell>
          <table:table-cell table:style-name="PJLink_5f_Command_5f_Summary.E28" office:value-type="string">
            <text:p text:style-name="P129">Initial connection only – see PJLink specification for options.</text:p>
          </table:table-cell>
        </table:table-row>
        <table:table-row table:style-name="PJLink_5f_Command_5f_Summary.1">
          <table:table-cell table:style-name="PJLink_5f_Command_5f_Summary.A30" table:number-rows-spanned="3" office:value-type="string">
            <text:p text:style-name="P65">POWR</text:p>
          </table:table-cell>
          <table:table-cell table:style-name="PJLink_5f_Command_5f_Summary.B30" table:number-rows-spanned="3" office:value-type="string">
            <text:p text:style-name="P18">1</text:p>
          </table:table-cell>
          <table:table-cell table:style-name="PJLink_5f_Command_5f_Summary.C30" table:number-rows-spanned="3" office:value-type="string">
            <text:p text:style-name="P18">TCP</text:p>
          </table:table-cell>
          <table:table-cell table:style-name="PJLink_5f_Command_5f_Summary.D29" office:value-type="string">
            <text:p text:style-name="P18">?</text:p>
          </table:table-cell>
          <table:table-cell table:style-name="PJLink_5f_Command_5f_Summary.E28" office:value-type="string">
            <text:p text:style-name="P18">Query current lamp power status</text:p>
          </table:table-cell>
        </table:table-row>
        <table:table-row table:style-name="PJLink_5f_Command_5f_Summary.1">
          <table:covered-table-cell/>
          <table:covered-table-cell/>
          <table:covered-table-cell/>
          <table:table-cell table:style-name="PJLink_5f_Command_5f_Summary.D29" office:value-type="string">
            <text:p text:style-name="P18">0</text:p>
          </table:table-cell>
          <table:table-cell table:style-name="PJLink_5f_Command_5f_Summary.E29" office:value-type="string">
            <text:p text:style-name="P18">Turn lamp power off/standby</text:p>
          </table:table-cell>
        </table:table-row>
        <table:table-row table:style-name="PJLink_5f_Command_5f_Summary.1">
          <table:covered-table-cell/>
          <table:covered-table-cell/>
          <table:covered-table-cell/>
          <table:table-cell table:style-name="PJLink_5f_Command_5f_Summary.D30" office:value-type="string">
            <text:p text:style-name="P18">1</text:p>
          </table:table-cell>
          <table:table-cell table:style-name="PJLink_5f_Command_5f_Summary.E30" office:value-type="string">
            <text:p text:style-name="P18">Turn lamp power on</text:p>
          </table:table-cell>
        </table:table-row>
        <table:table-row table:style-name="PJLink_5f_Command_5f_Summary.1">
          <table:table-cell table:style-name="PJLink_5f_Command_5f_Summary.A31" office:value-type="string">
            <text:p text:style-name="P65">RFIL</text:p>
          </table:table-cell>
          <table:table-cell table:style-name="PJLink_5f_Command_5f_Summary.B31" office:value-type="string">
            <text:p text:style-name="P18">2</text:p>
          </table:table-cell>
          <table:table-cell table:style-name="PJLink_5f_Command_5f_Summary.C31" office:value-type="string">
            <text:p text:style-name="P18">TCP</text:p>
          </table:table-cell>
          <table:table-cell table:style-name="PJLink_5f_Command_5f_Summary.D31" office:value-type="string">
            <text:p text:style-name="P18">?</text:p>
          </table:table-cell>
          <table:table-cell table:style-name="PJLink_5f_Command_5f_Summary.E31" office:value-type="string">
            <text:p text:style-name="P18">Query filter replacement model</text:p>
          </table:table-cell>
        </table:table-row>
        <table:table-row table:style-name="PJLink_5f_Command_5f_Summary.1">
          <table:table-cell table:style-name="PJLink_5f_Command_5f_Summary.A32" office:value-type="string">
            <text:p text:style-name="P65">RLMP</text:p>
          </table:table-cell>
          <table:table-cell table:style-name="PJLink_5f_Command_5f_Summary.B32" office:value-type="string">
            <text:p text:style-name="P18">2</text:p>
          </table:table-cell>
          <table:table-cell table:style-name="PJLink_5f_Command_5f_Summary.C32" office:value-type="string">
            <text:p text:style-name="P18">TCP</text:p>
          </table:table-cell>
          <table:table-cell table:style-name="PJLink_5f_Command_5f_Summary.D32" office:value-type="string">
            <text:p text:style-name="P18">?</text:p>
          </table:table-cell>
          <table:table-cell table:style-name="PJLink_5f_Command_5f_Summary.E32" office:value-type="string">
            <text:p text:style-name="P18">Query lamp replacement model</text:p>
          </table:table-cell>
        </table:table-row>
        <table:table-row table:style-name="PJLink_5f_Command_5f_Summary.1">
          <table:table-cell table:style-name="PJLink_5f_Command_5f_Summary.A33" office:value-type="string">
            <text:p text:style-name="P65">RRES</text:p>
          </table:table-cell>
          <table:table-cell table:style-name="PJLink_5f_Command_5f_Summary.B33" office:value-type="string">
            <text:p text:style-name="P18">2</text:p>
          </table:table-cell>
          <table:table-cell table:style-name="PJLink_5f_Command_5f_Summary.C33" office:value-type="string">
            <text:p text:style-name="P18">TCP</text:p>
          </table:table-cell>
          <table:table-cell table:style-name="PJLink_5f_Command_5f_Summary.D33" office:value-type="string">
            <text:p text:style-name="P18">?</text:p>
          </table:table-cell>
          <table:table-cell table:style-name="PJLink_5f_Command_5f_Summary.E33" office:value-type="string">
            <text:p text:style-name="P18">Query recommended display resolution</text:p>
          </table:table-cell>
        </table:table-row>
        <table:table-row table:style-name="PJLink_5f_Command_5f_Summary.1">
          <table:table-cell table:style-name="PJLink_5f_Command_5f_Summary.A34" office:value-type="string">
            <text:p text:style-name="P66">SNUM</text:p>
          </table:table-cell>
          <table:table-cell table:style-name="PJLink_5f_Command_5f_Summary.B34" office:value-type="string">
            <text:p text:style-name="P19">2</text:p>
          </table:table-cell>
          <table:table-cell table:style-name="PJLink_5f_Command_5f_Summary.C34" office:value-type="string">
            <text:p text:style-name="P19">TCP</text:p>
          </table:table-cell>
          <table:table-cell table:style-name="PJLink_5f_Command_5f_Summary.D34" office:value-type="string">
            <text:p text:style-name="P18">?</text:p>
          </table:table-cell>
          <table:table-cell table:style-name="PJLink_5f_Command_5f_Summary.E34" office:value-type="string">
            <text:p text:style-name="P19">Query projector serial number</text:p>
          </table:table-cell>
        </table:table-row>
        <table:table-row table:style-name="PJLink_5f_Command_5f_Summary.1">
          <table:table-cell table:style-name="PJLink_5f_Command_5f_Summary.A35" office:value-type="string">
            <text:p text:style-name="P66">SRCH</text:p>
          </table:table-cell>
          <table:table-cell table:style-name="PJLink_5f_Command_5f_Summary.B35" office:value-type="string">
            <text:p text:style-name="P19">2</text:p>
          </table:table-cell>
          <table:table-cell table:style-name="PJLink_5f_Command_5f_Summary.C35" office:value-type="string">
            <text:p text:style-name="P19">UDP</text:p>
          </table:table-cell>
          <table:table-cell table:style-name="PJLink_5f_Command_5f_Summary.D35" office:value-type="string">
            <text:p text:style-name="P19">&lt;none&gt;</text:p>
          </table:table-cell>
          <table:table-cell table:style-name="PJLink_5f_Command_5f_Summary.E35" office:value-type="string">
            <text:p text:style-name="P19">Search start. Packet will only contain</text:p>
            <text:p text:style-name="P19">"%2SRCH&lt;cr&gt;"</text:p>
            <text:p text:style-name="P25">NOTE: Response packet is 'ACKN'</text:p>
          </table:table-cell>
        </table:table-row>
        <table:table-row table:style-name="PJLink_5f_Command_5f_Summary.1">
          <table:table-cell table:style-name="PJLink_5f_Command_5f_Summary.A36" office:value-type="string">
            <text:p text:style-name="P66">SVER</text:p>
          </table:table-cell>
          <table:table-cell table:style-name="PJLink_5f_Command_5f_Summary.B36" office:value-type="string">
            <text:p text:style-name="P19">2</text:p>
          </table:table-cell>
          <table:table-cell table:style-name="PJLink_5f_Command_5f_Summary.C36" office:value-type="string">
            <text:p text:style-name="P19">TCP</text:p>
          </table:table-cell>
          <table:table-cell table:style-name="PJLink_5f_Command_5f_Summary.D37" office:value-type="string">
            <text:p text:style-name="P19">?</text:p>
          </table:table-cell>
          <table:table-cell table:style-name="PJLink_5f_Command_5f_Summary.E36" office:value-type="string">
            <text:p text:style-name="P19">Query projector software version</text:p>
          </table:table-cell>
        </table:table-row>
        <table:table-row table:style-name="PJLink_5f_Command_5f_Summary.1">
          <table:table-cell table:style-name="PJLink_5f_Command_5f_Summary.A38" table:number-rows-spanned="2" office:value-type="string">
            <text:p text:style-name="P66">SVOL</text:p>
          </table:table-cell>
          <table:table-cell table:style-name="PJLink_5f_Command_5f_Summary.B38" table:number-rows-spanned="2" office:value-type="string">
            <text:p text:style-name="P19">2</text:p>
          </table:table-cell>
          <table:table-cell table:style-name="PJLink_5f_Command_5f_Summary.C38" table:number-rows-spanned="2" office:value-type="string">
            <text:p text:style-name="P19">TCP</text:p>
          </table:table-cell>
          <table:table-cell table:style-name="PJLink_5f_Command_5f_Summary.D37" office:value-type="string">
            <text:p text:style-name="P19">0</text:p>
          </table:table-cell>
          <table:table-cell table:style-name="PJLink_5f_Command_5f_Summary.E37" office:value-type="string">
            <text:p text:style-name="P19">Decrease speaker volume by 1 level</text:p>
          </table:table-cell>
        </table:table-row>
        <table:table-row table:style-name="PJLink_5f_Command_5f_Summary.1">
          <table:covered-table-cell/>
          <table:covered-table-cell/>
          <table:covered-table-cell/>
          <table:table-cell table:style-name="PJLink_5f_Command_5f_Summary.D38" office:value-type="string">
            <text:p text:style-name="P19">1</text:p>
          </table:table-cell>
          <table:table-cell table:style-name="PJLink_5f_Command_5f_Summary.E38" office:value-type="string">
            <text:p text:style-name="P19">Increase speaker volume by 1 level</text:p>
          </table:table-cell>
        </table:table-row>
      </table:table>
      <text:p text:style-name="P74"/>
      <text:h text:style-name="P121" text:outline-level="1"><text:bookmark-start text:name="__RefHeading___Toc1701_1530989439"/>Re<text:span text:style-name="T47">sponse</text:span> <text:span text:style-name="T47">Detail</text:span><text:bookmark-end text:name="__RefHeading___Toc1701_1530989439"/></text:h>
      <text:p text:style-name="P79">The following table describes the replies that the controller can receive after sending the command:</text:p>
      <text:p text:style-name="P87"><text:span text:style-name="T34">Reply</text:span>:<text:tab/><text:tab/><text:span text:style-name="T34">Reply </text:span>from <text:span text:style-name="T34">projector to controller</text:span></text:p>
      <text:p text:style-name="P87">Class: <text:tab/><text:tab/>PJLink class of command</text:p>
      <text:p text:style-name="P87">Protocol:<text:tab/>TCP or UDP</text:p>
      <text:p text:style-name="P87">Parameter:<text:tab/>Parameter of command</text:p>
      <text:p text:style-name="P80">Description:<text:tab/>Description of command and parameter usag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Command</text:p>
          </table:table-cell>
          <table:table-cell table:style-name="Table6.A1" office:value-type="string">
            <text:p text:style-name="P13">Class</text:p>
          </table:table-cell>
          <table:table-cell table:style-name="Table6.A1" office:value-type="string">
            <text:p text:style-name="P15">Protocol</text:p>
          </table:table-cell>
          <table:table-cell table:style-name="Table6.A1" office:value-type="string">
            <text:p text:style-name="P16">Parameter</text:p>
          </table:table-cell>
          <table:table-cell table:style-name="Table6.E1" office:value-type="string">
            <text:p text:style-name="P13">Description</text:p>
          </table:table-cell>
        </table:table-row>
        <table:table-row>
          <table:table-cell table:style-name="Table6.A2" office:value-type="string">
            <text:p text:style-name="P63">ACKN</text:p>
          </table:table-cell>
          <table:table-cell table:style-name="Table6.A2" office:value-type="string">
            <text:p text:style-name="P20">2</text:p>
          </table:table-cell>
          <table:table-cell table:style-name="Table6.A2" office:value-type="string">
            <text:p text:style-name="P20">UDP</text:p>
          </table:table-cell>
          <table:table-cell table:style-name="Table6.A2" office:value-type="string">
            <text:p text:style-name="P20">&lt;MAC address&gt;</text:p>
          </table:table-cell>
          <table:table-cell table:style-name="Table6.E2" office:value-type="string">
            <text:p text:style-name="P20">Reply to 'SRCH' command only. Parameter is the MAC address of the projector <text:span text:style-name="T35">fomratted as</text:span></text:p>
            <text:p text:style-name="P24">xx:xx:xx:xx:xx:xx</text:p>
          </table:table-cell>
        </table:table-row>
        <table:table-row>
          <table:table-cell table:style-name="Table6.A2" table:number-rows-spanned="2" office:value-type="string">
            <text:p text:style-name="P63">AVMT</text:p>
          </table:table-cell>
          <table:table-cell table:style-name="Table6.A2" table:number-rows-spanned="2" office:value-type="string">
            <text:p text:style-name="P20">1</text:p>
          </table:table-cell>
          <table:table-cell table:style-name="Table6.A2" table:number-rows-spanned="2" office:value-type="string">
            <text:p text:style-name="P20">TCP</text:p>
          </table:table-cell>
          <table:table-cell table:style-name="Table6.A2" office:value-type="string">
            <text:p text:style-name="P20">OK</text:p>
            <text:p text:style-name="P20">ERR2</text:p>
            <text:p text:style-name="P20">ERR3</text:p>
            <text:p text:style-name="P20">ERR4</text:p>
          </table:table-cell>
          <table:table-cell table:style-name="Table6.E2" office:value-type="string">
            <text:p text:style-name="P20">After set command</text:p>
          </table:table-cell>
        </table:table-row>
        <table:table-row>
          <table:covered-table-cell/>
          <table:covered-table-cell/>
          <table:covered-table-cell/>
          <table:table-cell table:style-name="Table6.A2" office:value-type="string">
            <text:p text:style-name="P20">NN</text:p>
            <text:p text:style-name="P23">ERR3</text:p>
            <text:p text:style-name="P23">ERR4</text:p>
          </table:table-cell>
          <table:table-cell table:style-name="Table6.E2" office:value-type="string">
            <text:p text:style-name="P20">After query command:</text:p>
            <text:p text:style-name="P20">11 – Shutter closed (video mute on)</text:p>
            <text:p text:style-name="P20">21 – Audio off (audio mute on)</text:p>
            <text:p text:style-name="P20">30 – Shutter open/audio on (Video/audio mute off)</text:p>
            <text:p text:style-name="P20">31 – Shutter closed/audio off (Video/audio mute ON)</text:p>
          </table:table-cell>
        </table:table-row>
        <table:table-row>
          <table:table-cell table:style-name="Table6.A2" office:value-type="string">
            <text:p text:style-name="P63">CLSS</text:p>
          </table:table-cell>
          <table:table-cell table:style-name="Table6.A2" office:value-type="string">
            <text:p text:style-name="P20">1</text:p>
          </table:table-cell>
          <table:table-cell table:style-name="Table6.A2" office:value-type="string">
            <text:p text:style-name="P20">TCP</text:p>
          </table:table-cell>
          <table:table-cell table:style-name="Table6.A2" office:value-type="string">
            <text:p text:style-name="P20">N</text:p>
            <text:p text:style-name="P23">ERR3</text:p>
            <text:p text:style-name="P23">ERR4</text:p>
          </table:table-cell>
          <table:table-cell table:style-name="Table6.E2" office:value-type="string">
            <text:p text:style-name="P23">After query command:</text:p>
            <text:p text:style-name="P21"><text:span text:style-name="T38">N = </text:span>1 <text:span text:style-name="T38">(</text:span>PJLink class 1<text:span text:style-name="T38">)</text:span></text:p>
            <text:p text:style-name="P20"><text:span text:style-name="T38">N = </text:span>2 <text:span text:style-name="T38">(</text:span>PJLink class 2<text:span text:style-name="T38">)</text:span></text:p>
            <text:p text:style-name="P20">NOTE: Although specification is to send only a digit indicating PJLink class, some projector manufacturers have deviated:</text:p>
            <text:p text:style-name="P26">Standard: "%1CLSS=1&lt;cr&gt;"</text:p>
            <text:p text:style-name="P22">BenQ: "%1CLSS=Version1<text:span text:style-name="T39">&lt;cr&gt;</text:span>"</text:p>
            <text:p text:style-name="P22">Optoma: "%1CLSS=Class&lt;space&gt;1<text:span text:style-name="T39">&lt;cr&gt;</text:span>"</text:p>
          </table:table-cell>
        </table:table-row>
        <table:table-row>
          <table:table-cell table:style-name="Table6.A2" table:number-rows-spanned="2" office:value-type="string">
            <text:p text:style-name="P63">ERST</text:p>
          </table:table-cell>
          <table:table-cell table:style-name="Table6.A2" office:value-type="string">
            <text:p text:style-name="P23">1</text:p>
          </table:table-cell>
          <table:table-cell table:style-name="Table6.A2" office:value-type="string">
            <text:p text:style-name="P23">TCP</text:p>
          </table:table-cell>
          <table:table-cell table:style-name="Table6.A2" office:value-type="string">
            <text:p text:style-name="P23">ABCDEF</text:p>
            <text:p text:style-name="P23">ERR3</text:p>
            <text:p text:style-name="P23">ERR4</text:p>
          </table:table-cell>
          <table:table-cell table:style-name="Table6.E2" office:value-type="string">
            <text:p text:style-name="P23">After query command:</text:p>
            <text:p text:style-name="P23">A – Fan</text:p>
            <text:p text:style-name="P23">B – Lamp</text:p>
            <text:p text:style-name="P23">C – Temperature</text:p>
            <text:p text:style-name="P23">D – Cover open</text:p>
            <text:p text:style-name="P23">E – Filter</text:p>
            <text:p text:style-name="P23">F – Other</text:p>
            <text:p text:style-name="P23">Value will be one of:</text:p>
            <text:p text:style-name="P23">0 – No error or no error detected during function</text:p>
            <text:p text:style-name="P23">1 – Warning</text:p>
            <text:p text:style-name="P23">2 - Error</text:p>
          </table:table-cell>
        </table:table-row>
        <table:table-row>
          <table:covered-table-cell/>
          <table:table-cell table:style-name="Table6.A2" office:value-type="string">
            <text:p text:style-name="P23">2</text:p>
          </table:table-cell>
          <table:table-cell table:style-name="Table6.A2" office:value-type="string">
            <text:p text:style-name="P23">UDP</text:p>
          </table:table-cell>
          <table:table-cell table:style-name="Table6.A2" office:value-type="string">
            <text:p text:style-name="P29">ABCDEF</text:p>
          </table:table-cell>
          <table:table-cell table:style-name="Table6.E2" office:value-type="string">
            <text:p text:style-name="P23">Status notification from projector.</text:p>
            <text:p text:style-name="P23">See class 1 query <text:span text:style-name="T42">for ABCDEF description</text:span></text:p>
          </table:table-cell>
        </table:table-row>
        <text:soft-page-break/>
        <table:table-row>
          <table:table-cell table:style-name="Table6.A2" office:value-type="string">
            <text:p text:style-name="P63">FILT</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HHHHH</text:p>
            <text:p text:style-name="P35">ERR1</text:p>
            <text:p text:style-name="P35">ERR3</text:p>
            <text:p text:style-name="P35">ERR4</text:p>
          </table:table-cell>
          <table:table-cell table:style-name="Table6.E2" office:value-type="string">
            <text:p text:style-name="P35">After query command.</text:p>
            <text:p text:style-name="P35">Filter usage in hours.</text:p>
            <text:p text:style-name="P35">H = hours of usage from 1 to maximum of 5 digits.</text:p>
            <text:p text:style-name="P35">H = 0 if not counted by projector.</text:p>
            <text:p text:style-name="P35">ERR1 if no filter present.</text:p>
          </table:table-cell>
        </table:table-row>
        <table:table-row>
          <table:table-cell table:style-name="Table6.A2" table:number-rows-spanned="2" office:value-type="string">
            <text:p text:style-name="P64">FREZ</text:p>
          </table:table-cell>
          <table:table-cell table:style-name="Table6.A2" table:number-rows-spanned="2" office:value-type="string">
            <text:p text:style-name="P38">2</text:p>
          </table:table-cell>
          <table:table-cell table:style-name="Table6.A2" table:number-rows-spanned="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ERR1 returned if not supported.</text:p>
          </table:table-cell>
        </table:table-row>
        <table:table-row>
          <table:covered-table-cell/>
          <table:covered-table-cell/>
          <table:covered-table-cell/>
          <table:table-cell table:style-name="Table6.A2" office:value-type="string">
            <text:p text:style-name="P38">X</text:p>
            <text:p text:style-name="P38">ERR1</text:p>
            <text:p text:style-name="P38">ERR3</text:p>
            <text:p text:style-name="P38">ERR4</text:p>
          </table:table-cell>
          <table:table-cell table:style-name="Table6.E2" office:value-type="string">
            <text:p text:style-name="P38">After query command.</text:p>
            <text:p text:style-name="P38">ERR1 returned if not supported.</text:p>
            <text:p text:style-name="P38">X = 0 (Un-freeze screen, continue normal)</text:p>
            <text:p text:style-name="P38">X = 1 (Freeze screen, show single image)</text:p>
          </table:table-cell>
        </table:table-row>
        <table:table-row>
          <table:table-cell table:style-name="Table6.A2" office:value-type="string">
            <text:p text:style-name="P64">INF1</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Manufacturer name.</text:p>
            <text:p text:style-name="P31">Maximum 32 bytes in <text:span text:style-name="T55">parameter</text:span>.</text:p>
            <text:p text:style-name="P31">If no manufacturer response is "%1INF1=&lt;cr&gt;"</text:p>
          </table:table-cell>
        </table:table-row>
        <table:table-row>
          <table:table-cell table:style-name="Table6.A2" office:value-type="string">
            <text:p text:style-name="P64">INF2</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Model/Equipment name.</text:p>
            <text:p text:style-name="P31">Maximum 32 bytes in <text:span text:style-name="T56">parameter</text:span>.</text:p>
            <text:p text:style-name="P31">If no model response is "%1INF2=&lt;cr&gt;"</text:p>
          </table:table-cell>
        </table:table-row>
        <table:table-row>
          <table:table-cell table:style-name="Table6.A2" office:value-type="string">
            <text:p text:style-name="P64">INFO</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Other information described by manufacturer.</text:p>
            <text:p text:style-name="P31">Maximum 32 bytes in <text:span text:style-name="T57">parameter</text:span>.</text:p>
            <text:p text:style-name="P31">If no information response is "%1INFO=&lt;cr&gt;"</text:p>
          </table:table-cell>
        </table:table-row>
        <table:table-row>
          <table:table-cell table:style-name="Table6.A2" office:value-type="string">
            <text:p text:style-name="P85">INNM</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UTF-8&gt;</text:p>
            <text:p text:style-name="P32">ERR2</text:p>
            <text:p text:style-name="P32">ERR3</text:p>
            <text:p text:style-name="P32">ERR4</text:p>
          </table:table-cell>
          <table:table-cell table:style-name="Table6.E2" office:value-type="string">
            <text:p text:style-name="P31">After query command.</text:p>
            <text:p text:style-name="P32">Input terminal name.</text:p>
            <text:p text:style-name="P31">Maximum <text:span text:style-name="T44">128</text:span> bytes in <text:span text:style-name="T58">parameter</text:span>.</text:p>
            <text:p text:style-name="P31">If no <text:span text:style-name="T44">name</text:span> response is "%<text:span text:style-name="T44">2INNM</text:span>=&lt;cr&gt;"</text:p>
            <text:p text:style-name="P32">Example 51 (Digital input #1) query:</text:p>
            <text:p text:style-name="P32">"%2INNM&lt;space&gt;?51"</text:p>
            <text:p text:style-name="P32">Example 51 reply:</text:p>
            <text:p text:style-name="P32">"%2INNM=HDMI1&lt;cr&gt;"</text:p>
          </table:table-cell>
        </table:table-row>
        <table:table-row>
          <table:table-cell table:style-name="Table6.A2" table:number-rows-spanned="3" office:value-type="string">
            <text:p text:style-name="P64">INPT</text:p>
          </table:table-cell>
          <table:table-cell table:style-name="Table6.A2" table:number-rows-spanned="2" office:value-type="string">
            <text:p text:style-name="P26">1,<text:span text:style-name="T41">2</text:span></text:p>
          </table:table-cell>
          <table:table-cell table:style-name="Table6.A2" table:number-rows-spanned="2" office:value-type="string">
            <text:p text:style-name="P26">TCP</text:p>
          </table:table-cell>
          <table:table-cell table:style-name="Table6.A2" office:value-type="string">
            <text:p text:style-name="P28">OK</text:p>
            <text:p text:style-name="P28">ERR2</text:p>
            <text:p text:style-name="P28">ERR3</text:p>
            <text:p text:style-name="P28">ERR4</text:p>
          </table:table-cell>
          <table:table-cell table:style-name="Table6.E2" office:value-type="string">
            <text:p text:style-name="P28">After set command</text:p>
          </table:table-cell>
        </table:table-row>
        <table:table-row>
          <table:covered-table-cell/>
          <table:covered-table-cell/>
          <table:covered-table-cell/>
          <table:table-cell table:style-name="Table6.A2" office:value-type="string">
            <text:p text:style-name="P28">TN</text:p>
            <text:p text:style-name="P28">ERR3</text:p>
            <text:p text:style-name="P28">ERR4</text:p>
          </table:table-cell>
          <table:table-cell table:style-name="Table6.E2" office:value-type="string">
            <text:p text:style-name="P28">After query command</text:p>
            <text:p text:style-name="P28">See INPT command for TN description</text:p>
          </table:table-cell>
        </table:table-row>
        <table:table-row>
          <table:covered-table-cell/>
          <table:table-cell table:style-name="Table6.A2" office:value-type="string">
            <text:p text:style-name="P26">2</text:p>
          </table:table-cell>
          <table:table-cell table:style-name="Table6.A2" office:value-type="string">
            <text:p text:style-name="P26">UDP</text:p>
          </table:table-cell>
          <table:table-cell table:style-name="Table6.A2" office:value-type="string">
            <text:p text:style-name="P26">NN</text:p>
          </table:table-cell>
          <table:table-cell table:style-name="Table6.E2" office:value-type="string">
            <text:p text:style-name="P26">Status notification from projector.</text:p>
            <text:p text:style-name="P26">NN = new video source (input) currently in use.</text:p>
          </table:table-cell>
        </table:table-row>
        <table:table-row>
          <table:table-cell table:style-name="Table6.A2" office:value-type="string">
            <text:p text:style-name="P64">INST</text:p>
          </table:table-cell>
          <table:table-cell table:style-name="Table6.A2" office:value-type="string">
            <text:p text:style-name="P29">1,2</text:p>
          </table:table-cell>
          <table:table-cell table:style-name="Table6.A2" office:value-type="string">
            <text:p text:style-name="P29">TCP</text:p>
          </table:table-cell>
          <table:table-cell table:style-name="Table6.A2" office:value-type="string">
            <text:p text:style-name="P29">TN</text:p>
            <text:p text:style-name="P29">ERR3</text:p>
            <text:p text:style-name="P29">ERR4</text:p>
          </table:table-cell>
          <table:table-cell table:style-name="Table6.E2" office:value-type="string">
            <text:p text:style-name="P31">After query command.</text:p>
            <text:p text:style-name="P30">List of installed video sources (inputs).</text:p>
            <text:p text:style-name="P29">Each input is separated by a &lt;space&gt;.</text:p>
            <text:p text:style-name="P29">See <text:span text:style-name="T43">INPT for TN description.</text:span></text:p>
            <text:p text:style-name="P31">Maximum of 50 inputs can be listed.</text:p>
            <text:p text:style-name="P31"><text:soft-page-break/>Maximum 95 bytes <text:span text:style-name="T61">in</text:span> parameter.</text:p>
          </table:table-cell>
        </table:table-row>
        <table:table-row>
          <table:table-cell table:style-name="Table6.A2" office:value-type="string">
            <text:p text:style-name="P65">IRES</text:p>
          </table:table-cell>
          <table:table-cell table:style-name="Table6.A2" office:value-type="string">
            <text:p text:style-name="P33">2</text:p>
          </table:table-cell>
          <table:table-cell table:style-name="Table6.A2" office:value-type="string">
            <text:p text:style-name="P33">TCP</text:p>
          </table:table-cell>
          <table:table-cell table:style-name="Table6.A2" office:value-type="string">
            <text:p text:style-name="P33">-</text:p>
            <text:p text:style-name="P33">*</text:p>
            <text:p text:style-name="P33">WxH</text:p>
            <text:p text:style-name="P33">ERR3</text:p>
            <text:p text:style-name="P33">ERR4</text:p>
          </table:table-cell>
          <table:table-cell table:style-name="Table6.E2" office:value-type="string">
            <text:p text:style-name="P33">After query command.</text:p>
            <text:p text:style-name="P35">Current input resolution.</text:p>
            <text:p text:style-name="P33">Maximum <text:span text:style-name="T52">128 bytes in parameter.</text:span></text:p>
            <text:p text:style-name="P33">W = horizontal resolution in pixels</text:p>
            <text:p text:style-name="P33">x = lowercase-X (character code 78)</text:p>
            <text:p text:style-name="P33">H = Vertical resolution in pixels</text:p>
            <text:p text:style-name="P33">No input reply will be a dash (character code 2d)</text:p>
            <text:p text:style-name="P33">"%2IRES=-"</text:p>
            <text:p text:style-name="P33">Unknown signal <text:span text:style-name="T45">reply </text:span>will be an asterisk (character code 2a)</text:p>
            <text:p text:style-name="P33">"%2IRES=*"</text:p>
          </table:table-cell>
        </table:table-row>
        <table:table-row>
          <table:table-cell table:style-name="Table6.A2" office:value-type="string">
            <text:p text:style-name="P65">LAMP</text:p>
          </table:table-cell>
          <table:table-cell table:style-name="Table6.A2" office:value-type="string">
            <text:p text:style-name="P29">1</text:p>
          </table:table-cell>
          <table:table-cell table:style-name="Table6.A2" office:value-type="string">
            <text:p text:style-name="P29">TCP</text:p>
          </table:table-cell>
          <table:table-cell table:style-name="Table6.A2" office:value-type="string">
            <text:p text:style-name="P29">HHHHH&lt;space&gt;X</text:p>
            <text:p text:style-name="P29">ERR1</text:p>
            <text:p text:style-name="P29">ERR3</text:p>
            <text:p text:style-name="P29">ERR4</text:p>
          </table:table-cell>
          <table:table-cell table:style-name="Table6.E2" office:value-type="string">
            <text:p text:style-name="P29">Single lamp response.</text:p>
            <text:p text:style-name="P29">ERR1 indicates no lamp installed.</text:p>
            <text:p text:style-name="P29">H = lamp hours</text:p>
            <text:p text:style-name="P29">X = 0 Lamp off</text:p>
            <text:p text:style-name="P29">X = 1 Lamp on</text:p>
            <text:p text:style-name="P29">For multiple lamps, repeat above with &lt;space&gt; between lamp status for each installed lamp.</text:p>
            <text:p text:style-name="P29">NOTE: HHHHH is variable 1 to maximum of 5 digits specifying lamp hours.</text:p>
          </table:table-cell>
        </table:table-row>
        <table:table-row>
          <table:table-cell table:style-name="Table6.A2" office:value-type="string">
            <text:p text:style-name="P83">LKUP</text:p>
          </table:table-cell>
          <table:table-cell table:style-name="Table6.A2" office:value-type="string">
            <text:p text:style-name="P24">2</text:p>
          </table:table-cell>
          <table:table-cell table:style-name="Table6.A2" office:value-type="string">
            <text:p text:style-name="P24">UDP</text:p>
          </table:table-cell>
          <table:table-cell table:style-name="Table6.A2" office:value-type="string">
            <text:p text:style-name="P24">MAC Address</text:p>
          </table:table-cell>
          <table:table-cell table:style-name="Table6.E2" office:value-type="string">
            <text:p text:style-name="P24"><text:span text:style-name="T43">S</text:span>tatus notification from projector –<text:span text:style-name="T43"> linkup response.</text:span></text:p>
            <text:p text:style-name="P106">MAC address of the projector <text:span text:style-name="T35">fomratted as</text:span></text:p>
            <text:p text:style-name="P24">xx:xx:xx:xx:xx:xx</text:p>
          </table:table-cell>
        </table:table-row>
        <table:table-row>
          <table:table-cell table:style-name="Table6.A2" office:value-type="string">
            <text:p text:style-name="P65">MVOL</text:p>
          </table:table-cell>
          <table:table-cell table:style-name="Table6.A2" office:value-type="string">
            <text:p text:style-name="P38">2</text:p>
          </table:table-cell>
          <table:table-cell table:style-name="Table6.A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If volume is maximum and increase requested OR</text:p>
            <text:p text:style-name="P38">volume is minium and decrease is requested, return is OK.</text:p>
            <text:p text:style-name="P38">ERR1 returned if no microphone/audio input jack installed.</text:p>
            <text:p text:style-name="P38"/>
          </table:table-cell>
        </table:table-row>
        <table:table-row>
          <table:table-cell table:style-name="Table6.A2" office:value-type="string">
            <text:p text:style-name="P65">NAME</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UTF-8 string&gt;</text:p>
            <text:p text:style-name="P31">ERR3</text:p>
            <text:p text:style-name="P31">ERR4</text:p>
          </table:table-cell>
          <table:table-cell table:style-name="Table6.E2" office:value-type="string">
            <text:p text:style-name="P31">If no name set, then reply is "%1NAME=&lt;cr&gt;"</text:p>
            <text:p text:style-name="P31">Maximum 64 bytes in parameter.</text:p>
          </table:table-cell>
        </table:table-row>
        <table:table-row>
          <table:table-cell table:style-name="Table6.A2" office:value-type="string">
            <text:p text:style-name="P117">PJLINK</text:p>
          </table:table-cell>
          <table:table-cell table:style-name="Table6.A2" office:value-type="string">
            <text:p text:style-name="P131">N/A</text:p>
          </table:table-cell>
          <table:table-cell table:style-name="Table6.A2" office:value-type="string">
            <text:p text:style-name="P131">TCP</text:p>
          </table:table-cell>
          <table:table-cell table:style-name="Table6.A2" office:value-type="string">
            <text:p text:style-name="P26"/>
          </table:table-cell>
          <table:table-cell table:style-name="Table6.E2" office:value-type="string">
            <text:p text:style-name="P131">Initial connection only. See PJLink specifications for options.</text:p>
          </table:table-cell>
        </table:table-row>
        <table:table-row>
          <table:table-cell table:style-name="Table6.A2" table:number-rows-spanned="3" office:value-type="string">
            <text:p text:style-name="P65">POWR</text:p>
          </table:table-cell>
          <table:table-cell table:style-name="Table6.A2" table:number-rows-spanned="2" office:value-type="string">
            <text:p text:style-name="P26">1</text:p>
          </table:table-cell>
          <table:table-cell table:style-name="Table6.A2" table:number-rows-spanned="2" office:value-type="string">
            <text:p text:style-name="P26">TCP</text:p>
          </table:table-cell>
          <table:table-cell table:style-name="Table6.A2" office:value-type="string">
            <text:p text:style-name="P26">OK</text:p>
            <text:p text:style-name="P26">ERR2</text:p>
            <text:p text:style-name="P26">ERR3</text:p>
            <text:p text:style-name="P26">ERR4</text:p>
          </table:table-cell>
          <table:table-cell table:style-name="Table6.E2" office:value-type="string">
            <text:p text:style-name="P26">After set command</text:p>
          </table:table-cell>
        </table:table-row>
        <table:table-row>
          <table:covered-table-cell/>
          <table:covered-table-cell/>
          <table:covered-table-cell/>
          <table:table-cell table:style-name="Table6.A2" office:value-type="string">
            <text:p text:style-name="P26">N</text:p>
            <text:p text:style-name="P26">ERR3</text:p>
            <text:p text:style-name="P26">ERR4</text:p>
          </table:table-cell>
          <table:table-cell table:style-name="Table6.E2" office:value-type="string">
            <text:p text:style-name="P26">After query command</text:p>
            <text:p text:style-name="P26">N = 0 (Power off/standby)</text:p>
            <text:p text:style-name="P26">N = 1 (Power on)</text:p>
            <text:p text:style-name="P26">N = 2 (Cooling down)</text:p>
            <text:p text:style-name="P26">N = 3 (Warming up)</text:p>
          </table:table-cell>
        </table:table-row>
        <table:table-row>
          <table:covered-table-cell/>
          <table:table-cell table:style-name="Table6.A2" office:value-type="string">
            <text:p text:style-name="P26">2</text:p>
          </table:table-cell>
          <table:table-cell table:style-name="Table6.A2" office:value-type="string">
            <text:p text:style-name="P26">UDP</text:p>
          </table:table-cell>
          <table:table-cell table:style-name="Table6.A2" office:value-type="string">
            <text:p text:style-name="P26">N</text:p>
          </table:table-cell>
          <table:table-cell table:style-name="Table6.E2" office:value-type="string">
            <text:p text:style-name="P26">Status notification from projector</text:p>
            <text:p text:style-name="P26">N = 0 Cooling down or power off (standby)</text:p>
            <text:p text:style-name="P26">N = 1 Warming up or power on</text:p>
          </table:table-cell>
        </table:table-row>
        <text:soft-page-break/>
        <table:table-row>
          <table:table-cell table:style-name="Table6.A2" office:value-type="string">
            <text:p text:style-name="P65">RFIL</text:p>
          </table:table-cell>
          <table:table-cell table:style-name="Table6.A2" office:value-type="string">
            <text:p text:style-name="P37">2</text:p>
          </table:table-cell>
          <table:table-cell table:style-name="Table6.A2" office:value-type="string">
            <text:p text:style-name="P37">TCP</text:p>
          </table:table-cell>
          <table:table-cell table:style-name="Table6.A2" office:value-type="string">
            <text:p text:style-name="P37">&lt;UTF-8 ?&gt;</text:p>
            <text:p text:style-name="P37">ERR3</text:p>
            <text:p text:style-name="P37">ERR4</text:p>
          </table:table-cell>
          <table:table-cell table:style-name="Table6.E2" office:value-type="string">
            <text:p text:style-name="P37">After query command.</text:p>
            <text:p text:style-name="P37">Filter replacement model number.</text:p>
            <text:p text:style-name="P36">Maximum 128 bytes in <text:span text:style-name="T52">parameter</text:span>.</text:p>
            <text:p text:style-name="P36">If multiple <text:span text:style-name="T46">filter</text:span> model numbers, separate model numbers by &lt;space&gt;.</text:p>
            <text:p text:style-name="P36">If no replacement model number reply is</text:p>
            <text:p text:style-name="P36">"%2R<text:span text:style-name="T46">FIL</text:span>=&lt;cr&gt;"</text:p>
          </table:table-cell>
        </table:table-row>
        <table:table-row>
          <table:table-cell table:style-name="Table6.A2" office:value-type="string">
            <text:p text:style-name="P65">RLMP</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lt;UTF-8 ?&gt;</text:p>
            <text:p text:style-name="P35">ERR3</text:p>
            <text:p text:style-name="P35">ERR4</text:p>
          </table:table-cell>
          <table:table-cell table:style-name="Table6.E2" office:value-type="string">
            <text:p text:style-name="P35">After query command.</text:p>
            <text:p text:style-name="P35">Lamp replacement model number.</text:p>
            <text:p text:style-name="P35">Maximum 128 bytes in <text:span text:style-name="T53">parameter</text:span>.</text:p>
            <text:p text:style-name="P35">If multiple lamp model numbers, separate model numbers by &lt;space&gt;.</text:p>
            <text:p text:style-name="P35">If no replacement model number reply is</text:p>
            <text:p text:style-name="P35">"%2RLMP=&lt;cr&gt;"</text:p>
          </table:table-cell>
        </table:table-row>
        <table:table-row>
          <table:table-cell table:style-name="Table6.A2" office:value-type="string">
            <text:p text:style-name="P65">RRES</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WxH</text:p>
            <text:p text:style-name="P35">ERR3</text:p>
            <text:p text:style-name="P35">ERR4</text:p>
          </table:table-cell>
          <table:table-cell table:style-name="Table6.E2" office:value-type="string">
            <text:p text:style-name="P35">After query command.</text:p>
            <text:p text:style-name="P35">Recommended resolution.</text:p>
            <text:p text:style-name="P34">Maximum <text:span text:style-name="T54">128 bytes in parameter</text:span>.</text:p>
            <text:p text:style-name="P34">W = horizontal resolution in pixels</text:p>
            <text:p text:style-name="P34">x = lowercase-X (character code 78)</text:p>
            <text:p text:style-name="P34">H = Vertical resolution in pixels</text:p>
          </table:table-cell>
        </table:table-row>
        <table:table-row>
          <table:table-cell table:style-name="Table6.A2" office:value-type="string">
            <text:p text:style-name="P66">SNUM</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ASCII&gt;</text:p>
            <text:p text:style-name="P32">ERR3</text:p>
            <text:p text:style-name="P32">ERR4</text:p>
          </table:table-cell>
          <table:table-cell table:style-name="Table6.E2" office:value-type="string">
            <text:p text:style-name="P31">After query command.</text:p>
            <text:p text:style-name="P31">Model/Equipment <text:span text:style-name="T44">serial number.</text:span></text:p>
            <text:p text:style-name="P31">Maximum 32 bytes in <text:span text:style-name="T59">parameter</text:span>.</text:p>
            <text:p text:style-name="P31">If no <text:span text:style-name="T44">serial</text:span> response is "%<text:span text:style-name="T44">2SNUM</text:span>=&lt;cr&gt;"</text:p>
          </table:table-cell>
        </table:table-row>
        <table:table-row>
          <table:table-cell table:style-name="Table6.A2" office:value-type="string">
            <text:p text:style-name="P66">SVER</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ASCII&gt;</text:p>
            <text:p text:style-name="P32">ERR3</text:p>
            <text:p text:style-name="P32">ERR4</text:p>
          </table:table-cell>
          <table:table-cell table:style-name="Table6.E2" office:value-type="string">
            <text:p text:style-name="P31">After query command.</text:p>
            <text:p text:style-name="P31"><text:span text:style-name="T44">Software version</text:span>.</text:p>
            <text:p text:style-name="P31">Maximum 32 bytes in <text:span text:style-name="T60">parameter</text:span>.</text:p>
            <text:p text:style-name="P31">If no <text:span text:style-name="T44">s/w version</text:span> response is "%<text:span text:style-name="T44">2SVER</text:span>=&lt;cr&gt;"</text:p>
          </table:table-cell>
        </table:table-row>
        <table:table-row>
          <table:table-cell table:style-name="Table6.A2" office:value-type="string">
            <text:p text:style-name="P66">SVOL</text:p>
          </table:table-cell>
          <table:table-cell table:style-name="Table6.A2" office:value-type="string">
            <text:p text:style-name="P38">2</text:p>
          </table:table-cell>
          <table:table-cell table:style-name="Table6.A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If volume is maximum and increase requested OR</text:p>
            <text:p text:style-name="P38">volume is minium and decrease is requested, return is OK.</text:p>
            <text:p text:style-name="P38">ERR1 returned if no speaker/audio jack installed.</text:p>
            <text:p text:style-name="P38"/>
          </table:table-cell>
        </table:table-row>
      </table:table>
      <text:p text:style-name="P80"/>
      <text:h text:style-name="P121" text:outline-level="1"><text:bookmark-start text:name="__RefHeading___Toc324_85782953"/>Import/<text:span text:style-name="T12">Export</text:span> File Format<text:bookmark-end text:name="__RefHeading___Toc324_85782953"/></text:h>
      <text:p text:style-name="P90"><text:span text:style-name="T14">Import and export of information about projectors will </text:span><text:span text:style-name="T15">use </text:span><text:span text:style-name="T18">XML format.</text:span></text:p>
      <text:p text:style-name="P67"/>
      <text:h text:style-name="Heading_20_2" text:outline-level="2"><text:bookmark-start text:name="__RefHeading___Toc348_85782953"/><text:span text:style-name="T16">Manufacturer file</text:span> format<text:bookmark-end text:name="__RefHeading___Toc348_85782953"/></text:h>
      <text:p text:style-name="P69">The PJLink format allows for defining characteristics of a projector for inclusion into the program. <text:span text:style-name="T13">All tags/labels will be strings in lowercase.</text:span></text:p>
      <text:h text:style-name="Heading_20_3" text:outline-level="3"><text:bookmark-start text:name="__RefHeading___Toc423_85782953"/>Filename<text:bookmark-end text:name="__RefHeading___Toc423_85782953"/></text:h>
      <text:p text:style-name="P70">The file naming convention will be:</text:p>
      <text:p text:style-name="P70"><text:tab/>&lt;manufacturer&gt;.<text:span text:style-name="T26">xml</text:span></text:p>
      <text:p text:style-name="P70">where &lt;manufacturer&gt; will be lowercase manufacturer name as returned by the INF1 command. <text:span text:style-name="T24">If there are spaces in the name, the spaces will be converted to underscores.</text:span></text:p>
      <text:p text:style-name="P72"><text:tab/>Example:<text:tab/>Ricoh International</text:p>
      <text:p text:style-name="P72"><text:tab/>Filename:<text:tab/>ricoh_international.<text:span text:style-name="T26">xml</text:span></text:p>
      <text:p text:style-name="P72"/>
      <text:h text:style-name="P137" text:outline-level="3"/>
      <text:h text:style-name="P138" text:outline-level="3"><text:bookmark-start text:name="__RefHeading___Toc425_85782953"/>File Structure<text:bookmark-end text:name="__RefHeading___Toc425_85782953"/></text:h>
      <text:list xml:id="list476880600" text:style-name="L3">
        <text:list-item>
          <text:p text:style-name="P112"><draw:frame text:anchor-type="paragraph" draw:z-index="0" draw:name="PJLink_import_format" draw:style-name="gr1" draw:text-style-name="P140" svg:width="6.176in" svg:height="3.0524in" svg:x="0.8555in" svg:y="0.1118in"><draw:text-box><text:p><text:span text:style-name="T62">&lt;?xml version="1.0" encoding="utf-8"?&gt;</text:span></text:p><text:p><text:span text:style-name="T62">&lt;pjlink version="1.0"&gt;</text:span></text:p><text:p><text:span text:style-name="T62"><text:s text:c="4"/></text:span><text:span text:style-name="T62">&lt;manufacturer name="&lt;str&gt;"&gt;</text:span></text:p><text:p><text:span text:style-name="T62"><text:s text:c="8"/></text:span><text:span text:style-name="T62">&lt;model name="&lt;str&gt;" pjlink_class="&lt;str&gt;"&gt;</text:span></text:p><text:p><text:span text:style-name="T62"><text:s text:c="12"/></text:span><text:span text:style-name="T62">&lt;lamp model="&lt;str&gt;" count="&lt;int&gt;" /&gt;</text:span></text:p><text:p><text:span text:style-name="T62"><text:s text:c="12"/></text:span><text:span text:style-name="T62">&lt;filter model="&lt;str&gt;" count="&lt;int&gt;" /&gt;</text:span></text:p><text:p><text:span text:style-name="T62"><text:s text:c="12"/></text:span><text:span text:style-name="T62">&lt;input&gt;</text:span></text:p><text:p><text:span text:style-name="T62"><text:s text:c="16"/></text:span><text:span text:style-name="T62">&lt;installed list="&lt;str&gt;" /&gt;</text:span></text:p><text:p><text:span text:style-name="T62"><text:s text:c="16"/></text:span><text:span text:style-name="T62">&lt;input_11 type="&lt;str&gt;"&gt;string&lt;/input_11&gt;</text:span></text:p><text:p><text:span text:style-name="T62"><text:tab/></text:span><text:span text:style-name="T62"><text:tab/></text:span><text:span text:style-name="T62"><text:tab/></text:span><text:span text:style-name="T62"><text:tab/></text:span><text:span text:style-name="T62"><text:tab/></text:span><text:span text:style-name="T62">...</text:span></text:p><text:p><text:span text:style-name="T62"><text:s text:c="12"/></text:span><text:span text:style-name="T62">&lt;/input&gt;</text:span></text:p><text:p><text:span text:style-name="T62"><text:s text:c="8"/></text:span><text:span text:style-name="T62">&lt;/model&gt;</text:span></text:p><text:p><text:span text:style-name="T62"><text:s text:c="4"/></text:span><text:span text:style-name="T62">&lt;/manufacturer&gt;</text:span></text:p><text:p><text:span text:style-name="T62">&lt;/pjlink&gt;</text:span></text:p><text:p><text:span text:style-name="T62"/></text:p></draw:text-box></draw:frame>pjlink – Requried root element</text:p>
          <text:list>
            <text:list-item>
              <text:p text:style-name="P113">version – Version of PJLink XML file format (not PJLink class)</text:p>
            </text:list-item>
          </text:list>
        </text:list-item>
        <text:list-item>
          <text:p text:style-name="P112">manufacturer – One manufacturer per file</text:p>
          <text:list>
            <text:list-item>
              <text:p text:style-name="P112">name – String name of manufacturer as returned from INF1 command</text:p>
            </text:list-item>
          </text:list>
        </text:list-item>
        <text:list-item>
          <text:p text:style-name="P112">model – One or more model elelments per file</text:p>
          <text:list>
            <text:list-item>
              <text:p text:style-name="P112">name – String name of model as returned by INF2 commande</text:p>
            </text:list-item>
            <text:list-item>
              <text:p text:style-name="P112">pjlink_class – Pjlink class projector supports</text:p>
            </text:list-item>
          </text:list>
        </text:list-item>
        <text:list-item>
          <text:p text:style-name="P112">lamp –<text:span text:style-name="T29"> One element per model</text:span></text:p>
          <text:list>
            <text:list-item>
              <text:p text:style-name="P112">model – String replacement model as returned by RLMP</text:p>
            </text:list-item>
            <text:list-item>
              <text:p text:style-name="P112">count – Integer indicating number of lamps in projector</text:p>
            </text:list-item>
          </text:list>
        </text:list-item>
        <text:list-item>
          <text:p text:style-name="P112">filter –<text:span text:style-name="T29"> One element per model</text:span></text:p>
          <text:list>
            <text:list-item>
              <text:p text:style-name="P112">model – String replacement model as returned by RF<text:span text:style-name="T27">IL</text:span></text:p>
            </text:list-item>
          </text:list>
        </text:list-item>
        <text:list-item>
          <text:p text:style-name="P114">input – <text:span text:style-name="T29">One element per model. </text:span>Video source inputs available to projector.</text:p>
          <text:list>
            <text:list-item>
              <text:p text:style-name="P114">Installed <text:span text:style-name="T29">- One element per input</text:span></text:p>
              <text:list>
                <text:list-item>
                  <text:p text:style-name="P114">list – List of installed source inputs as returned by INST</text:p>
                </text:list-item>
              </text:list>
            </text:list-item>
            <text:list-item>
              <text:p text:style-name="P114">input_NN – One or more entries with information about a specific input</text:p>
              <text:list>
                <text:list-item>
                  <text:p text:style-name="P114">NN = input number as shown in installed-&gt;list</text:p>
                </text:list-item>
                <text:list-item>
                  <text:p text:style-name="P115">Class <text:span text:style-name="T33">1</text:span>: <text:span text:style-name="T33">Entry as defined by PJLink Terminal Guidelines</text:span></text:p>
                </text:list-item>
                <text:list-item>
                  <text:p text:style-name="P115">Class <text:span text:style-name="T33">2</text:span>: Entry <text:span text:style-name="T33">as returned by INNM command</text:span></text:p>
                </text:list-item>
              </text:list>
            </text:list-item>
          </text:list>
        </text:list-item>
      </text:list>
      <text:p text:style-name="P82"><text:soft-page-break/></text:p>
      <text:h text:style-name="Heading_20_3" text:outline-level="3"><text:bookmark-start text:name="__RefHeading___Toc1035_882985185"/>File Example<text:bookmark-end text:name="__RefHeading___Toc1035_882985185"/></text:h>
      <text:p text:style-name="Text_20_body"/>
      <text:p text:style-name="P99">NOTE: File assumes Class 1 terminal so defined input types are describes as in PJLink Terminal Guidelines. Once I can find a Class 2 terminal I'll update to include how that would look.</text:p>
      <text:p text:style-name="P71"><draw:frame text:anchor-type="paragraph" draw:z-index="1" draw:name="PJLink_import_format" draw:style-name="gr2" draw:text-style-name="P140" svg:width="6.6862in" svg:height="6.6988in" svg:x="0.4909in" svg:y="0.1535in"><draw:text-box><text:p><text:span text:style-name="T62">&lt;?xml version="1.0" encoding="utf-8"?&gt;</text:span></text:p><text:p><text:span text:style-name="T62">&lt;pjlink version="1.0"&gt;</text:span></text:p><text:p><text:span text:style-name="T62"><text:s text:c="4"/></text:span><text:span text:style-name="T62">&lt;manufacturer name="EIKI"&gt;</text:span></text:p><text:p><text:span text:style-name="T62"><text:s text:c="8"/></text:span><text:span text:style-name="T62">&lt;model name="LC100" pjlink_class="1"&gt;</text:span></text:p><text:p><text:span text:style-name="T62"><text:s text:c="12"/></text:span><text:span text:style-name="T62">&lt;lamp model="LC100 Lamp" count="1" /&gt;</text:span></text:p><text:p><text:span text:style-name="T62"><text:s text:c="12"/></text:span><text:span text:style-name="T62">&lt;filter model="LC100 Filter" count="1" /&gt;</text:span></text:p><text:p><text:span text:style-name="T62"><text:s text:c="12"/></text:span><text:span text:style-name="T62">&lt;input&gt;</text:span></text:p><text:p><text:span text:style-name="T62"><text:s text:c="16"/></text:span><text:span text:style-name="T62">&lt;installed list="11 12 21 22 23 31 32" /&gt;</text:span></text:p><text:p><text:span text:style-name="T62"><text:s text:c="16"/></text:span><text:span text:style-name="T62">&lt;input_11 type="RGB"&gt;BNC&lt;/input_11&gt;</text:span></text:p><text:p><text:span text:style-name="T62"><text:s text:c="16"/></text:span><text:span text:style-name="T62">&lt;input_12 type="RGB"&gt;SCART&lt;/input_12&gt;</text:span></text:p><text:p><text:span text:style-name="T62"><text:s text:c="16"/></text:span><text:span text:style-name="T62">&lt;input_21 type="Video"&gt;Composite RCA&lt;/input_21&gt;</text:span></text:p><text:p><text:span text:style-name="T62"><text:s text:c="16"/></text:span><text:span text:style-name="T62">&lt;input_22 type="Video"&gt;Composite BNC&lt;/input_22&gt;</text:span></text:p><text:p><text:span text:style-name="T62"><text:s text:c="16"/></text:span><text:span text:style-name="T62">&lt;input_23 type="Video"&gt;S-Terminal&lt;/input_22&gt;</text:span></text:p><text:p><text:span text:style-name="T62"><text:s text:c="16"/></text:span><text:span text:style-name="T62">&lt;input_31 type="Digital"&gt;HDMI&lt;/input_31&gt;</text:span></text:p><text:p><text:span text:style-name="T62"><text:s text:c="16"/></text:span><text:span text:style-name="T62">&lt;input_32 type="Digital"&gt;DVI&lt;/input_32&gt;</text:span></text:p><text:p><text:span text:style-name="T62"><text:s text:c="12"/></text:span><text:span text:style-name="T62">&lt;/input&gt;</text:span></text:p><text:p><text:span text:style-name="T62"><text:s text:c="8"/></text:span><text:span text:style-name="T62">&lt;/model&gt;</text:span></text:p><text:p><text:span text:style-name="T62"><text:s text:c="8"/></text:span><text:span text:style-name="T62">&lt;model name="LC200" pjlink_class="1"&gt;</text:span></text:p><text:p><text:span text:style-name="T62"><text:s text:c="12"/></text:span><text:span text:style-name="T62">&lt;lamp model="LC200 Lamp" count="1" /&gt;</text:span></text:p><text:p><text:span text:style-name="T62"><text:s text:c="12"/></text:span><text:span text:style-name="T62">&lt;filter model="LC200 Filter" count="1" /&gt;</text:span></text:p><text:p><text:span text:style-name="T62"><text:s text:c="12"/></text:span><text:span text:style-name="T62">&lt;input&gt;</text:span></text:p><text:p><text:span text:style-name="T62"><text:s text:c="16"/></text:span><text:span text:style-name="T62">&lt;installed list="11 12 21 22 23 31 32" /&gt;</text:span></text:p><text:p><text:span text:style-name="T62"><text:s text:c="16"/></text:span><text:span text:style-name="T62">&lt;input_11 type="RGB"&gt;BNC&lt;/input_11&gt;</text:span></text:p><text:p><text:span text:style-name="T62"><text:s text:c="16"/></text:span><text:span text:style-name="T62">&lt;input_12 type="RGB"&gt;SCART&lt;/input_12&gt;</text:span></text:p><text:p><text:span text:style-name="T62"><text:s text:c="16"/></text:span><text:span text:style-name="T62">&lt;input_21 type="Video"&gt;Composite RCA&lt;/input_21&gt;</text:span></text:p><text:p><text:span text:style-name="T62"><text:s text:c="16"/></text:span><text:span text:style-name="T62">&lt;input_22 type="Video"&gt;Composite BNC&lt;/input_22&gt;</text:span></text:p><text:p><text:span text:style-name="T62"><text:s text:c="16"/></text:span><text:span text:style-name="T62">&lt;input_23 type="Video"&gt;S-Terminal&lt;/input_22&gt;</text:span></text:p><text:p><text:span text:style-name="T62"><text:s text:c="16"/></text:span><text:span text:style-name="T62">&lt;input_31 type="Digital"&gt;HDMI&lt;/input_31&gt;</text:span></text:p><text:p><text:span text:style-name="T62"><text:s text:c="16"/></text:span><text:span text:style-name="T62">&lt;input_32 type="Digital"&gt;DVI&lt;/input_32&gt;</text:span></text:p><text:p><text:span text:style-name="T62"><text:s text:c="12"/></text:span><text:span text:style-name="T62">&lt;/input&gt;</text:span></text:p><text:p><text:span text:style-name="T62"><text:s text:c="8"/></text:span><text:span text:style-name="T62">&lt;/model&gt;</text:span></text:p><text:p><text:span text:style-name="T62"><text:s text:c="4"/></text:span><text:span text:style-name="T62">&lt;/manufacturer&gt;</text:span></text:p><text:p><text:span text:style-name="T62">&lt;/pjlink&gt;</text:span></text:p><text:p><text:span text:style-name="T62"/></text:p></draw:text-box></draw:frame></text:p>
      <text:h text:style-name="P121" text:outline-level="1"><text:bookmark-start text:name="__RefHeading___Toc223_85782953"/>Revisions<text:bookmark-end text:name="__RefHeading___Toc223_85782953"/></text:h>
      <text:p text:style-name="P54">2107-08-01 - Initial specifications</text:p>
      <text:p text:style-name="P54"/>
      <text:h text:style-name="P121" text:outline-level="1"><text:bookmark-start text:name="__RefHeading___Toc241_85782953"/>Acknowledgements<text:bookmark-end text:name="__RefHeading___Toc241_85782953"/></text:h>
      <text:p text:style-name="P51"><text:a xlink:type="simple" xlink:href="https://en.wikipedia.org/wiki/ASCII" text:style-name="Internet_20_link" text:visited-style-name="Visited_20_Internet_20_Link"><text:span text:style-name="T5">ASCII</text:span></text:a> – <text:span text:style-name="T25">American Standard Code for Information Interchange</text:span></text:p>
      <text:p text:style-name="P51"><text:a xlink:type="simple" xlink:href="https://creativecommons.org/" text:style-name="Internet_20_link" text:visited-style-name="Visited_20_Internet_20_Link"><text:span text:style-name="T2">Creative Commons</text:span></text:a><text:span text:style-name="T2"> – Maintains the CC license for creative works</text:span></text:p>
      <text:p text:style-name="P51"><text:a xlink:type="simple" xlink:href="https://www.ietf.org/" text:style-name="Internet_20_link" text:visited-style-name="Visited_20_Internet_20_Link"><text:span text:style-name="T17">IETF</text:span></text:a> – <text:span text:style-name="T17">Internet Engineering Task Force</text:span></text:p>
      <text:p text:style-name="P49"><text:a xlink:type="simple" xlink:href="http://www.jbmia.or.jp/english/" text:style-name="Internet_20_link" text:visited-style-name="Visited_20_Internet_20_Link"><text:span text:style-name="T1">JBMIA</text:span></text:a> – <text:span text:style-name="T1">Japan Business Machine Information Systems Industries Association</text:span></text:p>
      <text:p text:style-name="P49"><text:a xlink:type="simple" xlink:href="http://www.json.org/" text:style-name="Internet_20_link" text:visited-style-name="Visited_20_Internet_20_Link"><text:span text:style-name="T10">JSON</text:span></text:a> – <text:span text:style-name="T10">JavaScript Object Notation</text:span></text:p>
      <text:p text:style-name="P49"><text:a xlink:type="simple" xlink:href="https://openlp.org/" text:style-name="Internet_20_link" text:visited-style-name="Visited_20_Internet_20_Link"><text:span text:style-name="T1">OpenLP</text:span></text:a><text:span text:style-name="T1"> – Open Source church projection software</text:span></text:p>
      <text:p text:style-name="P50"><text:a xlink:type="simple" xlink:href="http://pjlink.jbmia.org.jp/english/" text:style-name="Internet_20_link" text:visited-style-name="Visited_20_Internet_20_Link"><text:span text:style-name="T1">PJLink</text:span></text:a> – <text:span text:style-name="T1">Unified standard for operating and conrtolling data projectors</text:span></text:p>
      <text:p text:style-name="P50"><text:a xlink:type="simple" xlink:href="http://pjlink.jbmia.org.jp/english/dl_class1.html" text:style-name="Internet_20_link" text:visited-style-name="Visited_20_Internet_20_Link"><text:span text:style-name="T1">PJLink Class 1</text:span></text:a><text:span text:style-name="T1"> Documentation</text:span></text:p>
      <text:p text:style-name="P50"><text:a xlink:type="simple" xlink:href="http://pjlink.jbmia.org.jp/english/dl_class2.html" text:style-name="Internet_20_link" text:visited-style-name="Visited_20_Internet_20_Link"><text:span text:style-name="T1">PJLink Class 2</text:span></text:a> <text:span text:style-name="T1">Documentation</text:span></text:p>
      <text:p text:style-name="P50"><text:a xlink:type="simple" xlink:href="https://python.org/" text:style-name="Internet_20_link" text:visited-style-name="Visited_20_Internet_20_Link"><text:span text:style-name="T1">Python</text:span></text:a> – <text:span text:style-name="T1">Cross-platform programming language</text:span></text:p>
      <text:p text:style-name="P50"><text:a xlink:type="simple" xlink:href="https://docs.python.org/3/library/json.html" text:style-name="Internet_20_link" text:visited-style-name="Visited_20_Internet_20_Link"><text:span text:style-name="T11">Python JSON</text:span></text:a> – <text:span text:style-name="T11">Python 3 JSON standard library module</text:span></text:p>
      <text:p text:style-name="P50"><text:a xlink:type="simple" xlink:href="https://www.riverbankcomputing.com/software/pyqt" text:style-name="Internet_20_link" text:visited-style-name="Visited_20_Internet_20_Link"><text:span text:style-name="T1">PyQt</text:span></text:a> – <text:span text:style-name="T1">Python support for Qt application framework</text:span></text:p>
      <text:p text:style-name="P49"><text:a xlink:type="simple" xlink:href="htts://www.qt.io" text:style-name="Internet_20_link" text:visited-style-name="Visited_20_Internet_20_Link"><text:span text:style-name="T1">Qt</text:span></text:a> – <text:span text:style-name="T1">Appliication framework for Graphical User Interface (GUI)</text:span></text:p>
      <text:p text:style-name="P49"><text:a xlink:type="simple" xlink:href="https://www.w3.org/" text:style-name="Internet_20_link" text:visited-style-name="Visited_20_Internet_20_Link"><text:span text:style-name="T28">W3C</text:span></text:a> –<text:span text:style-name="T28"> World Wide Web Consortium</text:span></text:p>
      <text:p text:style-name="P49"><text:a xlink:type="simple" xlink:href="https://www.w3.org/TR/REC-xml/" text:style-name="Internet_20_link" text:visited-style-name="Visited_20_Internet_20_Link"><text:span text:style-name="T28">XML</text:span></text:a> –<text:span text:style-name="T28"> Extensible Markup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MP1" style:family="paragraph" style:parent-style-name="Table_20_Contents">
      <style:text-properties officeooo:rsid="008936f8" officeooo:paragraph-rsid="008936f8"/>
    </style:style>
    <style:style style:name="MP2" style:family="paragraph" style:parent-style-name="Table_20_Contents">
      <style:paragraph-properties fo:text-align="center" style:justify-single-word="false"/>
      <style:text-properties officeooo:rsid="008936f8" officeooo:paragraph-rsid="008936f8"/>
    </style:style>
    <style:style style:name="MP3" style:family="paragraph" style:parent-style-name="Table_20_Contents">
      <style:paragraph-properties fo:text-align="end" style:justify-single-word="false"/>
      <style:text-properties officeooo:rsid="001a7a81" officeooo:paragraph-rsid="001a7a81"/>
    </style:style>
    <style:style style:name="MP4" style:family="paragraph" style:parent-style-name="Header">
      <style:text-properties officeooo:rsid="0018d54a" officeooo:paragraph-rsid="0018d54a"/>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598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office:value-type="string">
              <text:p text:style-name="MP1">OpenLP Reference</text:p>
            </table:table-cell>
            <table:table-cell office:value-type="string">
              <text:p text:style-name="MP2">PJLink Reference</text:p>
            </table:table-cell>
            <table:table-cell office:value-type="string">
              <text:p text:style-name="MP3">Page <text:page-number text:select-page="current">2</text:page-number></text:p>
            </table:table-cell>
          </table:table-row>
        </table:table>
        <text:p text:style-name="MP4"/>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22:34:32.840134178</meta:creation-date>
    <dc:date>2017-09-08T23:56:59.911737063</dc:date>
    <meta:editing-duration>PT7H10M12S</meta:editing-duration>
    <meta:editing-cycles>110</meta:editing-cycles>
    <meta:generator>LibreOffice/5.3.6.1$Linux_X86_64 LibreOffice_project/30$Build-1</meta:generator>
    <meta:document-statistic meta:table-count="8" meta:image-count="0" meta:object-count="0" meta:page-count="18" meta:paragraph-count="703" meta:word-count="2686" meta:character-count="16240" meta:non-whitespace-character-count="14211"/>
  </office:meta>
</office:document-meta>
</file>